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t_assets_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5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.177199" calcext:value-type="float">
            <text:p>3.177199</text:p>
          </table:table-cell>
          <table:table-cell office:value-type="float" office:value="-5.619961" calcext:value-type="float">
            <text:p>-5.619961</text:p>
          </table:table-cell>
          <table:table-cell office:value-type="float" office:value="0.196012" calcext:value-type="float">
            <text:p>0.196012</text:p>
          </table:table-cell>
          <table:table-cell office:value-type="float" office:value="1.720865" calcext:value-type="float">
            <text:p>1.720865</text:p>
          </table:table-cell>
          <table:table-cell office:value-type="float" office:value="-3.074624" calcext:value-type="float">
            <text:p>-3.074624</text:p>
          </table:table-cell>
          <table:table-cell office:value-type="float" office:value="-0.15997" calcext:value-type="float">
            <text:p>-0.15997</text:p>
          </table:table-cell>
          <table:table-cell office:value-type="float" office:value="-4.360867" calcext:value-type="float">
            <text:p>-4.360867</text:p>
          </table:table-cell>
          <table:table-cell office:value-type="float" office:value="3.598106" calcext:value-type="float">
            <text:p>3.598106</text:p>
          </table:table-cell>
          <table:table-cell office:value-type="float" office:value="-5.374242" calcext:value-type="float">
            <text:p>-5.374242</text:p>
          </table:table-cell>
          <table:table-cell office:value-type="float" office:value="-9.299282" calcext:value-type="float">
            <text:p>-9.299282</text:p>
          </table:table-cell>
          <table:table-cell office:value-type="float" office:value="-0.559113" calcext:value-type="float">
            <text:p>-0.559113</text:p>
          </table:table-cell>
          <table:table-cell office:value-type="float" office:value="1.000218" calcext:value-type="float">
            <text:p>1.000218</text:p>
          </table:table-cell>
          <table:table-cell office:value-type="float" office:value="2.136654" calcext:value-type="float">
            <text:p>2.136654</text:p>
          </table:table-cell>
          <table:table-cell office:value-type="float" office:value="-5.946813" calcext:value-type="float">
            <text:p>-5.946813</text:p>
          </table:table-cell>
          <table:table-cell office:value-type="float" office:value="3.506973" calcext:value-type="float">
            <text:p>3.506973</text:p>
          </table:table-cell>
          <table:table-cell office:value-type="float" office:value="-2.342489" calcext:value-type="float">
            <text:p>-2.342489</text:p>
          </table:table-cell>
          <table:table-cell office:value-type="float" office:value="-0.353889" calcext:value-type="float">
            <text:p>-0.353889</text:p>
          </table:table-cell>
          <table:table-cell office:value-type="float" office:value="-0.492729" calcext:value-type="float">
            <text:p>-0.492729</text:p>
          </table:table-cell>
          <table:table-cell office:value-type="float" office:value="1.804775" calcext:value-type="float">
            <text:p>1.804775</text:p>
          </table:table-cell>
          <table:table-cell office:value-type="float" office:value="-1.81871" calcext:value-type="float">
            <text:p>-1.81871</text:p>
          </table:table-cell>
          <table:table-cell table:number-columns-repeated="1004"/>
        </table:table-row>
        <table:table-row table:style-name="ro1">
          <table:table-cell office:value-type="float" office:value="0.610459" calcext:value-type="float">
            <text:p>0.610459</text:p>
          </table:table-cell>
          <table:table-cell office:value-type="float" office:value="-2.600465" calcext:value-type="float">
            <text:p>-2.600465</text:p>
          </table:table-cell>
          <table:table-cell office:value-type="float" office:value="-0.388314" calcext:value-type="float">
            <text:p>-0.388314</text:p>
          </table:table-cell>
          <table:table-cell office:value-type="float" office:value="3.725995" calcext:value-type="float">
            <text:p>3.725995</text:p>
          </table:table-cell>
          <table:table-cell office:value-type="float" office:value="-2.664692" calcext:value-type="float">
            <text:p>-2.664692</text:p>
          </table:table-cell>
          <table:table-cell office:value-type="float" office:value="1.155016" calcext:value-type="float">
            <text:p>1.155016</text:p>
          </table:table-cell>
          <table:table-cell office:value-type="float" office:value="-4.941843" calcext:value-type="float">
            <text:p>-4.941843</text:p>
          </table:table-cell>
          <table:table-cell office:value-type="float" office:value="2.103272" calcext:value-type="float">
            <text:p>2.103272</text:p>
          </table:table-cell>
          <table:table-cell office:value-type="float" office:value="-2.629475" calcext:value-type="float">
            <text:p>-2.629475</text:p>
          </table:table-cell>
          <table:table-cell office:value-type="float" office:value="-5.45169" calcext:value-type="float">
            <text:p>-5.45169</text:p>
          </table:table-cell>
          <table:table-cell office:value-type="float" office:value="-0.52538" calcext:value-type="float">
            <text:p>-0.52538</text:p>
          </table:table-cell>
          <table:table-cell office:value-type="float" office:value="1.933178" calcext:value-type="float">
            <text:p>1.933178</text:p>
          </table:table-cell>
          <table:table-cell office:value-type="float" office:value="5.051403" calcext:value-type="float">
            <text:p>5.051403</text:p>
          </table:table-cell>
          <table:table-cell office:value-type="float" office:value="0.43596" calcext:value-type="float">
            <text:p>0.43596</text:p>
          </table:table-cell>
          <table:table-cell office:value-type="float" office:value="4.563146" calcext:value-type="float">
            <text:p>4.563146</text:p>
          </table:table-cell>
          <table:table-cell office:value-type="float" office:value="-3.633355" calcext:value-type="float">
            <text:p>-3.633355</text:p>
          </table:table-cell>
          <table:table-cell office:value-type="float" office:value="2.319784" calcext:value-type="float">
            <text:p>2.319784</text:p>
          </table:table-cell>
          <table:table-cell office:value-type="float" office:value="-0.355955" calcext:value-type="float">
            <text:p>-0.355955</text:p>
          </table:table-cell>
          <table:table-cell office:value-type="float" office:value="-0.819612" calcext:value-type="float">
            <text:p>-0.819612</text:p>
          </table:table-cell>
          <table:table-cell office:value-type="float" office:value="-1.918612" calcext:value-type="float">
            <text:p>-1.918612</text:p>
          </table:table-cell>
          <table:table-cell table:number-columns-repeated="1004"/>
        </table:table-row>
        <table:table-row table:style-name="ro1">
          <table:table-cell office:value-type="float" office:value="2.209739" calcext:value-type="float">
            <text:p>2.209739</text:p>
          </table:table-cell>
          <table:table-cell office:value-type="float" office:value="-2.840152" calcext:value-type="float">
            <text:p>-2.840152</text:p>
          </table:table-cell>
          <table:table-cell office:value-type="float" office:value="-5.705428" calcext:value-type="float">
            <text:p>-5.705428</text:p>
          </table:table-cell>
          <table:table-cell office:value-type="float" office:value="4.791117" calcext:value-type="float">
            <text:p>4.791117</text:p>
          </table:table-cell>
          <table:table-cell office:value-type="float" office:value="-2.266357" calcext:value-type="float">
            <text:p>-2.266357</text:p>
          </table:table-cell>
          <table:table-cell office:value-type="float" office:value="-3.495239" calcext:value-type="float">
            <text:p>-3.495239</text:p>
          </table:table-cell>
          <table:table-cell office:value-type="float" office:value="-1.777299" calcext:value-type="float">
            <text:p>-1.777299</text:p>
          </table:table-cell>
          <table:table-cell office:value-type="float" office:value="1.370114" calcext:value-type="float">
            <text:p>1.370114</text:p>
          </table:table-cell>
          <table:table-cell office:value-type="float" office:value="4.466288" calcext:value-type="float">
            <text:p>4.466288</text:p>
          </table:table-cell>
          <table:table-cell office:value-type="float" office:value="-5.54529" calcext:value-type="float">
            <text:p>-5.54529</text:p>
          </table:table-cell>
          <table:table-cell office:value-type="float" office:value="-1.205055" calcext:value-type="float">
            <text:p>-1.205055</text:p>
          </table:table-cell>
          <table:table-cell office:value-type="float" office:value="3.803276" calcext:value-type="float">
            <text:p>3.803276</text:p>
          </table:table-cell>
          <table:table-cell office:value-type="float" office:value="3.95578" calcext:value-type="float">
            <text:p>3.95578</text:p>
          </table:table-cell>
          <table:table-cell office:value-type="float" office:value="1.730381" calcext:value-type="float">
            <text:p>1.730381</text:p>
          </table:table-cell>
          <table:table-cell office:value-type="float" office:value="2.598784" calcext:value-type="float">
            <text:p>2.598784</text:p>
          </table:table-cell>
          <table:table-cell office:value-type="float" office:value="-3.829298" calcext:value-type="float">
            <text:p>-3.829298</text:p>
          </table:table-cell>
          <table:table-cell office:value-type="float" office:value="-1.08742" calcext:value-type="float">
            <text:p>-1.08742</text:p>
          </table:table-cell>
          <table:table-cell office:value-type="float" office:value="-1.09844" calcext:value-type="float">
            <text:p>-1.09844</text:p>
          </table:table-cell>
          <table:table-cell office:value-type="float" office:value="2.284029" calcext:value-type="float">
            <text:p>2.284029</text:p>
          </table:table-cell>
          <table:table-cell office:value-type="float" office:value="1.82535" calcext:value-type="float">
            <text:p>1.82535</text:p>
          </table:table-cell>
          <table:table-cell table:number-columns-repeated="1004"/>
        </table:table-row>
        <table:table-row table:style-name="ro1">
          <table:table-cell office:value-type="float" office:value="1.463438" calcext:value-type="float">
            <text:p>1.463438</text:p>
          </table:table-cell>
          <table:table-cell office:value-type="float" office:value="-0.15107" calcext:value-type="float">
            <text:p>-0.15107</text:p>
          </table:table-cell>
          <table:table-cell office:value-type="float" office:value="-4.884239" calcext:value-type="float">
            <text:p>-4.884239</text:p>
          </table:table-cell>
          <table:table-cell office:value-type="float" office:value="-1.315315" calcext:value-type="float">
            <text:p>-1.315315</text:p>
          </table:table-cell>
          <table:table-cell office:value-type="float" office:value="-5.459685" calcext:value-type="float">
            <text:p>-5.459685</text:p>
          </table:table-cell>
          <table:table-cell office:value-type="float" office:value="-2.175615" calcext:value-type="float">
            <text:p>-2.175615</text:p>
          </table:table-cell>
          <table:table-cell office:value-type="float" office:value="-1.91462" calcext:value-type="float">
            <text:p>-1.91462</text:p>
          </table:table-cell>
          <table:table-cell office:value-type="float" office:value="4.277608" calcext:value-type="float">
            <text:p>4.277608</text:p>
          </table:table-cell>
          <table:table-cell office:value-type="float" office:value="3.311795" calcext:value-type="float">
            <text:p>3.311795</text:p>
          </table:table-cell>
          <table:table-cell office:value-type="float" office:value="-3.215616" calcext:value-type="float">
            <text:p>-3.215616</text:p>
          </table:table-cell>
          <table:table-cell office:value-type="float" office:value="-2.044789" calcext:value-type="float">
            <text:p>-2.044789</text:p>
          </table:table-cell>
          <table:table-cell office:value-type="float" office:value="8.099186" calcext:value-type="float">
            <text:p>8.099186</text:p>
          </table:table-cell>
          <table:table-cell office:value-type="float" office:value="8.102128" calcext:value-type="float">
            <text:p>8.102128</text:p>
          </table:table-cell>
          <table:table-cell office:value-type="float" office:value="1.86305" calcext:value-type="float">
            <text:p>1.86305</text:p>
          </table:table-cell>
          <table:table-cell office:value-type="float" office:value="1.812441" calcext:value-type="float">
            <text:p>1.812441</text:p>
          </table:table-cell>
          <table:table-cell office:value-type="float" office:value="-5.194041" calcext:value-type="float">
            <text:p>-5.194041</text:p>
          </table:table-cell>
          <table:table-cell office:value-type="float" office:value="6.819975" calcext:value-type="float">
            <text:p>6.819975</text:p>
          </table:table-cell>
          <table:table-cell office:value-type="float" office:value="1.139064" calcext:value-type="float">
            <text:p>1.139064</text:p>
          </table:table-cell>
          <table:table-cell office:value-type="float" office:value="-0.524259" calcext:value-type="float">
            <text:p>-0.524259</text:p>
          </table:table-cell>
          <table:table-cell office:value-type="float" office:value="-0.242553" calcext:value-type="float">
            <text:p>-0.242553</text:p>
          </table:table-cell>
          <table:table-cell table:number-columns-repeated="1004"/>
        </table:table-row>
        <table:table-row table:style-name="ro1">
          <table:table-cell office:value-type="float" office:value="6.92314" calcext:value-type="float">
            <text:p>6.92314</text:p>
          </table:table-cell>
          <table:table-cell office:value-type="float" office:value="-0.991232" calcext:value-type="float">
            <text:p>-0.991232</text:p>
          </table:table-cell>
          <table:table-cell office:value-type="float" office:value="-5.578374" calcext:value-type="float">
            <text:p>-5.578374</text:p>
          </table:table-cell>
          <table:table-cell office:value-type="float" office:value="4.269122" calcext:value-type="float">
            <text:p>4.269122</text:p>
          </table:table-cell>
          <table:table-cell office:value-type="float" office:value="-4.822311" calcext:value-type="float">
            <text:p>-4.822311</text:p>
          </table:table-cell>
          <table:table-cell office:value-type="float" office:value="-2.4564" calcext:value-type="float">
            <text:p>-2.4564</text:p>
          </table:table-cell>
          <table:table-cell office:value-type="float" office:value="-1.233809" calcext:value-type="float">
            <text:p>-1.233809</text:p>
          </table:table-cell>
          <table:table-cell office:value-type="float" office:value="2.834759" calcext:value-type="float">
            <text:p>2.834759</text:p>
          </table:table-cell>
          <table:table-cell office:value-type="float" office:value="-0.694587" calcext:value-type="float">
            <text:p>-0.694587</text:p>
          </table:table-cell>
          <table:table-cell office:value-type="float" office:value="0.860438" calcext:value-type="float">
            <text:p>0.860438</text:p>
          </table:table-cell>
          <table:table-cell office:value-type="float" office:value="-0.790685" calcext:value-type="float">
            <text:p>-0.790685</text:p>
          </table:table-cell>
          <table:table-cell office:value-type="float" office:value="6.378917" calcext:value-type="float">
            <text:p>6.378917</text:p>
          </table:table-cell>
          <table:table-cell office:value-type="float" office:value="12.406797" calcext:value-type="float">
            <text:p>12.406797</text:p>
          </table:table-cell>
          <table:table-cell office:value-type="float" office:value="0.612809" calcext:value-type="float">
            <text:p>0.612809</text:p>
          </table:table-cell>
          <table:table-cell office:value-type="float" office:value="-1.026373" calcext:value-type="float">
            <text:p>-1.026373</text:p>
          </table:table-cell>
          <table:table-cell office:value-type="float" office:value="-4.171537" calcext:value-type="float">
            <text:p>-4.171537</text:p>
          </table:table-cell>
          <table:table-cell office:value-type="float" office:value="1.510111" calcext:value-type="float">
            <text:p>1.510111</text:p>
          </table:table-cell>
          <table:table-cell office:value-type="float" office:value="-0.606821" calcext:value-type="float">
            <text:p>-0.606821</text:p>
          </table:table-cell>
          <table:table-cell office:value-type="float" office:value="1.382004" calcext:value-type="float">
            <text:p>1.382004</text:p>
          </table:table-cell>
          <table:table-cell office:value-type="float" office:value="-6.060195" calcext:value-type="float">
            <text:p>-6.060195</text:p>
          </table:table-cell>
          <table:table-cell table:number-columns-repeated="1004"/>
        </table:table-row>
        <table:table-row table:style-name="ro1">
          <table:table-cell office:value-type="float" office:value="1.335874" calcext:value-type="float">
            <text:p>1.335874</text:p>
          </table:table-cell>
          <table:table-cell office:value-type="float" office:value="2.101883" calcext:value-type="float">
            <text:p>2.101883</text:p>
          </table:table-cell>
          <table:table-cell office:value-type="float" office:value="-11.452725" calcext:value-type="float">
            <text:p>-11.452725</text:p>
          </table:table-cell>
          <table:table-cell office:value-type="float" office:value="7.383682" calcext:value-type="float">
            <text:p>7.383682</text:p>
          </table:table-cell>
          <table:table-cell office:value-type="float" office:value="-1.944047" calcext:value-type="float">
            <text:p>-1.944047</text:p>
          </table:table-cell>
          <table:table-cell office:value-type="float" office:value="-2.968653" calcext:value-type="float">
            <text:p>-2.968653</text:p>
          </table:table-cell>
          <table:table-cell office:value-type="float" office:value="-0.60236" calcext:value-type="float">
            <text:p>-0.60236</text:p>
          </table:table-cell>
          <table:table-cell office:value-type="float" office:value="1.838934" calcext:value-type="float">
            <text:p>1.838934</text:p>
          </table:table-cell>
          <table:table-cell office:value-type="float" office:value="-4.420999" calcext:value-type="float">
            <text:p>-4.420999</text:p>
          </table:table-cell>
          <table:table-cell office:value-type="float" office:value="-0.388963" calcext:value-type="float">
            <text:p>-0.388963</text:p>
          </table:table-cell>
          <table:table-cell office:value-type="float" office:value="-1.594501" calcext:value-type="float">
            <text:p>-1.594501</text:p>
          </table:table-cell>
          <table:table-cell office:value-type="float" office:value="8.035363" calcext:value-type="float">
            <text:p>8.035363</text:p>
          </table:table-cell>
          <table:table-cell office:value-type="float" office:value="14.368805" calcext:value-type="float">
            <text:p>14.368805</text:p>
          </table:table-cell>
          <table:table-cell office:value-type="float" office:value="-0.955034" calcext:value-type="float">
            <text:p>-0.955034</text:p>
          </table:table-cell>
          <table:table-cell office:value-type="float" office:value="-6.959408" calcext:value-type="float">
            <text:p>-6.959408</text:p>
          </table:table-cell>
          <table:table-cell office:value-type="float" office:value="-8.748988" calcext:value-type="float">
            <text:p>-8.748988</text:p>
          </table:table-cell>
          <table:table-cell office:value-type="float" office:value="-0.506859" calcext:value-type="float">
            <text:p>-0.506859</text:p>
          </table:table-cell>
          <table:table-cell office:value-type="float" office:value="-5.138415" calcext:value-type="float">
            <text:p>-5.138415</text:p>
          </table:table-cell>
          <table:table-cell office:value-type="float" office:value="1.996236" calcext:value-type="float">
            <text:p>1.996236</text:p>
          </table:table-cell>
          <table:table-cell office:value-type="float" office:value="-8.069644" calcext:value-type="float">
            <text:p>-8.069644</text:p>
          </table:table-cell>
          <table:table-cell table:number-columns-repeated="1004"/>
        </table:table-row>
        <table:table-row table:style-name="ro1">
          <table:table-cell office:value-type="float" office:value="0.258197" calcext:value-type="float">
            <text:p>0.258197</text:p>
          </table:table-cell>
          <table:table-cell office:value-type="float" office:value="3.317868" calcext:value-type="float">
            <text:p>3.317868</text:p>
          </table:table-cell>
          <table:table-cell office:value-type="float" office:value="-9.83107" calcext:value-type="float">
            <text:p>-9.83107</text:p>
          </table:table-cell>
          <table:table-cell office:value-type="float" office:value="15.238248" calcext:value-type="float">
            <text:p>15.238248</text:p>
          </table:table-cell>
          <table:table-cell office:value-type="float" office:value="-3.469355" calcext:value-type="float">
            <text:p>-3.469355</text:p>
          </table:table-cell>
          <table:table-cell office:value-type="float" office:value="1.759188" calcext:value-type="float">
            <text:p>1.759188</text:p>
          </table:table-cell>
          <table:table-cell office:value-type="float" office:value="-4.073036" calcext:value-type="float">
            <text:p>-4.073036</text:p>
          </table:table-cell>
          <table:table-cell office:value-type="float" office:value="1.687259" calcext:value-type="float">
            <text:p>1.687259</text:p>
          </table:table-cell>
          <table:table-cell office:value-type="float" office:value="-7.965621" calcext:value-type="float">
            <text:p>-7.965621</text:p>
          </table:table-cell>
          <table:table-cell office:value-type="float" office:value="2.469335" calcext:value-type="float">
            <text:p>2.469335</text:p>
          </table:table-cell>
          <table:table-cell office:value-type="float" office:value="-0.043322" calcext:value-type="float">
            <text:p>-0.043322</text:p>
          </table:table-cell>
          <table:table-cell office:value-type="float" office:value="5.730116" calcext:value-type="float">
            <text:p>5.730116</text:p>
          </table:table-cell>
          <table:table-cell office:value-type="float" office:value="11.591624" calcext:value-type="float">
            <text:p>11.591624</text:p>
          </table:table-cell>
          <table:table-cell office:value-type="float" office:value="-0.273172" calcext:value-type="float">
            <text:p>-0.273172</text:p>
          </table:table-cell>
          <table:table-cell office:value-type="float" office:value="-10.347393" calcext:value-type="float">
            <text:p>-10.347393</text:p>
          </table:table-cell>
          <table:table-cell office:value-type="float" office:value="-0.886152" calcext:value-type="float">
            <text:p>-0.886152</text:p>
          </table:table-cell>
          <table:table-cell office:value-type="float" office:value="-0.705649" calcext:value-type="float">
            <text:p>-0.705649</text:p>
          </table:table-cell>
          <table:table-cell office:value-type="float" office:value="-9.028409" calcext:value-type="float">
            <text:p>-9.028409</text:p>
          </table:table-cell>
          <table:table-cell office:value-type="float" office:value="-0.279165" calcext:value-type="float">
            <text:p>-0.279165</text:p>
          </table:table-cell>
          <table:table-cell office:value-type="float" office:value="-6.166026" calcext:value-type="float">
            <text:p>-6.166026</text:p>
          </table:table-cell>
          <table:table-cell table:number-columns-repeated="1004"/>
        </table:table-row>
        <table:table-row table:style-name="ro1">
          <table:table-cell office:value-type="float" office:value="-2.122559" calcext:value-type="float">
            <text:p>-2.122559</text:p>
          </table:table-cell>
          <table:table-cell office:value-type="float" office:value="-5.143227" calcext:value-type="float">
            <text:p>-5.143227</text:p>
          </table:table-cell>
          <table:table-cell office:value-type="float" office:value="-5.733904" calcext:value-type="float">
            <text:p>-5.733904</text:p>
          </table:table-cell>
          <table:table-cell office:value-type="float" office:value="13.592943" calcext:value-type="float">
            <text:p>13.592943</text:p>
          </table:table-cell>
          <table:table-cell office:value-type="float" office:value="-2.415852" calcext:value-type="float">
            <text:p>-2.415852</text:p>
          </table:table-cell>
          <table:table-cell office:value-type="float" office:value="-4.848306" calcext:value-type="float">
            <text:p>-4.848306</text:p>
          </table:table-cell>
          <table:table-cell office:value-type="float" office:value="-0.800731" calcext:value-type="float">
            <text:p>-0.800731</text:p>
          </table:table-cell>
          <table:table-cell office:value-type="float" office:value="3.005671" calcext:value-type="float">
            <text:p>3.005671</text:p>
          </table:table-cell>
          <table:table-cell office:value-type="float" office:value="-8.162371" calcext:value-type="float">
            <text:p>-8.162371</text:p>
          </table:table-cell>
          <table:table-cell office:value-type="float" office:value="2.447043" calcext:value-type="float">
            <text:p>2.447043</text:p>
          </table:table-cell>
          <table:table-cell office:value-type="float" office:value="1.977114" calcext:value-type="float">
            <text:p>1.977114</text:p>
          </table:table-cell>
          <table:table-cell office:value-type="float" office:value="5.287487" calcext:value-type="float">
            <text:p>5.287487</text:p>
          </table:table-cell>
          <table:table-cell office:value-type="float" office:value="11.21951" calcext:value-type="float">
            <text:p>11.21951</text:p>
          </table:table-cell>
          <table:table-cell office:value-type="float" office:value="-1.780971" calcext:value-type="float">
            <text:p>-1.780971</text:p>
          </table:table-cell>
          <table:table-cell office:value-type="float" office:value="-9.089241" calcext:value-type="float">
            <text:p>-9.089241</text:p>
          </table:table-cell>
          <table:table-cell office:value-type="float" office:value="-1.162478" calcext:value-type="float">
            <text:p>-1.162478</text:p>
          </table:table-cell>
          <table:table-cell office:value-type="float" office:value="-0.467927" calcext:value-type="float">
            <text:p>-0.467927</text:p>
          </table:table-cell>
          <table:table-cell office:value-type="float" office:value="-6.231635" calcext:value-type="float">
            <text:p>-6.231635</text:p>
          </table:table-cell>
          <table:table-cell office:value-type="float" office:value="-1.064644" calcext:value-type="float">
            <text:p>-1.064644</text:p>
          </table:table-cell>
          <table:table-cell office:value-type="float" office:value="-1.557154" calcext:value-type="float">
            <text:p>-1.557154</text:p>
          </table:table-cell>
          <table:table-cell table:number-columns-repeated="1004"/>
        </table:table-row>
        <table:table-row table:style-name="ro1">
          <table:table-cell office:value-type="float" office:value="0.448472" calcext:value-type="float">
            <text:p>0.448472</text:p>
          </table:table-cell>
          <table:table-cell office:value-type="float" office:value="-7.789889" calcext:value-type="float">
            <text:p>-7.789889</text:p>
          </table:table-cell>
          <table:table-cell office:value-type="float" office:value="-6.753125" calcext:value-type="float">
            <text:p>-6.753125</text:p>
          </table:table-cell>
          <table:table-cell office:value-type="float" office:value="11.257049" calcext:value-type="float">
            <text:p>11.257049</text:p>
          </table:table-cell>
          <table:table-cell office:value-type="float" office:value="-1.899078" calcext:value-type="float">
            <text:p>-1.899078</text:p>
          </table:table-cell>
          <table:table-cell office:value-type="float" office:value="-1.976926" calcext:value-type="float">
            <text:p>-1.976926</text:p>
          </table:table-cell>
          <table:table-cell office:value-type="float" office:value="2.269876" calcext:value-type="float">
            <text:p>2.269876</text:p>
          </table:table-cell>
          <table:table-cell office:value-type="float" office:value="6.780569" calcext:value-type="float">
            <text:p>6.780569</text:p>
          </table:table-cell>
          <table:table-cell office:value-type="float" office:value="-3.131012" calcext:value-type="float">
            <text:p>-3.131012</text:p>
          </table:table-cell>
          <table:table-cell office:value-type="float" office:value="-1.957084" calcext:value-type="float">
            <text:p>-1.957084</text:p>
          </table:table-cell>
          <table:table-cell office:value-type="float" office:value="-2.176123" calcext:value-type="float">
            <text:p>-2.176123</text:p>
          </table:table-cell>
          <table:table-cell office:value-type="float" office:value="5.278863" calcext:value-type="float">
            <text:p>5.278863</text:p>
          </table:table-cell>
          <table:table-cell office:value-type="float" office:value="9.343425" calcext:value-type="float">
            <text:p>9.343425</text:p>
          </table:table-cell>
          <table:table-cell office:value-type="float" office:value="1.483496" calcext:value-type="float">
            <text:p>1.483496</text:p>
          </table:table-cell>
          <table:table-cell office:value-type="float" office:value="-8.127201" calcext:value-type="float">
            <text:p>-8.127201</text:p>
          </table:table-cell>
          <table:table-cell office:value-type="float" office:value="-2.74547" calcext:value-type="float">
            <text:p>-2.74547</text:p>
          </table:table-cell>
          <table:table-cell office:value-type="float" office:value="1.511029" calcext:value-type="float">
            <text:p>1.511029</text:p>
          </table:table-cell>
          <table:table-cell office:value-type="float" office:value="-3.956011" calcext:value-type="float">
            <text:p>-3.956011</text:p>
          </table:table-cell>
          <table:table-cell office:value-type="float" office:value="-7.843605" calcext:value-type="float">
            <text:p>-7.843605</text:p>
          </table:table-cell>
          <table:table-cell office:value-type="float" office:value="-5.223429" calcext:value-type="float">
            <text:p>-5.223429</text:p>
          </table:table-cell>
          <table:table-cell table:number-columns-repeated="1004"/>
        </table:table-row>
        <table:table-row table:style-name="ro1">
          <table:table-cell table:style-name="ce2" office:value-type="float" office:value="3.56567" calcext:value-type="float">
            <text:p>3.56567</text:p>
          </table:table-cell>
          <table:table-cell table:style-name="ce2" office:value-type="float" office:value="-1.854836" calcext:value-type="float">
            <text:p>-1.854836</text:p>
          </table:table-cell>
          <table:table-cell table:style-name="ce2" office:value-type="float" office:value="-2.557344" calcext:value-type="float">
            <text:p>-2.557344</text:p>
          </table:table-cell>
          <table:table-cell table:style-name="ce2" office:value-type="float" office:value="10.929045" calcext:value-type="float">
            <text:p>10.929045</text:p>
          </table:table-cell>
          <table:table-cell table:style-name="ce2" office:value-type="float" office:value="-1.55097" calcext:value-type="float">
            <text:p>-1.55097</text:p>
          </table:table-cell>
          <table:table-cell table:style-name="ce2" office:value-type="float" office:value="3.188333" calcext:value-type="float">
            <text:p>3.188333</text:p>
          </table:table-cell>
          <table:table-cell table:style-name="ce2" office:value-type="float" office:value="3.750545" calcext:value-type="float">
            <text:p>3.750545</text:p>
          </table:table-cell>
          <table:table-cell table:style-name="ce2" office:value-type="float" office:value="8.857934" calcext:value-type="float">
            <text:p>8.857934</text:p>
          </table:table-cell>
          <table:table-cell table:style-name="ce2" office:value-type="float" office:value="-2.183168" calcext:value-type="float">
            <text:p>-2.183168</text:p>
          </table:table-cell>
          <table:table-cell table:style-name="ce2" office:value-type="float" office:value="-3.923332" calcext:value-type="float">
            <text:p>-3.923332</text:p>
          </table:table-cell>
          <table:table-cell table:style-name="ce2" office:value-type="float" office:value="2.089001" calcext:value-type="float">
            <text:p>2.089001</text:p>
          </table:table-cell>
          <table:table-cell table:style-name="ce2" office:value-type="float" office:value="6.408491" calcext:value-type="float">
            <text:p>6.408491</text:p>
          </table:table-cell>
          <table:table-cell table:style-name="ce2" office:value-type="float" office:value="3.324009" calcext:value-type="float">
            <text:p>3.324009</text:p>
          </table:table-cell>
          <table:table-cell table:style-name="ce2" office:value-type="float" office:value="0.097243" calcext:value-type="float">
            <text:p>0.097243</text:p>
          </table:table-cell>
          <table:table-cell table:style-name="ce2" office:value-type="float" office:value="-8.027827" calcext:value-type="float">
            <text:p>-8.027827</text:p>
          </table:table-cell>
          <table:table-cell table:style-name="ce2" office:value-type="float" office:value="-4.617934" calcext:value-type="float">
            <text:p>-4.617934</text:p>
          </table:table-cell>
          <table:table-cell table:style-name="ce2" office:value-type="float" office:value="6.074414" calcext:value-type="float">
            <text:p>6.074414</text:p>
          </table:table-cell>
          <table:table-cell table:style-name="ce2" office:value-type="float" office:value="-4.566932" calcext:value-type="float">
            <text:p>-4.566932</text:p>
          </table:table-cell>
          <table:table-cell table:style-name="ce2" office:value-type="float" office:value="-5.349254" calcext:value-type="float">
            <text:p>-5.349254</text:p>
          </table:table-cell>
          <table:table-cell table:style-name="ce2" office:value-type="float" office:value="-0.477156" calcext:value-type="float">
            <text:p>-0.477156</text:p>
          </table:table-cell>
          <table:table-cell table:number-columns-repeated="100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4" table:formula="of:=AVERAGE([.A4:.A13])" office:value-type="float" office:value="1.7869629" calcext:value-type="float">
            <text:p>1.7869629</text:p>
          </table:table-cell>
          <table:table-cell table:formula="of:=AVERAGE([.B4:.B13])" office:value-type="float" office:value="-2.1571081" calcext:value-type="float">
            <text:p>-2.1571081</text:p>
          </table:table-cell>
          <table:table-cell table:formula="of:=AVERAGE([.C4:.C13])" office:value-type="float" office:value="-5.2688511" calcext:value-type="float">
            <text:p>-5.2688511</text:p>
          </table:table-cell>
          <table:table-cell table:style-name="ce4" table:formula="of:=AVERAGE([.D4:.D13])" office:value-type="float" office:value="7.1592751" calcext:value-type="float">
            <text:p>7.1592751</text:p>
          </table:table-cell>
          <table:table-cell table:formula="of:=AVERAGE([.E4:.E13])" office:value-type="float" office:value="-2.9566971" calcext:value-type="float">
            <text:p>-2.9566971</text:p>
          </table:table-cell>
          <table:table-cell table:formula="of:=AVERAGE([.F4:.F13])" office:value-type="float" office:value="-1.1978572" calcext:value-type="float">
            <text:p>-1.1978572</text:p>
          </table:table-cell>
          <table:table-cell table:formula="of:=AVERAGE([.G4:.G13])" office:value-type="float" office:value="-1.3684144" calcext:value-type="float">
            <text:p>-1.3684144</text:p>
          </table:table-cell>
          <table:table-cell table:style-name="ce4" table:formula="of:=AVERAGE([.H4:.H13])" office:value-type="float" office:value="3.6354226" calcext:value-type="float">
            <text:p>3.6354226</text:p>
          </table:table-cell>
          <table:table-cell table:formula="of:=AVERAGE([.I4:.I13])" office:value-type="float" office:value="-2.6783392" calcext:value-type="float">
            <text:p>-2.6783392</text:p>
          </table:table-cell>
          <table:table-cell table:formula="of:=AVERAGE([.J4:.J13])" office:value-type="float" office:value="-2.4004441" calcext:value-type="float">
            <text:p>-2.4004441</text:p>
          </table:table-cell>
          <table:table-cell table:formula="of:=AVERAGE([.K4:.K13])" office:value-type="float" office:value="-0.4872853" calcext:value-type="float">
            <text:p>-0.4872853</text:p>
          </table:table-cell>
          <table:table-cell table:style-name="ce4" table:formula="of:=AVERAGE([.L4:.L13])" office:value-type="float" office:value="5.1955095" calcext:value-type="float">
            <text:p>5.1955095</text:p>
          </table:table-cell>
          <table:table-cell table:style-name="ce4" table:formula="of:=AVERAGE([.M4:.M13])" office:value-type="float" office:value="8.1500135" calcext:value-type="float">
            <text:p>8.1500135</text:p>
          </table:table-cell>
          <table:table-cell table:formula="of:=AVERAGE([.N4:.N13])" office:value-type="float" office:value="-0.2733051" calcext:value-type="float">
            <text:p>-0.2733051</text:p>
          </table:table-cell>
          <table:table-cell table:formula="of:=AVERAGE([.O4:.O13])" office:value-type="float" office:value="-3.1096099" calcext:value-type="float">
            <text:p>-3.1096099</text:p>
          </table:table-cell>
          <table:table-cell table:formula="of:=AVERAGE([.P4:.P13])" office:value-type="float" office:value="-3.7331742" calcext:value-type="float">
            <text:p>-3.7331742</text:p>
          </table:table-cell>
          <table:table-cell table:style-name="ce4" table:formula="of:=AVERAGE([.Q4:.Q13])" office:value-type="float" office:value="1.5113569" calcext:value-type="float">
            <text:p>1.5113569</text:p>
          </table:table-cell>
          <table:table-cell table:formula="of:=AVERAGE([.R4:.R13])" office:value-type="float" office:value="-3.0336283" calcext:value-type="float">
            <text:p>-3.0336283</text:p>
          </table:table-cell>
          <table:table-cell table:formula="of:=AVERAGE([.S4:.S13])" office:value-type="float" office:value="-0.8413495" calcext:value-type="float">
            <text:p>-0.8413495</text:p>
          </table:table-cell>
          <table:table-cell table:formula="of:=AVERAGE([.T4:.T13])" office:value-type="float" office:value="-2.9708129" calcext:value-type="float">
            <text:p>-2.9708129</text:p>
          </table:table-cell>
          <table:table-cell table:number-columns-repeated="100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formula="of:=[.A14]" office:value-type="float" office:value="0" calcext:value-type="float">
            <text:p>0</text:p>
          </table:table-cell>
          <table:table-cell table:style-name="ce5" table:formula="of:=[.B14]" office:value-type="float" office:value="1" calcext:value-type="float">
            <text:p>1</text:p>
          </table:table-cell>
          <table:table-cell table:style-name="ce5" table:formula="of:=[.D14]" office:value-type="float" office:value="3" calcext:value-type="float">
            <text:p>3</text:p>
          </table:table-cell>
          <table:table-cell table:style-name="ce5" table:formula="of:=[.F14]" office:value-type="float" office:value="5" calcext:value-type="float">
            <text:p>5</text:p>
          </table:table-cell>
          <table:table-cell table:style-name="ce5" table:formula="of:=[.G14]" office:value-type="float" office:value="6" calcext:value-type="float">
            <text:p>6</text:p>
          </table:table-cell>
          <table:table-cell table:style-name="ce5" table:formula="of:=[.H14]" office:value-type="float" office:value="7" calcext:value-type="float">
            <text:p>7</text:p>
          </table:table-cell>
          <table:table-cell table:style-name="ce5" table:formula="of:=[.K14]" office:value-type="float" office:value="10" calcext:value-type="float">
            <text:p>10</text:p>
          </table:table-cell>
          <table:table-cell table:style-name="ce5" table:formula="of:=[.L14]" office:value-type="float" office:value="11" calcext:value-type="float">
            <text:p>11</text:p>
          </table:table-cell>
          <table:table-cell table:style-name="ce5" table:formula="of:=[.M14]" office:value-type="float" office:value="12" calcext:value-type="float">
            <text:p>12</text:p>
          </table:table-cell>
          <table:table-cell table:style-name="ce5" table:formula="of:=[.N14]" office:value-type="float" office:value="13" calcext:value-type="float">
            <text:p>13</text:p>
          </table:table-cell>
          <table:table-cell table:style-name="ce5" table:formula="of:=[.Q14]" office:value-type="float" office:value="16" calcext:value-type="float">
            <text:p>16</text:p>
          </table:table-cell>
          <table:table-cell table:style-name="ce5" table:formula="of:=[.S14]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Return</text:p>
          </table:table-cell>
          <table:table-cell table:style-name="ce5" office:value-type="string" calcext:value-type="string">
            <text:p>Risk</text:p>
          </table:table-cell>
          <table:table-cell table:style-name="ce5"/>
          <table:table-cell table:style-name="ce5" office:value-type="string" calcext:value-type="string">
            <text:p>W1</text:p>
          </table:table-cell>
          <table:table-cell table:style-name="ce5" office:value-type="string" calcext:value-type="string">
            <text:p>W2</text:p>
          </table:table-cell>
          <table:table-cell table:style-name="ce5" office:value-type="string" calcext:value-type="string">
            <text:p>W3</text:p>
          </table:table-cell>
          <table:table-cell table:style-name="ce5" office:value-type="string" calcext:value-type="string">
            <text:p>W4</text:p>
          </table:table-cell>
          <table:table-cell table:style-name="ce5" office:value-type="string" calcext:value-type="string">
            <text:p>W5</text:p>
          </table:table-cell>
          <table:table-cell table:style-name="ce5" office:value-type="string" calcext:value-type="string">
            <text:p>W6</text:p>
          </table:table-cell>
          <table:table-cell table:style-name="ce5" office:value-type="string" calcext:value-type="string">
            <text:p>W7</text:p>
          </table:table-cell>
          <table:table-cell table:style-name="ce5" office:value-type="string" calcext:value-type="string">
            <text:p>W8</text:p>
          </table:table-cell>
          <table:table-cell table:style-name="ce5" office:value-type="string" calcext:value-type="string">
            <text:p>W9</text:p>
          </table:table-cell>
          <table:table-cell table:style-name="ce5" office:value-type="string" calcext:value-type="string">
            <text:p>W10</text:p>
          </table:table-cell>
          <table:table-cell table:style-name="ce5" office:value-type="string" calcext:value-type="string">
            <text:p>W11</text:p>
          </table:table-cell>
          <table:table-cell table:style-name="ce5" office:value-type="string" calcext:value-type="string">
            <text:p>W12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formula="of:=[.A4]" office:value-type="float" office:value="3.177199" calcext:value-type="float">
            <text:p>3.177199</text:p>
          </table:table-cell>
          <table:table-cell table:formula="of:=[.B4]" office:value-type="float" office:value="-5.619961" calcext:value-type="float">
            <text:p>-5.619961</text:p>
          </table:table-cell>
          <table:table-cell table:formula="of:=[.D4]" office:value-type="float" office:value="1.720865" calcext:value-type="float">
            <text:p>1.720865</text:p>
          </table:table-cell>
          <table:table-cell table:formula="of:=[.F4]" office:value-type="float" office:value="-0.15997" calcext:value-type="float">
            <text:p>-0.15997</text:p>
          </table:table-cell>
          <table:table-cell table:formula="of:=[.G4]" office:value-type="float" office:value="-4.360867" calcext:value-type="float">
            <text:p>-4.360867</text:p>
          </table:table-cell>
          <table:table-cell table:formula="of:=[.H4]" office:value-type="float" office:value="3.598106" calcext:value-type="float">
            <text:p>3.598106</text:p>
          </table:table-cell>
          <table:table-cell table:formula="of:=[.K4]" office:value-type="float" office:value="-0.559113" calcext:value-type="float">
            <text:p>-0.559113</text:p>
          </table:table-cell>
          <table:table-cell table:formula="of:=[.L4]" office:value-type="float" office:value="1.000218" calcext:value-type="float">
            <text:p>1.000218</text:p>
          </table:table-cell>
          <table:table-cell table:formula="of:=[.M4]" office:value-type="float" office:value="2.136654" calcext:value-type="float">
            <text:p>2.136654</text:p>
          </table:table-cell>
          <table:table-cell table:formula="of:=[.N4]" office:value-type="float" office:value="-5.946813" calcext:value-type="float">
            <text:p>-5.946813</text:p>
          </table:table-cell>
          <table:table-cell table:formula="of:=[.Q4]" office:value-type="float" office:value="-0.353889" calcext:value-type="float">
            <text:p>-0.353889</text:p>
          </table:table-cell>
          <table:table-cell table:formula="of:=[.S4]" office:value-type="float" office:value="1.804775" calcext:value-type="float">
            <text:p>1.804775</text:p>
          </table:table-cell>
          <table:table-cell/>
          <table:table-cell office:value-type="float" office:value="1.72" calcext:value-type="float">
            <text:p>1.72</text:p>
          </table:table-cell>
          <table:table-cell table:formula="of:=SUM([.AC33:.AC44])" office:value-type="float" office:value="0.476465636630163" calcext:value-type="float">
            <text:p>0.4764656366</text:p>
          </table:table-cell>
          <table:table-cell/>
          <table:table-cell table:number-matrix-columns-spanned="12" table:number-matrix-rows-spanned="1" table:formula="of:=TRANSPOSE([.R77:.R88])" office:value-type="float" office:value="0.102386794868043" calcext:value-type="float">
            <text:p>0.1023867949</text:p>
          </table:table-cell>
          <table:table-cell office:value-type="float" office:value="-0.0264200846593763" calcext:value-type="float">
            <text:p>-0.0264200847</text:p>
          </table:table-cell>
          <table:table-cell office:value-type="float" office:value="0.0271519881691676" calcext:value-type="float">
            <text:p>0.0271519882</text:p>
          </table:table-cell>
          <table:table-cell office:value-type="float" office:value="0.0733849148118098" calcext:value-type="float">
            <text:p>0.0733849148</text:p>
          </table:table-cell>
          <table:table-cell office:value-type="float" office:value="-0.0134096864052973" calcext:value-type="float">
            <text:p>-0.0134096864</text:p>
          </table:table-cell>
          <table:table-cell office:value-type="float" office:value="0.143060000900323" calcext:value-type="float">
            <text:p>0.1430600009</text:p>
          </table:table-cell>
          <table:table-cell office:value-type="float" office:value="0.247141138155673" calcext:value-type="float">
            <text:p>0.2471411382</text:p>
          </table:table-cell>
          <table:table-cell office:value-type="float" office:value="0.102540581592553" calcext:value-type="float">
            <text:p>0.1025405816</text:p>
          </table:table-cell>
          <table:table-cell office:value-type="float" office:value="0.0619495572415809" calcext:value-type="float">
            <text:p>0.0619495572</text:p>
          </table:table-cell>
          <table:table-cell office:value-type="float" office:value="0.111399418440579" calcext:value-type="float">
            <text:p>0.1113994184</text:p>
          </table:table-cell>
          <table:table-cell office:value-type="float" office:value="0.0391377164613117" calcext:value-type="float">
            <text:p>0.0391377165</text:p>
          </table:table-cell>
          <table:table-cell office:value-type="float" office:value="0.131677660423633" calcext:value-type="float">
            <text:p>0.1316776604</text:p>
          </table:table-cell>
          <table:table-cell table:number-columns-repeated="996"/>
        </table:table-row>
        <table:table-row table:style-name="ro1">
          <table:table-cell table:formula="of:=[.A5]" office:value-type="float" office:value="0.610459" calcext:value-type="float">
            <text:p>0.610459</text:p>
          </table:table-cell>
          <table:table-cell table:formula="of:=[.B5]" office:value-type="float" office:value="-2.600465" calcext:value-type="float">
            <text:p>-2.600465</text:p>
          </table:table-cell>
          <table:table-cell table:formula="of:=[.D5]" office:value-type="float" office:value="3.725995" calcext:value-type="float">
            <text:p>3.725995</text:p>
          </table:table-cell>
          <table:table-cell table:formula="of:=[.F5]" office:value-type="float" office:value="1.155016" calcext:value-type="float">
            <text:p>1.155016</text:p>
          </table:table-cell>
          <table:table-cell table:formula="of:=[.G5]" office:value-type="float" office:value="-4.941843" calcext:value-type="float">
            <text:p>-4.941843</text:p>
          </table:table-cell>
          <table:table-cell table:formula="of:=[.H5]" office:value-type="float" office:value="2.103272" calcext:value-type="float">
            <text:p>2.103272</text:p>
          </table:table-cell>
          <table:table-cell table:formula="of:=[.K5]" office:value-type="float" office:value="-0.52538" calcext:value-type="float">
            <text:p>-0.52538</text:p>
          </table:table-cell>
          <table:table-cell table:formula="of:=[.L5]" office:value-type="float" office:value="1.933178" calcext:value-type="float">
            <text:p>1.933178</text:p>
          </table:table-cell>
          <table:table-cell table:formula="of:=[.M5]" office:value-type="float" office:value="5.051403" calcext:value-type="float">
            <text:p>5.051403</text:p>
          </table:table-cell>
          <table:table-cell table:formula="of:=[.N5]" office:value-type="float" office:value="0.43596" calcext:value-type="float">
            <text:p>0.43596</text:p>
          </table:table-cell>
          <table:table-cell table:formula="of:=[.Q5]" office:value-type="float" office:value="2.319784" calcext:value-type="float">
            <text:p>2.319784</text:p>
          </table:table-cell>
          <table:table-cell table:formula="of:=[.S5]" office:value-type="float" office:value="-0.819612" calcext:value-type="float">
            <text:p>-0.819612</text:p>
          </table:table-cell>
          <table:table-cell table:number-columns-repeated="1012"/>
        </table:table-row>
        <table:table-row table:style-name="ro1">
          <table:table-cell table:formula="of:=[.A6]" office:value-type="float" office:value="2.209739" calcext:value-type="float">
            <text:p>2.209739</text:p>
          </table:table-cell>
          <table:table-cell table:formula="of:=[.B6]" office:value-type="float" office:value="-2.840152" calcext:value-type="float">
            <text:p>-2.840152</text:p>
          </table:table-cell>
          <table:table-cell table:formula="of:=[.D6]" office:value-type="float" office:value="4.791117" calcext:value-type="float">
            <text:p>4.791117</text:p>
          </table:table-cell>
          <table:table-cell table:formula="of:=[.F6]" office:value-type="float" office:value="-3.495239" calcext:value-type="float">
            <text:p>-3.495239</text:p>
          </table:table-cell>
          <table:table-cell table:formula="of:=[.G6]" office:value-type="float" office:value="-1.777299" calcext:value-type="float">
            <text:p>-1.777299</text:p>
          </table:table-cell>
          <table:table-cell table:formula="of:=[.H6]" office:value-type="float" office:value="1.370114" calcext:value-type="float">
            <text:p>1.370114</text:p>
          </table:table-cell>
          <table:table-cell table:formula="of:=[.K6]" office:value-type="float" office:value="-1.205055" calcext:value-type="float">
            <text:p>-1.205055</text:p>
          </table:table-cell>
          <table:table-cell table:formula="of:=[.L6]" office:value-type="float" office:value="3.803276" calcext:value-type="float">
            <text:p>3.803276</text:p>
          </table:table-cell>
          <table:table-cell table:formula="of:=[.M6]" office:value-type="float" office:value="3.95578" calcext:value-type="float">
            <text:p>3.95578</text:p>
          </table:table-cell>
          <table:table-cell table:formula="of:=[.N6]" office:value-type="float" office:value="1.730381" calcext:value-type="float">
            <text:p>1.730381</text:p>
          </table:table-cell>
          <table:table-cell table:formula="of:=[.Q6]" office:value-type="float" office:value="-1.08742" calcext:value-type="float">
            <text:p>-1.08742</text:p>
          </table:table-cell>
          <table:table-cell table:formula="of:=[.S6]" office:value-type="float" office:value="2.284029" calcext:value-type="float">
            <text:p>2.284029</text:p>
          </table:table-cell>
          <table:table-cell table:number-columns-repeated="1012"/>
        </table:table-row>
        <table:table-row table:style-name="ro1">
          <table:table-cell table:formula="of:=[.A7]" office:value-type="float" office:value="1.463438" calcext:value-type="float">
            <text:p>1.463438</text:p>
          </table:table-cell>
          <table:table-cell table:formula="of:=[.B7]" office:value-type="float" office:value="-0.15107" calcext:value-type="float">
            <text:p>-0.15107</text:p>
          </table:table-cell>
          <table:table-cell table:formula="of:=[.D7]" office:value-type="float" office:value="-1.315315" calcext:value-type="float">
            <text:p>-1.315315</text:p>
          </table:table-cell>
          <table:table-cell table:formula="of:=[.F7]" office:value-type="float" office:value="-2.175615" calcext:value-type="float">
            <text:p>-2.175615</text:p>
          </table:table-cell>
          <table:table-cell table:formula="of:=[.G7]" office:value-type="float" office:value="-1.91462" calcext:value-type="float">
            <text:p>-1.91462</text:p>
          </table:table-cell>
          <table:table-cell table:formula="of:=[.H7]" office:value-type="float" office:value="4.277608" calcext:value-type="float">
            <text:p>4.277608</text:p>
          </table:table-cell>
          <table:table-cell table:formula="of:=[.K7]" office:value-type="float" office:value="-2.044789" calcext:value-type="float">
            <text:p>-2.044789</text:p>
          </table:table-cell>
          <table:table-cell table:formula="of:=[.L7]" office:value-type="float" office:value="8.099186" calcext:value-type="float">
            <text:p>8.099186</text:p>
          </table:table-cell>
          <table:table-cell table:formula="of:=[.M7]" office:value-type="float" office:value="8.102128" calcext:value-type="float">
            <text:p>8.102128</text:p>
          </table:table-cell>
          <table:table-cell table:formula="of:=[.N7]" office:value-type="float" office:value="1.86305" calcext:value-type="float">
            <text:p>1.86305</text:p>
          </table:table-cell>
          <table:table-cell table:formula="of:=[.Q7]" office:value-type="float" office:value="6.819975" calcext:value-type="float">
            <text:p>6.819975</text:p>
          </table:table-cell>
          <table:table-cell table:formula="of:=[.S7]" office:value-type="float" office:value="-0.524259" calcext:value-type="float">
            <text:p>-0.524259</text:p>
          </table:table-cell>
          <table:table-cell table:number-columns-repeated="1012"/>
        </table:table-row>
        <table:table-row table:style-name="ro1">
          <table:table-cell table:formula="of:=[.A8]" office:value-type="float" office:value="6.92314" calcext:value-type="float">
            <text:p>6.92314</text:p>
          </table:table-cell>
          <table:table-cell table:formula="of:=[.B8]" office:value-type="float" office:value="-0.991232" calcext:value-type="float">
            <text:p>-0.991232</text:p>
          </table:table-cell>
          <table:table-cell table:formula="of:=[.D8]" office:value-type="float" office:value="4.269122" calcext:value-type="float">
            <text:p>4.269122</text:p>
          </table:table-cell>
          <table:table-cell table:formula="of:=[.F8]" office:value-type="float" office:value="-2.4564" calcext:value-type="float">
            <text:p>-2.4564</text:p>
          </table:table-cell>
          <table:table-cell table:formula="of:=[.G8]" office:value-type="float" office:value="-1.233809" calcext:value-type="float">
            <text:p>-1.233809</text:p>
          </table:table-cell>
          <table:table-cell table:formula="of:=[.H8]" office:value-type="float" office:value="2.834759" calcext:value-type="float">
            <text:p>2.834759</text:p>
          </table:table-cell>
          <table:table-cell table:formula="of:=[.K8]" office:value-type="float" office:value="-0.790685" calcext:value-type="float">
            <text:p>-0.790685</text:p>
          </table:table-cell>
          <table:table-cell table:formula="of:=[.L8]" office:value-type="float" office:value="6.378917" calcext:value-type="float">
            <text:p>6.378917</text:p>
          </table:table-cell>
          <table:table-cell table:formula="of:=[.M8]" office:value-type="float" office:value="12.406797" calcext:value-type="float">
            <text:p>12.406797</text:p>
          </table:table-cell>
          <table:table-cell table:formula="of:=[.N8]" office:value-type="float" office:value="0.612809" calcext:value-type="float">
            <text:p>0.612809</text:p>
          </table:table-cell>
          <table:table-cell table:formula="of:=[.Q8]" office:value-type="float" office:value="1.510111" calcext:value-type="float">
            <text:p>1.510111</text:p>
          </table:table-cell>
          <table:table-cell table:formula="of:=[.S8]" office:value-type="float" office:value="1.382004" calcext:value-type="float">
            <text:p>1.382004</text:p>
          </table:table-cell>
          <table:table-cell table:number-columns-repeated="1012"/>
        </table:table-row>
        <table:table-row table:style-name="ro1">
          <table:table-cell table:formula="of:=[.A9]" office:value-type="float" office:value="1.335874" calcext:value-type="float">
            <text:p>1.335874</text:p>
          </table:table-cell>
          <table:table-cell table:formula="of:=[.B9]" office:value-type="float" office:value="2.101883" calcext:value-type="float">
            <text:p>2.101883</text:p>
          </table:table-cell>
          <table:table-cell table:formula="of:=[.D9]" office:value-type="float" office:value="7.383682" calcext:value-type="float">
            <text:p>7.383682</text:p>
          </table:table-cell>
          <table:table-cell table:formula="of:=[.F9]" office:value-type="float" office:value="-2.968653" calcext:value-type="float">
            <text:p>-2.968653</text:p>
          </table:table-cell>
          <table:table-cell table:formula="of:=[.G9]" office:value-type="float" office:value="-0.60236" calcext:value-type="float">
            <text:p>-0.60236</text:p>
          </table:table-cell>
          <table:table-cell table:formula="of:=[.H9]" office:value-type="float" office:value="1.838934" calcext:value-type="float">
            <text:p>1.838934</text:p>
          </table:table-cell>
          <table:table-cell table:formula="of:=[.K9]" office:value-type="float" office:value="-1.594501" calcext:value-type="float">
            <text:p>-1.594501</text:p>
          </table:table-cell>
          <table:table-cell table:formula="of:=[.L9]" office:value-type="float" office:value="8.035363" calcext:value-type="float">
            <text:p>8.035363</text:p>
          </table:table-cell>
          <table:table-cell table:formula="of:=[.M9]" office:value-type="float" office:value="14.368805" calcext:value-type="float">
            <text:p>14.368805</text:p>
          </table:table-cell>
          <table:table-cell table:formula="of:=[.N9]" office:value-type="float" office:value="-0.955034" calcext:value-type="float">
            <text:p>-0.955034</text:p>
          </table:table-cell>
          <table:table-cell table:formula="of:=[.Q9]" office:value-type="float" office:value="-0.506859" calcext:value-type="float">
            <text:p>-0.506859</text:p>
          </table:table-cell>
          <table:table-cell table:formula="of:=[.S9]" office:value-type="float" office:value="1.996236" calcext:value-type="float">
            <text:p>1.996236</text:p>
          </table:table-cell>
          <table:table-cell table:number-columns-repeated="1012"/>
        </table:table-row>
        <table:table-row table:style-name="ro1">
          <table:table-cell table:formula="of:=[.A10]" office:value-type="float" office:value="0.258197" calcext:value-type="float">
            <text:p>0.258197</text:p>
          </table:table-cell>
          <table:table-cell table:formula="of:=[.B10]" office:value-type="float" office:value="3.317868" calcext:value-type="float">
            <text:p>3.317868</text:p>
          </table:table-cell>
          <table:table-cell table:formula="of:=[.D10]" office:value-type="float" office:value="15.238248" calcext:value-type="float">
            <text:p>15.238248</text:p>
          </table:table-cell>
          <table:table-cell table:formula="of:=[.F10]" office:value-type="float" office:value="1.759188" calcext:value-type="float">
            <text:p>1.759188</text:p>
          </table:table-cell>
          <table:table-cell table:formula="of:=[.G10]" office:value-type="float" office:value="-4.073036" calcext:value-type="float">
            <text:p>-4.073036</text:p>
          </table:table-cell>
          <table:table-cell table:formula="of:=[.H10]" office:value-type="float" office:value="1.687259" calcext:value-type="float">
            <text:p>1.687259</text:p>
          </table:table-cell>
          <table:table-cell table:formula="of:=[.K10]" office:value-type="float" office:value="-0.043322" calcext:value-type="float">
            <text:p>-0.043322</text:p>
          </table:table-cell>
          <table:table-cell table:formula="of:=[.L10]" office:value-type="float" office:value="5.730116" calcext:value-type="float">
            <text:p>5.730116</text:p>
          </table:table-cell>
          <table:table-cell table:formula="of:=[.M10]" office:value-type="float" office:value="11.591624" calcext:value-type="float">
            <text:p>11.591624</text:p>
          </table:table-cell>
          <table:table-cell table:formula="of:=[.N10]" office:value-type="float" office:value="-0.273172" calcext:value-type="float">
            <text:p>-0.273172</text:p>
          </table:table-cell>
          <table:table-cell table:formula="of:=[.Q10]" office:value-type="float" office:value="-0.705649" calcext:value-type="float">
            <text:p>-0.705649</text:p>
          </table:table-cell>
          <table:table-cell table:formula="of:=[.S10]" office:value-type="float" office:value="-0.279165" calcext:value-type="float">
            <text:p>-0.279165</text:p>
          </table:table-cell>
          <table:table-cell table:number-columns-repeated="1012"/>
        </table:table-row>
        <table:table-row table:style-name="ro1">
          <table:table-cell table:formula="of:=[.A11]" office:value-type="float" office:value="-2.122559" calcext:value-type="float">
            <text:p>-2.122559</text:p>
          </table:table-cell>
          <table:table-cell table:formula="of:=[.B11]" office:value-type="float" office:value="-5.143227" calcext:value-type="float">
            <text:p>-5.143227</text:p>
          </table:table-cell>
          <table:table-cell table:formula="of:=[.D11]" office:value-type="float" office:value="13.592943" calcext:value-type="float">
            <text:p>13.592943</text:p>
          </table:table-cell>
          <table:table-cell table:formula="of:=[.F11]" office:value-type="float" office:value="-4.848306" calcext:value-type="float">
            <text:p>-4.848306</text:p>
          </table:table-cell>
          <table:table-cell table:formula="of:=[.G11]" office:value-type="float" office:value="-0.800731" calcext:value-type="float">
            <text:p>-0.800731</text:p>
          </table:table-cell>
          <table:table-cell table:formula="of:=[.H11]" office:value-type="float" office:value="3.005671" calcext:value-type="float">
            <text:p>3.005671</text:p>
          </table:table-cell>
          <table:table-cell table:formula="of:=[.K11]" office:value-type="float" office:value="1.977114" calcext:value-type="float">
            <text:p>1.977114</text:p>
          </table:table-cell>
          <table:table-cell table:formula="of:=[.L11]" office:value-type="float" office:value="5.287487" calcext:value-type="float">
            <text:p>5.287487</text:p>
          </table:table-cell>
          <table:table-cell table:formula="of:=[.M11]" office:value-type="float" office:value="11.21951" calcext:value-type="float">
            <text:p>11.21951</text:p>
          </table:table-cell>
          <table:table-cell table:formula="of:=[.N11]" office:value-type="float" office:value="-1.780971" calcext:value-type="float">
            <text:p>-1.780971</text:p>
          </table:table-cell>
          <table:table-cell table:formula="of:=[.Q11]" office:value-type="float" office:value="-0.467927" calcext:value-type="float">
            <text:p>-0.467927</text:p>
          </table:table-cell>
          <table:table-cell table:formula="of:=[.S11]" office:value-type="float" office:value="-1.064644" calcext:value-type="float">
            <text:p>-1.064644</text:p>
          </table:table-cell>
          <table:table-cell table:number-columns-repeated="1012"/>
        </table:table-row>
        <table:table-row table:style-name="ro1">
          <table:table-cell table:formula="of:=[.A12]" office:value-type="float" office:value="0.448472" calcext:value-type="float">
            <text:p>0.448472</text:p>
          </table:table-cell>
          <table:table-cell table:formula="of:=[.B12]" office:value-type="float" office:value="-7.789889" calcext:value-type="float">
            <text:p>-7.789889</text:p>
          </table:table-cell>
          <table:table-cell table:formula="of:=[.D12]" office:value-type="float" office:value="11.257049" calcext:value-type="float">
            <text:p>11.257049</text:p>
          </table:table-cell>
          <table:table-cell table:formula="of:=[.F12]" office:value-type="float" office:value="-1.976926" calcext:value-type="float">
            <text:p>-1.976926</text:p>
          </table:table-cell>
          <table:table-cell table:formula="of:=[.G12]" office:value-type="float" office:value="2.269876" calcext:value-type="float">
            <text:p>2.269876</text:p>
          </table:table-cell>
          <table:table-cell table:formula="of:=[.H12]" office:value-type="float" office:value="6.780569" calcext:value-type="float">
            <text:p>6.780569</text:p>
          </table:table-cell>
          <table:table-cell table:formula="of:=[.K12]" office:value-type="float" office:value="-2.176123" calcext:value-type="float">
            <text:p>-2.176123</text:p>
          </table:table-cell>
          <table:table-cell table:formula="of:=[.L12]" office:value-type="float" office:value="5.278863" calcext:value-type="float">
            <text:p>5.278863</text:p>
          </table:table-cell>
          <table:table-cell table:formula="of:=[.M12]" office:value-type="float" office:value="9.343425" calcext:value-type="float">
            <text:p>9.343425</text:p>
          </table:table-cell>
          <table:table-cell table:formula="of:=[.N12]" office:value-type="float" office:value="1.483496" calcext:value-type="float">
            <text:p>1.483496</text:p>
          </table:table-cell>
          <table:table-cell table:formula="of:=[.Q12]" office:value-type="float" office:value="1.511029" calcext:value-type="float">
            <text:p>1.511029</text:p>
          </table:table-cell>
          <table:table-cell table:formula="of:=[.S12]" office:value-type="float" office:value="-7.843605" calcext:value-type="float">
            <text:p>-7.843605</text:p>
          </table:table-cell>
          <table:table-cell table:number-columns-repeated="1012"/>
        </table:table-row>
        <table:table-row table:style-name="ro1">
          <table:table-cell table:formula="of:=[.A13]" office:value-type="float" office:value="3.56567" calcext:value-type="float">
            <text:p>3.56567</text:p>
          </table:table-cell>
          <table:table-cell table:formula="of:=[.B13]" office:value-type="float" office:value="-1.854836" calcext:value-type="float">
            <text:p>-1.854836</text:p>
          </table:table-cell>
          <table:table-cell table:formula="of:=[.D13]" office:value-type="float" office:value="10.929045" calcext:value-type="float">
            <text:p>10.929045</text:p>
          </table:table-cell>
          <table:table-cell table:formula="of:=[.F13]" office:value-type="float" office:value="3.188333" calcext:value-type="float">
            <text:p>3.188333</text:p>
          </table:table-cell>
          <table:table-cell table:formula="of:=[.G13]" office:value-type="float" office:value="3.750545" calcext:value-type="float">
            <text:p>3.750545</text:p>
          </table:table-cell>
          <table:table-cell table:formula="of:=[.H13]" office:value-type="float" office:value="8.857934" calcext:value-type="float">
            <text:p>8.857934</text:p>
          </table:table-cell>
          <table:table-cell table:formula="of:=[.K13]" office:value-type="float" office:value="2.089001" calcext:value-type="float">
            <text:p>2.089001</text:p>
          </table:table-cell>
          <table:table-cell table:formula="of:=[.L13]" office:value-type="float" office:value="6.408491" calcext:value-type="float">
            <text:p>6.408491</text:p>
          </table:table-cell>
          <table:table-cell table:formula="of:=[.M13]" office:value-type="float" office:value="3.324009" calcext:value-type="float">
            <text:p>3.324009</text:p>
          </table:table-cell>
          <table:table-cell table:formula="of:=[.N13]" office:value-type="float" office:value="0.097243" calcext:value-type="float">
            <text:p>0.097243</text:p>
          </table:table-cell>
          <table:table-cell table:formula="of:=[.Q13]" office:value-type="float" office:value="6.074414" calcext:value-type="float">
            <text:p>6.074414</text:p>
          </table:table-cell>
          <table:table-cell table:formula="of:=[.S13]" office:value-type="float" office:value="-5.349254" calcext:value-type="float">
            <text:p>-5.3492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.A15]" office:value-type="float" office:value="1.7869629" calcext:value-type="float">
            <text:p>1.7869629</text:p>
          </table:table-cell>
          <table:table-cell table:formula="of:=[.B15]" office:value-type="float" office:value="-2.1571081" calcext:value-type="float">
            <text:p>-2.1571081</text:p>
          </table:table-cell>
          <table:table-cell table:formula="of:=[.D15]" office:value-type="float" office:value="7.1592751" calcext:value-type="float">
            <text:p>7.1592751</text:p>
          </table:table-cell>
          <table:table-cell table:formula="of:=[.F15]" office:value-type="float" office:value="-1.1978572" calcext:value-type="float">
            <text:p>-1.1978572</text:p>
          </table:table-cell>
          <table:table-cell table:formula="of:=[.G15]" office:value-type="float" office:value="-1.3684144" calcext:value-type="float">
            <text:p>-1.3684144</text:p>
          </table:table-cell>
          <table:table-cell table:formula="of:=[.H15]" office:value-type="float" office:value="3.6354226" calcext:value-type="float">
            <text:p>3.6354226</text:p>
          </table:table-cell>
          <table:table-cell table:formula="of:=[.K15]" office:value-type="float" office:value="-0.4872853" calcext:value-type="float">
            <text:p>-0.4872853</text:p>
          </table:table-cell>
          <table:table-cell table:formula="of:=[.L15]" office:value-type="float" office:value="5.1955095" calcext:value-type="float">
            <text:p>5.1955095</text:p>
          </table:table-cell>
          <table:table-cell table:formula="of:=[.M15]" office:value-type="float" office:value="8.1500135" calcext:value-type="float">
            <text:p>8.1500135</text:p>
          </table:table-cell>
          <table:table-cell table:formula="of:=[.N15]" office:value-type="float" office:value="-0.2733051" calcext:value-type="float">
            <text:p>-0.2733051</text:p>
          </table:table-cell>
          <table:table-cell table:formula="of:=[.Q15]" office:value-type="float" office:value="1.5113569" calcext:value-type="float">
            <text:p>1.5113569</text:p>
          </table:table-cell>
          <table:table-cell table:formula="of:=[.S15]" office:value-type="float" office:value="-0.8413495" calcext:value-type="float">
            <text:p>-0.8413495</text:p>
          </table:table-cell>
          <table:table-cell table:formula="of:=AVERAGE([.A31:.L31])" office:value-type="float" office:value="1.759435075" calcext:value-type="float">
            <text:p>1.759435075</text:p>
          </table:table-cell>
          <table:table-cell table:number-columns-repeated="1011"/>
        </table:table-row>
        <table:table-row table:style-name="ro1">
          <table:table-cell table:number-columns-repeated="16"/>
          <table:table-cell table:style-name="ce2" table:formula="of:=[.Q20]" office:value-type="float" office:value="0.102386794868043" calcext:value-type="float">
            <text:p>0.1023867949</text:p>
          </table:table-cell>
          <table:table-cell table:style-name="ce2" table:formula="of:=[.R20]" office:value-type="float" office:value="-0.0264200846593763" calcext:value-type="float">
            <text:p>-0.0264200847</text:p>
          </table:table-cell>
          <table:table-cell table:style-name="ce2" table:formula="of:=[.S20]" office:value-type="float" office:value="0.0271519881691676" calcext:value-type="float">
            <text:p>0.0271519882</text:p>
          </table:table-cell>
          <table:table-cell table:style-name="ce2" table:formula="of:=[.T20]" office:value-type="float" office:value="0.0733849148118098" calcext:value-type="float">
            <text:p>0.0733849148</text:p>
          </table:table-cell>
          <table:table-cell table:style-name="ce2" table:formula="of:=[.U20]" office:value-type="float" office:value="-0.0134096864052973" calcext:value-type="float">
            <text:p>-0.0134096864</text:p>
          </table:table-cell>
          <table:table-cell table:style-name="ce2" table:formula="of:=[.V20]" office:value-type="float" office:value="0.143060000900323" calcext:value-type="float">
            <text:p>0.1430600009</text:p>
          </table:table-cell>
          <table:table-cell table:style-name="ce2" table:formula="of:=[.W20]" office:value-type="float" office:value="0.247141138155673" calcext:value-type="float">
            <text:p>0.2471411382</text:p>
          </table:table-cell>
          <table:table-cell table:style-name="ce2" table:formula="of:=[.X20]" office:value-type="float" office:value="0.102540581592553" calcext:value-type="float">
            <text:p>0.1025405816</text:p>
          </table:table-cell>
          <table:table-cell table:style-name="ce2" table:formula="of:=[.Y20]" office:value-type="float" office:value="0.0619495572415809" calcext:value-type="float">
            <text:p>0.0619495572</text:p>
          </table:table-cell>
          <table:table-cell table:style-name="ce2" table:formula="of:=[.Z20]" office:value-type="float" office:value="0.111399418440579" calcext:value-type="float">
            <text:p>0.1113994184</text:p>
          </table:table-cell>
          <table:table-cell table:style-name="ce2" table:formula="of:=[.AA20]" office:value-type="float" office:value="0.0391377164613117" calcext:value-type="float">
            <text:p>0.0391377165</text:p>
          </table:table-cell>
          <table:table-cell table:style-name="ce8" table:formula="of:=[.AB20]" office:value-type="float" office:value="0.131677660423633" calcext:value-type="float">
            <text:p>0.1316776604</text:p>
          </table:table-cell>
          <table:table-cell office:value-type="string" calcext:value-type="string">
            <text:p>SUM</text:p>
          </table:table-cell>
          <table:table-cell table:number-columns-repeated="995"/>
        </table:table-row>
        <table:table-row table:style-name="ro1">
          <table:table-cell table:formula="of:=COM.MICROSOFT.COVARIANCE.P([.$A$20:.$A$29];[.A$20:.A$29])" office:value-type="float" office:value="5.27609657309329" calcext:value-type="float">
            <text:p>5.2760965731</text:p>
          </table:table-cell>
          <table:table-cell table:formula="of:=COM.MICROSOFT.COVARIANCE.P([.$A$20:.$A$29];[.B$20:.B$29])" office:value-type="float" office:value="1.02180325926559" calcext:value-type="float">
            <text:p>1.0218032593</text:p>
          </table:table-cell>
          <table:table-cell table:formula="of:=COM.MICROSOFT.COVARIANCE.P([.$A$20:.$A$29];[.C$20:.C$29])" office:value-type="float" office:value="-5.30093723984599" calcext:value-type="float">
            <text:p>-5.3009372398</text:p>
          </table:table-cell>
          <table:table-cell table:formula="of:=COM.MICROSOFT.COVARIANCE.P([.$A$20:.$A$29];[.D$20:.D$29])" office:value-type="float" office:value="1.09498860667078" calcext:value-type="float">
            <text:p>1.0949886067</text:p>
          </table:table-cell>
          <table:table-cell table:formula="of:=COM.MICROSOFT.COVARIANCE.P([.$A$20:.$A$29];[.E$20:.E$29])" office:value-type="float" office:value="0.65442534915256" calcext:value-type="float">
            <text:p>0.6544253492</text:p>
          </table:table-cell>
          <table:table-cell table:formula="of:=COM.MICROSOFT.COVARIANCE.P([.$A$20:.$A$29];[.F$20:.F$29])" office:value-type="float" office:value="0.78031290111346" calcext:value-type="float">
            <text:p>0.7803129011</text:p>
          </table:table-cell>
          <table:table-cell table:formula="of:=COM.MICROSOFT.COVARIANCE.P([.$A$20:.$A$29];[.G$20:.G$29])" office:value-type="float" office:value="-0.43838517843003" calcext:value-type="float">
            <text:p>-0.4383851784</text:p>
          </table:table-cell>
          <table:table-cell table:formula="of:=COM.MICROSOFT.COVARIANCE.P([.$A$20:.$A$29];[.H$20:.H$29])" office:value-type="float" office:value="0.21439441181075" calcext:value-type="float">
            <text:p>0.2143944118</text:p>
          </table:table-cell>
          <table:table-cell table:formula="of:=COM.MICROSOFT.COVARIANCE.P([.$A$20:.$A$29];[.I$20:.I$29])" office:value-type="float" office:value="-1.48569249997665" calcext:value-type="float">
            <text:p>-1.4856925</text:p>
          </table:table-cell>
          <table:table-cell table:formula="of:=COM.MICROSOFT.COVARIANCE.P([.$A$20:.$A$29];[.J$20:.J$29])" office:value-type="float" office:value="0.0494420786490901" calcext:value-type="float">
            <text:p>0.0494420786</text:p>
          </table:table-cell>
          <table:table-cell table:formula="of:=COM.MICROSOFT.COVARIANCE.P([.$A$20:.$A$29];[.K$20:.K$29])" office:value-type="float" office:value="1.37876926292069" calcext:value-type="float">
            <text:p>1.3787692629</text:p>
          </table:table-cell>
          <table:table-cell table:formula="of:=COM.MICROSOFT.COVARIANCE.P([.$A$20:.$A$29];[.L$20:.L$29])" office:value-type="float" office:value="1.63791859932165" calcext:value-type="float">
            <text:p>1.6379185993</text:p>
          </table:table-cell>
          <table:table-cell table:number-columns-repeated="3"/>
          <table:table-cell table:style-name="ce6" table:formula="of:=[.R77]" office:value-type="float" office:value="0.102386794868043" calcext:value-type="float">
            <text:p>0.1023867949</text:p>
          </table:table-cell>
          <table:table-cell table:style-name="ce3" table:formula="of:=[.$P33]*[.Q$32]*[.A33]" office:value-type="float" office:value="0.0553096145885601" calcext:value-type="float">
            <text:p>0.0553096146</text:p>
          </table:table-cell>
          <table:table-cell table:style-name="ce3" table:formula="of:=[.$P33]*[.R$32]*[.B33]" office:value-type="float" office:value="-0.0027640470827377" calcext:value-type="float">
            <text:p>-0.0027640471</text:p>
          </table:table-cell>
          <table:table-cell table:style-name="ce3" table:formula="of:=[.$P33]*[.S$32]*[.C33]" office:value-type="float" office:value="-0.0147366322590595" calcext:value-type="float">
            <text:p>-0.0147366323</text:p>
          </table:table-cell>
          <table:table-cell table:style-name="ce3" table:formula="of:=[.$P33]*[.T$32]*[.D33]" office:value-type="float" office:value="0.00822735700462885" calcext:value-type="float">
            <text:p>0.008227357</text:p>
          </table:table-cell>
          <table:table-cell table:style-name="ce3" table:formula="of:=[.$P33]*[.U$32]*[.E33]" office:value-type="float" office:value="-0.000898509520212903" calcext:value-type="float">
            <text:p>-0.0008985095</text:p>
          </table:table-cell>
          <table:table-cell table:style-name="ce3" table:formula="of:=[.$P33]*[.V$32]*[.F33]" office:value-type="float" office:value="0.0114295980784508" calcext:value-type="float">
            <text:p>0.0114295981</text:p>
          </table:table-cell>
          <table:table-cell table:style-name="ce3" table:formula="of:=[.$P33]*[.W$32]*[.G33]" office:value-type="float" office:value="-0.0110928937396828" calcext:value-type="float">
            <text:p>-0.0110928937</text:p>
          </table:table-cell>
          <table:table-cell table:style-name="ce3" table:formula="of:=[.$P33]*[.X$32]*[.H33]" office:value-type="float" office:value="0.00225088437084526" calcext:value-type="float">
            <text:p>0.0022508844</text:p>
          </table:table-cell>
          <table:table-cell table:style-name="ce3" table:formula="of:=[.$P33]*[.Y$32]*[.I33]" office:value-type="float" office:value="-0.00942347506540175" calcext:value-type="float">
            <text:p>-0.0094234751</text:p>
          </table:table-cell>
          <table:table-cell table:style-name="ce3" table:formula="of:=[.$P33]*[.Z$32]*[.J33]" office:value-type="float" office:value="0.00056392791446525" calcext:value-type="float">
            <text:p>0.0005639279</text:p>
          </table:table-cell>
          <table:table-cell table:style-name="ce3" table:formula="of:=[.$P33]*[.AA$32]*[.K33]" office:value-type="float" office:value="0.00552498398717041" calcext:value-type="float">
            <text:p>0.005524984</text:p>
          </table:table-cell>
          <table:table-cell table:style-name="ce3" table:formula="of:=[.$P33]*[.AB$32]*[.L33]" office:value-type="float" office:value="0.022082506359135" calcext:value-type="float">
            <text:p>0.0220825064</text:p>
          </table:table-cell>
          <table:table-cell table:formula="of:=SUM([.Q33:.AB33])" office:value-type="float" office:value="0.0664733146361609" calcext:value-type="float">
            <text:p>0.0664733146</text:p>
          </table:table-cell>
          <table:table-cell table:number-columns-repeated="995"/>
        </table:table-row>
        <table:table-row table:style-name="ro1">
          <table:table-cell table:formula="of:=COM.MICROSOFT.COVARIANCE.P([.$B$20:.$B$29];[.A$20:.A$29])" office:value-type="float" office:value="1.02180325926559" calcext:value-type="float">
            <text:p>1.0218032593</text:p>
          </table:table-cell>
          <table:table-cell table:formula="of:=COM.MICROSOFT.COVARIANCE.P([.$B$20:.$B$29];[.B$20:.B$29])" office:value-type="float" office:value="10.6888784116577" calcext:value-type="float">
            <text:p>10.6888784117</text:p>
          </table:table-cell>
          <table:table-cell table:formula="of:=COM.MICROSOFT.COVARIANCE.P([.$B$20:.$B$29];[.C$20:.C$29])" office:value-type="float" office:value="0.56360944306331" calcext:value-type="float">
            <text:p>0.5636094431</text:p>
          </table:table-cell>
          <table:table-cell table:formula="of:=COM.MICROSOFT.COVARIANCE.P([.$B$20:.$B$29];[.D$20:.D$29])" office:value-type="float" office:value="1.87660441641478" calcext:value-type="float">
            <text:p>1.8766044164</text:p>
          </table:table-cell>
          <table:table-cell table:formula="of:=COM.MICROSOFT.COVARIANCE.P([.$B$20:.$B$29];[.E$20:.E$29])" office:value-type="float" office:value="-2.08994264468234" calcext:value-type="float">
            <text:p>-2.0899426447</text:p>
          </table:table-cell>
          <table:table-cell table:formula="of:=COM.MICROSOFT.COVARIANCE.P([.$B$20:.$B$29];[.F$20:.F$29])" office:value-type="float" office:value="-2.98635755519394" calcext:value-type="float">
            <text:p>-2.9863575552</text:p>
          </table:table-cell>
          <table:table-cell table:formula="of:=COM.MICROSOFT.COVARIANCE.P([.$B$20:.$B$29];[.G$20:.G$29])" office:value-type="float" office:value="-0.20745821718523" calcext:value-type="float">
            <text:p>-0.2074582172</text:p>
          </table:table-cell>
          <table:table-cell table:formula="of:=COM.MICROSOFT.COVARIANCE.P([.$B$20:.$B$29];[.H$20:.H$29])" office:value-type="float" office:value="3.87739546307705" calcext:value-type="float">
            <text:p>3.8773954631</text:p>
          </table:table-cell>
          <table:table-cell table:formula="of:=COM.MICROSOFT.COVARIANCE.P([.$B$20:.$B$29];[.I$20:.I$29])" office:value-type="float" office:value="5.79104766986085" calcext:value-type="float">
            <text:p>5.7910476699</text:p>
          </table:table-cell>
          <table:table-cell table:formula="of:=COM.MICROSOFT.COVARIANCE.P([.$B$20:.$B$29];[.J$20:.J$29])" office:value-type="float" office:value="1.50978208289869" calcext:value-type="float">
            <text:p>1.5097820829</text:p>
          </table:table-cell>
          <table:table-cell table:formula="of:=COM.MICROSOFT.COVARIANCE.P([.$B$20:.$B$29];[.K$20:.K$29])" office:value-type="float" office:value="0.50814577831309" calcext:value-type="float">
            <text:p>0.5081457783</text:p>
          </table:table-cell>
          <table:table-cell table:formula="of:=COM.MICROSOFT.COVARIANCE.P([.$B$20:.$B$29];[.L$20:.L$29])" office:value-type="float" office:value="4.58302415383345" calcext:value-type="float">
            <text:p>4.5830241538</text:p>
          </table:table-cell>
          <table:table-cell table:number-columns-repeated="3"/>
          <table:table-cell table:style-name="ce6" table:formula="of:=[.R78]" office:value-type="float" office:value="-0.0264200846593763" calcext:value-type="float">
            <text:p>-0.0264200847</text:p>
          </table:table-cell>
          <table:table-cell table:style-name="ce3" table:formula="of:=[.$P$34]*[.Q$32]*[.A34]" office:value-type="float" office:value="-0.0027640470827377" calcext:value-type="float">
            <text:p>-0.0027640471</text:p>
          </table:table-cell>
          <table:table-cell table:style-name="ce3" table:formula="of:=[.$P$34]*[.R$32]*[.B34]" office:value-type="float" office:value="0.00746106024466373" calcext:value-type="float">
            <text:p>0.0074610602</text:p>
          </table:table-cell>
          <table:table-cell table:style-name="ce3" table:formula="of:=[.$P$34]*[.S$32]*[.C34]" office:value-type="float" office:value="-0.000404309644845211" calcext:value-type="float">
            <text:p>-0.0004043096</text:p>
          </table:table-cell>
          <table:table-cell table:style-name="ce3" table:formula="of:=[.$P$34]*[.T$32]*[.D34]" office:value-type="float" office:value="-0.00363842756610387" calcext:value-type="float">
            <text:p>-0.0036384276</text:p>
          </table:table-cell>
          <table:table-cell table:style-name="ce3" table:formula="of:=[.$P$34]*[.U$32]*[.E34]" office:value-type="float" office:value="-0.000740435434543219" calcext:value-type="float">
            <text:p>-0.0007404354</text:p>
          </table:table-cell>
          <table:table-cell table:style-name="ce3" table:formula="of:=[.$P$34]*[.V$32]*[.F34]" office:value-type="float" office:value="0.0112874082388902" calcext:value-type="float">
            <text:p>0.0112874082</text:p>
          </table:table-cell>
          <table:table-cell table:style-name="ce3" table:formula="of:=[.$P$34]*[.W$32]*[.G34]" office:value-type="float" office:value="0.0013545963115616" calcext:value-type="float">
            <text:p>0.0013545963</text:p>
          </table:table-cell>
          <table:table-cell table:style-name="ce3" table:formula="of:=[.$P$34]*[.X$32]*[.H34]" office:value-type="float" office:value="-0.0105043716538647" calcext:value-type="float">
            <text:p>-0.0105043717</text:p>
          </table:table-cell>
          <table:table-cell table:style-name="ce3" table:formula="of:=[.$P$34]*[.Y$32]*[.I34]" office:value-type="float" office:value="-0.00947828038115094" calcext:value-type="float">
            <text:p>-0.0094782804</text:p>
          </table:table-cell>
          <table:table-cell table:style-name="ce3" table:formula="of:=[.$P$34]*[.Z$32]*[.J34]" office:value-type="float" office:value="-0.00444356355026565" calcext:value-type="float">
            <text:p>-0.0044435636</text:p>
          </table:table-cell>
          <table:table-cell table:style-name="ce3" table:formula="of:=[.$P$34]*[.AA$32]*[.K34]" office:value-type="float" office:value="-0.000525433803350639" calcext:value-type="float">
            <text:p>-0.0005254338</text:p>
          </table:table-cell>
          <table:table-cell table:style-name="ce3" table:formula="of:=[.$P$34]*[.AB$32]*[.L34]" office:value-type="float" office:value="-0.0159440428419491" calcext:value-type="float">
            <text:p>-0.0159440428</text:p>
          </table:table-cell>
          <table:table-cell table:formula="of:=SUM([.Q34:.AB34])" office:value-type="float" office:value="-0.0283398471636955" calcext:value-type="float">
            <text:p>-0.0283398472</text:p>
          </table:table-cell>
          <table:table-cell table:number-columns-repeated="995"/>
        </table:table-row>
        <table:table-row table:style-name="ro1">
          <table:table-cell table:formula="of:=COM.MICROSOFT.COVARIANCE.P([.$C$20:.$C$29];[.A$20:.A$29])" office:value-type="float" office:value="-5.30093723984599" calcext:value-type="float">
            <text:p>-5.3009372398</text:p>
          </table:table-cell>
          <table:table-cell table:formula="of:=COM.MICROSOFT.COVARIANCE.P([.$C$20:.$C$29];[.B$20:.B$29])" office:value-type="float" office:value="0.56360944306331" calcext:value-type="float">
            <text:p>0.5636094431</text:p>
          </table:table-cell>
          <table:table-cell table:formula="of:=COM.MICROSOFT.COVARIANCE.P([.$C$20:.$C$29];[.C$20:.C$29])" office:value-type="float" office:value="26.4858712009551" calcext:value-type="float">
            <text:p>26.485871201</text:p>
          </table:table-cell>
          <table:table-cell table:formula="of:=COM.MICROSOFT.COVARIANCE.P([.$C$20:.$C$29];[.D$20:.D$29])" office:value-type="float" office:value="1.69907262693202" calcext:value-type="float">
            <text:p>1.6990726269</text:p>
          </table:table-cell>
          <table:table-cell table:formula="of:=COM.MICROSOFT.COVARIANCE.P([.$C$20:.$C$29];[.E$20:.E$29])" office:value-type="float" office:value="4.99307277355614" calcext:value-type="float">
            <text:p>4.9930727736</text:p>
          </table:table-cell>
          <table:table-cell table:formula="of:=COM.MICROSOFT.COVARIANCE.P([.$C$20:.$C$29];[.F$20:.F$29])" office:value-type="float" office:value="2.00814834890574" calcext:value-type="float">
            <text:p>2.0081483489</text:p>
          </table:table-cell>
          <table:table-cell table:formula="of:=COM.MICROSOFT.COVARIANCE.P([.$C$20:.$C$29];[.G$20:.G$29])" office:value-type="float" office:value="3.82822462085273" calcext:value-type="float">
            <text:p>3.8282246209</text:p>
          </table:table-cell>
          <table:table-cell table:formula="of:=COM.MICROSOFT.COVARIANCE.P([.$C$20:.$C$29];[.H$20:.H$29])" office:value-type="float" office:value="1.97478773295785" calcext:value-type="float">
            <text:p>1.974787733</text:p>
          </table:table-cell>
          <table:table-cell table:formula="of:=COM.MICROSOFT.COVARIANCE.P([.$C$20:.$C$29];[.I$20:.I$29])" office:value-type="float" office:value="7.70229175796525" calcext:value-type="float">
            <text:p>7.702291758</text:p>
          </table:table-cell>
          <table:table-cell table:formula="of:=COM.MICROSOFT.COVARIANCE.P([.$C$20:.$C$29];[.J$20:.J$29])" office:value-type="float" office:value="0.17530959575521" calcext:value-type="float">
            <text:p>0.1753095958</text:p>
          </table:table-cell>
          <table:table-cell table:formula="of:=COM.MICROSOFT.COVARIANCE.P([.$C$20:.$C$29];[.K$20:.K$29])" office:value-type="float" office:value="-4.53597873243599" calcext:value-type="float">
            <text:p>-4.5359787324</text:p>
          </table:table-cell>
          <table:table-cell table:formula="of:=COM.MICROSOFT.COVARIANCE.P([.$C$20:.$C$29];[.L$20:.L$29])" office:value-type="float" office:value="-7.29251536419595" calcext:value-type="float">
            <text:p>-7.2925153642</text:p>
          </table:table-cell>
          <table:table-cell table:number-columns-repeated="3"/>
          <table:table-cell table:style-name="ce6" table:formula="of:=[.R79]" office:value-type="float" office:value="0.0271519881691676" calcext:value-type="float">
            <text:p>0.0271519882</text:p>
          </table:table-cell>
          <table:table-cell table:style-name="ce3" table:formula="of:=[.$P$35]*[.Q$32]*[.A35]" office:value-type="float" office:value="-0.0147366322590595" calcext:value-type="float">
            <text:p>-0.0147366323</text:p>
          </table:table-cell>
          <table:table-cell table:style-name="ce3" table:formula="of:=[.$P$35]*[.R$32]*[.B35]" office:value-type="float" office:value="-0.000404309644845211" calcext:value-type="float">
            <text:p>-0.0004043096</text:p>
          </table:table-cell>
          <table:table-cell table:style-name="ce3" table:formula="of:=[.$P$35]*[.S$32]*[.C35]" office:value-type="float" office:value="0.0195261910497326" calcext:value-type="float">
            <text:p>0.019526191</text:p>
          </table:table-cell>
          <table:table-cell table:style-name="ce3" table:formula="of:=[.$P$35]*[.T$32]*[.D35]" office:value-type="float" office:value="0.00338548094209031" calcext:value-type="float">
            <text:p>0.0033854809</text:p>
          </table:table-cell>
          <table:table-cell table:style-name="ce3" table:formula="of:=[.$P$35]*[.U$32]*[.E35]" office:value-type="float" office:value="-0.00181797603244407" calcext:value-type="float">
            <text:p>-0.001817976</text:p>
          </table:table-cell>
          <table:table-cell table:style-name="ce3" table:formula="of:=[.$P$35]*[.V$32]*[.F35]" office:value-type="float" office:value="0.00780037805253635" calcext:value-type="float">
            <text:p>0.0078003781</text:p>
          </table:table-cell>
          <table:table-cell table:style-name="ce3" table:formula="of:=[.$P$35]*[.W$32]*[.G35]" office:value-type="float" office:value="0.0256888161264309" calcext:value-type="float">
            <text:p>0.0256888161</text:p>
          </table:table-cell>
          <table:table-cell table:style-name="ce3" table:formula="of:=[.$P$35]*[.X$32]*[.H35]" office:value-type="float" office:value="0.00549816581027147" calcext:value-type="float">
            <text:p>0.0054981658</text:p>
          </table:table-cell>
          <table:table-cell table:style-name="ce3" table:formula="of:=[.$P$35]*[.Y$32]*[.I35]" office:value-type="float" office:value="0.0129556679287157" calcext:value-type="float">
            <text:p>0.0129556679</text:p>
          </table:table-cell>
          <table:table-cell table:style-name="ce3" table:formula="of:=[.$P$35]*[.Z$32]*[.J35]" office:value-type="float" office:value="0.000530261685160206" calcext:value-type="float">
            <text:p>0.0005302617</text:p>
          </table:table-cell>
          <table:table-cell table:style-name="ce3" table:formula="of:=[.$P$35]*[.AA$32]*[.K35]" office:value-type="float" office:value="-0.00482023406944721" calcext:value-type="float">
            <text:p>-0.0048202341</text:p>
          </table:table-cell>
          <table:table-cell table:style-name="ce3" table:formula="of:=[.$P$35]*[.AB$32]*[.L35]" office:value-type="float" office:value="-0.0260730051338358" calcext:value-type="float">
            <text:p>-0.0260730051</text:p>
          </table:table-cell>
          <table:table-cell table:formula="of:=SUM([.Q35:.AB35])" office:value-type="float" office:value="0.0275328044553056" calcext:value-type="float">
            <text:p>0.0275328045</text:p>
          </table:table-cell>
          <table:table-cell table:number-columns-repeated="995"/>
        </table:table-row>
        <table:table-row table:style-name="ro1">
          <table:table-cell table:formula="of:=COM.MICROSOFT.COVARIANCE.P([.$D$20:.$D$29];[.A$20:.A$29])" office:value-type="float" office:value="1.09498860667078" calcext:value-type="float">
            <text:p>1.0949886067</text:p>
          </table:table-cell>
          <table:table-cell table:formula="of:=COM.MICROSOFT.COVARIANCE.P([.$D$20:.$D$29];[.B$20:.B$29])" office:value-type="float" office:value="1.87660441641478" calcext:value-type="float">
            <text:p>1.8766044164</text:p>
          </table:table-cell>
          <table:table-cell table:formula="of:=COM.MICROSOFT.COVARIANCE.P([.$D$20:.$D$29];[.C$20:.C$29])" office:value-type="float" office:value="1.69907262693202" calcext:value-type="float">
            <text:p>1.6990726269</text:p>
          </table:table-cell>
          <table:table-cell table:formula="of:=COM.MICROSOFT.COVARIANCE.P([.$D$20:.$D$29];[.D$20:.D$29])" office:value-type="float" office:value="5.94823487523376" calcext:value-type="float">
            <text:p>5.9482348752</text:p>
          </table:table-cell>
          <table:table-cell table:formula="of:=COM.MICROSOFT.COVARIANCE.P([.$D$20:.$D$29];[.E$20:.E$29])" office:value-type="float" office:value="-0.20179008700668" calcext:value-type="float">
            <text:p>-0.201790087</text:p>
          </table:table-cell>
          <table:table-cell table:formula="of:=COM.MICROSOFT.COVARIANCE.P([.$D$20:.$D$29];[.F$20:.F$29])" office:value-type="float" office:value="2.21162853758852" calcext:value-type="float">
            <text:p>2.2116285376</text:p>
          </table:table-cell>
          <table:table-cell table:formula="of:=COM.MICROSOFT.COVARIANCE.P([.$D$20:.$D$29];[.G$20:.G$29])" office:value-type="float" office:value="1.02826243662824" calcext:value-type="float">
            <text:p>1.0282624366</text:p>
          </table:table-cell>
          <table:table-cell table:formula="of:=COM.MICROSOFT.COVARIANCE.P([.$D$20:.$D$29];[.H$20:.H$29])" office:value-type="float" office:value="-1.168833589822" calcext:value-type="float">
            <text:p>-1.1688335898</text:p>
          </table:table-cell>
          <table:table-cell table:formula="of:=COM.MICROSOFT.COVARIANCE.P([.$D$20:.$D$29];[.I$20:.I$29])" office:value-type="float" office:value="-4.3344369736116" calcext:value-type="float">
            <text:p>-4.3344369736</text:p>
          </table:table-cell>
          <table:table-cell table:formula="of:=COM.MICROSOFT.COVARIANCE.P([.$D$20:.$D$29];[.J$20:.J$29])" office:value-type="float" office:value="-0.50590537941412" calcext:value-type="float">
            <text:p>-0.5059053794</text:p>
          </table:table-cell>
          <table:table-cell table:formula="of:=COM.MICROSOFT.COVARIANCE.P([.$D$20:.$D$29];[.K$20:.K$29])" office:value-type="float" office:value="2.50056475421608" calcext:value-type="float">
            <text:p>2.5005647542</text:p>
          </table:table-cell>
          <table:table-cell table:formula="of:=COM.MICROSOFT.COVARIANCE.P([.$D$20:.$D$29];[.L$20:.L$29])" office:value-type="float" office:value="-2.4355428723118" calcext:value-type="float">
            <text:p>-2.4355428723</text:p>
          </table:table-cell>
          <table:table-cell table:number-columns-repeated="3"/>
          <table:table-cell table:style-name="ce6" table:formula="of:=[.R80]" office:value-type="float" office:value="0.0733849148118098" calcext:value-type="float">
            <text:p>0.0733849148</text:p>
          </table:table-cell>
          <table:table-cell table:style-name="ce3" table:formula="of:=[.$P$36]*[.Q$32]*[.A36]" office:value-type="float" office:value="0.00822735700462885" calcext:value-type="float">
            <text:p>0.008227357</text:p>
          </table:table-cell>
          <table:table-cell table:style-name="ce3" table:formula="of:=[.$P$36]*[.R$32]*[.B36]" office:value-type="float" office:value="-0.00363842756610387" calcext:value-type="float">
            <text:p>-0.0036384276</text:p>
          </table:table-cell>
          <table:table-cell table:style-name="ce3" table:formula="of:=[.$P$36]*[.S$32]*[.C36]" office:value-type="float" office:value="0.00338548094209031" calcext:value-type="float">
            <text:p>0.0033854809</text:p>
          </table:table-cell>
          <table:table-cell table:style-name="ce3" table:formula="of:=[.$P$36]*[.T$32]*[.D36]" office:value-type="float" office:value="0.0320333012384141" calcext:value-type="float">
            <text:p>0.0320333012</text:p>
          </table:table-cell>
          <table:table-cell table:style-name="ce3" table:formula="of:=[.$P$36]*[.U$32]*[.E36]" office:value-type="float" office:value="0.00019857530748488" calcext:value-type="float">
            <text:p>0.0001985753</text:p>
          </table:table-cell>
          <table:table-cell table:style-name="ce3" table:formula="of:=[.$P$36]*[.V$32]*[.F36]" office:value-type="float" office:value="0.0232186627275931" calcext:value-type="float">
            <text:p>0.0232186627</text:p>
          </table:table-cell>
          <table:table-cell table:style-name="ce3" table:formula="of:=[.$P$36]*[.W$32]*[.G36]" office:value-type="float" office:value="0.0186490111123062" calcext:value-type="float">
            <text:p>0.0186490111</text:p>
          </table:table-cell>
          <table:table-cell table:style-name="ce3" table:formula="of:=[.$P$36]*[.X$32]*[.H36]" office:value-type="float" office:value="-0.00879539310146715" calcext:value-type="float">
            <text:p>-0.0087953931</text:p>
          </table:table-cell>
          <table:table-cell table:style-name="ce3" table:formula="of:=[.$P$36]*[.Y$32]*[.I36]" office:value-type="float" office:value="-0.0197050569120558" calcext:value-type="float">
            <text:p>-0.0197050569</text:p>
          </table:table-cell>
          <table:table-cell table:style-name="ce3" table:formula="of:=[.$P$36]*[.Z$32]*[.J36]" office:value-type="float" office:value="-0.00413579511039295" calcext:value-type="float">
            <text:p>-0.0041357951</text:p>
          </table:table-cell>
          <table:table-cell table:style-name="ce3" table:formula="of:=[.$P$36]*[.AA$32]*[.K36]" office:value-type="float" office:value="0.00718191701184836" calcext:value-type="float">
            <text:p>0.007181917</text:p>
          </table:table-cell>
          <table:table-cell table:style-name="ce3" table:formula="of:=[.$P$36]*[.AB$32]*[.L36]" office:value-type="float" office:value="-0.0235350255876774" calcext:value-type="float">
            <text:p>-0.0235350256</text:p>
          </table:table-cell>
          <table:table-cell table:formula="of:=SUM([.Q36:.AB36])" office:value-type="float" office:value="0.0330846070666687" calcext:value-type="float">
            <text:p>0.0330846071</text:p>
          </table:table-cell>
          <table:table-cell table:number-columns-repeated="995"/>
        </table:table-row>
        <table:table-row table:style-name="ro1">
          <table:table-cell table:formula="of:=COM.MICROSOFT.COVARIANCE.P([.$E$20:.$E$29];[.A$20:.A$29])" office:value-type="float" office:value="0.65442534915256" calcext:value-type="float">
            <text:p>0.6544253492</text:p>
          </table:table-cell>
          <table:table-cell table:formula="of:=COM.MICROSOFT.COVARIANCE.P([.$E$20:.$E$29];[.B$20:.B$29])" office:value-type="float" office:value="-2.08994264468234" calcext:value-type="float">
            <text:p>-2.0899426447</text:p>
          </table:table-cell>
          <table:table-cell table:formula="of:=COM.MICROSOFT.COVARIANCE.P([.$E$20:.$E$29];[.C$20:.C$29])" office:value-type="float" office:value="4.99307277355614" calcext:value-type="float">
            <text:p>4.9930727736</text:p>
          </table:table-cell>
          <table:table-cell table:formula="of:=COM.MICROSOFT.COVARIANCE.P([.$E$20:.$E$29];[.D$20:.D$29])" office:value-type="float" office:value="-0.20179008700668" calcext:value-type="float">
            <text:p>-0.201790087</text:p>
          </table:table-cell>
          <table:table-cell table:formula="of:=COM.MICROSOFT.COVARIANCE.P([.$E$20:.$E$29];[.E$20:.E$29])" office:value-type="float" office:value="6.98727944690044" calcext:value-type="float">
            <text:p>6.9872794469</text:p>
          </table:table-cell>
          <table:table-cell table:formula="of:=COM.MICROSOFT.COVARIANCE.P([.$E$20:.$E$29];[.F$20:.F$29])" office:value-type="float" office:value="4.77665274283884" calcext:value-type="float">
            <text:p>4.7766527428</text:p>
          </table:table-cell>
          <table:table-cell table:formula="of:=COM.MICROSOFT.COVARIANCE.P([.$E$20:.$E$29];[.G$20:.G$29])" office:value-type="float" office:value="0.78479140252328" calcext:value-type="float">
            <text:p>0.7847914025</text:p>
          </table:table-cell>
          <table:table-cell table:formula="of:=COM.MICROSOFT.COVARIANCE.P([.$E$20:.$E$29];[.H$20:.H$29])" office:value-type="float" office:value="3.0648726526341" calcext:value-type="float">
            <text:p>3.0648726526</text:p>
          </table:table-cell>
          <table:table-cell table:formula="of:=COM.MICROSOFT.COVARIANCE.P([.$E$20:.$E$29];[.I$20:.I$29])" office:value-type="float" office:value="0.821749271997501" calcext:value-type="float">
            <text:p>0.821749272</text:p>
          </table:table-cell>
          <table:table-cell table:formula="of:=COM.MICROSOFT.COVARIANCE.P([.$E$20:.$E$29];[.J$20:.J$29])" office:value-type="float" office:value="1.94864004510206" calcext:value-type="float">
            <text:p>1.9486400451</text:p>
          </table:table-cell>
          <table:table-cell table:formula="of:=COM.MICROSOFT.COVARIANCE.P([.$E$20:.$E$29];[.K$20:.K$29])" office:value-type="float" office:value="2.75390419364006" calcext:value-type="float">
            <text:p>2.7539041936</text:p>
          </table:table-cell>
          <table:table-cell table:formula="of:=COM.MICROSOFT.COVARIANCE.P([.$E$20:.$E$29];[.L$20:.L$29])" office:value-type="float" office:value="-5.717345104533" calcext:value-type="float">
            <text:p>-5.7173451045</text:p>
          </table:table-cell>
          <table:table-cell table:number-columns-repeated="3"/>
          <table:table-cell table:style-name="ce6" table:formula="of:=[.R81]" office:value-type="float" office:value="-0.0134096864052973" calcext:value-type="float">
            <text:p>-0.0134096864</text:p>
          </table:table-cell>
          <table:table-cell table:style-name="ce3" table:formula="of:=[.$P$37]*[.Q$32]*[.A37]" office:value-type="float" office:value="-0.000898509520212903" calcext:value-type="float">
            <text:p>-0.0008985095</text:p>
          </table:table-cell>
          <table:table-cell table:style-name="ce3" table:formula="of:=[.$P$37]*[.R$32]*[.B37]" office:value-type="float" office:value="-0.000740435434543219" calcext:value-type="float">
            <text:p>-0.0007404354</text:p>
          </table:table-cell>
          <table:table-cell table:style-name="ce3" table:formula="of:=[.$P$37]*[.S$32]*[.C37]" office:value-type="float" office:value="-0.00181797603244407" calcext:value-type="float">
            <text:p>-0.001817976</text:p>
          </table:table-cell>
          <table:table-cell table:style-name="ce3" table:formula="of:=[.$P$37]*[.T$32]*[.D37]" office:value-type="float" office:value="0.00019857530748488" calcext:value-type="float">
            <text:p>0.0001985753</text:p>
          </table:table-cell>
          <table:table-cell table:style-name="ce3" table:formula="of:=[.$P$37]*[.U$32]*[.E37]" office:value-type="float" office:value="0.00125645042051041" calcext:value-type="float">
            <text:p>0.0012564504</text:p>
          </table:table-cell>
          <table:table-cell table:style-name="ce3" table:formula="of:=[.$P$37]*[.V$32]*[.F37]" office:value-type="float" office:value="-0.00916348165742112" calcext:value-type="float">
            <text:p>-0.0091634817</text:p>
          </table:table-cell>
          <table:table-cell table:style-name="ce3" table:formula="of:=[.$P$37]*[.W$32]*[.G37]" office:value-type="float" office:value="-0.0026008655412028" calcext:value-type="float">
            <text:p>-0.0026008655</text:p>
          </table:table-cell>
          <table:table-cell table:style-name="ce3" table:formula="of:=[.$P$37]*[.X$32]*[.H37]" office:value-type="float" office:value="-0.00421431342936659" calcext:value-type="float">
            <text:p>-0.0042143134</text:p>
          </table:table-cell>
          <table:table-cell table:style-name="ce3" table:formula="of:=[.$P$37]*[.Y$32]*[.I37]" office:value-type="float" office:value="-0.000682646953624399" calcext:value-type="float">
            <text:p>-0.000682647</text:p>
          </table:table-cell>
          <table:table-cell table:style-name="ce3" table:formula="of:=[.$P$37]*[.Z$32]*[.J37]" office:value-type="float" office:value="-0.002910939427542" calcext:value-type="float">
            <text:p>-0.0029109394</text:p>
          </table:table-cell>
          <table:table-cell table:style-name="ce3" table:formula="of:=[.$P$37]*[.AA$32]*[.K37]" office:value-type="float" office:value="-0.00144531640349757" calcext:value-type="float">
            <text:p>-0.0014453164</text:p>
          </table:table-cell>
          <table:table-cell table:style-name="ce3" table:formula="of:=[.$P$37]*[.AB$32]*[.L37]" office:value-type="float" office:value="0.0100954371820299" calcext:value-type="float">
            <text:p>0.0100954372</text:p>
          </table:table-cell>
          <table:table-cell table:formula="of:=SUM([.Q37:.AB37])" office:value-type="float" office:value="-0.0129240214898295" calcext:value-type="float">
            <text:p>-0.0129240215</text:p>
          </table:table-cell>
          <table:table-cell table:number-columns-repeated="995"/>
        </table:table-row>
        <table:table-row table:style-name="ro1">
          <table:table-cell table:formula="of:=COM.MICROSOFT.COVARIANCE.P([.$F$20:.$F$29];[.A$20:.A$29])" office:value-type="float" office:value="0.78031290111346" calcext:value-type="float">
            <text:p>0.7803129011</text:p>
          </table:table-cell>
          <table:table-cell table:formula="of:=COM.MICROSOFT.COVARIANCE.P([.$F$20:.$F$29];[.B$20:.B$29])" office:value-type="float" office:value="-2.98635755519394" calcext:value-type="float">
            <text:p>-2.9863575552</text:p>
          </table:table-cell>
          <table:table-cell table:formula="of:=COM.MICROSOFT.COVARIANCE.P([.$F$20:.$F$29];[.C$20:.C$29])" office:value-type="float" office:value="2.00814834890574" calcext:value-type="float">
            <text:p>2.0081483489</text:p>
          </table:table-cell>
          <table:table-cell table:formula="of:=COM.MICROSOFT.COVARIANCE.P([.$F$20:.$F$29];[.D$20:.D$29])" office:value-type="float" office:value="2.21162853758852" calcext:value-type="float">
            <text:p>2.2116285376</text:p>
          </table:table-cell>
          <table:table-cell table:formula="of:=COM.MICROSOFT.COVARIANCE.P([.$F$20:.$F$29];[.E$20:.E$29])" office:value-type="float" office:value="4.77665274283884" calcext:value-type="float">
            <text:p>4.7766527428</text:p>
          </table:table-cell>
          <table:table-cell table:formula="of:=COM.MICROSOFT.COVARIANCE.P([.$F$20:.$F$29];[.F$20:.F$29])" office:value-type="float" office:value="5.31198363118484" calcext:value-type="float">
            <text:p>5.3119836312</text:p>
          </table:table-cell>
          <table:table-cell table:formula="of:=COM.MICROSOFT.COVARIANCE.P([.$F$20:.$F$29];[.G$20:.G$29])" office:value-type="float" office:value="0.86450026155518" calcext:value-type="float">
            <text:p>0.8645002616</text:p>
          </table:table-cell>
          <table:table-cell table:formula="of:=COM.MICROSOFT.COVARIANCE.P([.$F$20:.$F$29];[.H$20:.H$29])" office:value-type="float" office:value="0.9621743378436" calcext:value-type="float">
            <text:p>0.9621743378</text:p>
          </table:table-cell>
          <table:table-cell table:formula="of:=COM.MICROSOFT.COVARIANCE.P([.$F$20:.$F$29];[.I$20:.I$29])" office:value-type="float" office:value="-3.0226071988517" calcext:value-type="float">
            <text:p>-3.0226071989</text:p>
          </table:table-cell>
          <table:table-cell table:formula="of:=COM.MICROSOFT.COVARIANCE.P([.$F$20:.$F$29];[.J$20:.J$29])" office:value-type="float" office:value="0.48830067125006" calcext:value-type="float">
            <text:p>0.4883006713</text:p>
          </table:table-cell>
          <table:table-cell table:formula="of:=COM.MICROSOFT.COVARIANCE.P([.$F$20:.$F$29];[.K$20:.K$29])" office:value-type="float" office:value="4.11489544996866" calcext:value-type="float">
            <text:p>4.11489545</text:p>
          </table:table-cell>
          <table:table-cell table:formula="of:=COM.MICROSOFT.COVARIANCE.P([.$F$20:.$F$29];[.L$20:.L$29])" office:value-type="float" office:value="-6.0406522247373" calcext:value-type="float">
            <text:p>-6.0406522247</text:p>
          </table:table-cell>
          <table:table-cell table:number-columns-repeated="3"/>
          <table:table-cell table:style-name="ce6" table:formula="of:=[.R82]" office:value-type="float" office:value="0.143060000900323" calcext:value-type="float">
            <text:p>0.1430600009</text:p>
          </table:table-cell>
          <table:table-cell table:style-name="ce3" table:formula="of:=[.$P$38]*[.Q$32]*[.A38]" office:value-type="float" office:value="0.0114295980784508" calcext:value-type="float">
            <text:p>0.0114295981</text:p>
          </table:table-cell>
          <table:table-cell table:style-name="ce3" table:formula="of:=[.$P$38]*[.R$32]*[.B38]" office:value-type="float" office:value="0.0112874082388902" calcext:value-type="float">
            <text:p>0.0112874082</text:p>
          </table:table-cell>
          <table:table-cell table:style-name="ce3" table:formula="of:=[.$P$38]*[.S$32]*[.C38]" office:value-type="float" office:value="0.00780037805253635" calcext:value-type="float">
            <text:p>0.0078003781</text:p>
          </table:table-cell>
          <table:table-cell table:style-name="ce3" table:formula="of:=[.$P$38]*[.T$32]*[.D38]" office:value-type="float" office:value="0.0232186627275931" calcext:value-type="float">
            <text:p>0.0232186627</text:p>
          </table:table-cell>
          <table:table-cell table:style-name="ce3" table:formula="of:=[.$P$38]*[.U$32]*[.E38]" office:value-type="float" office:value="-0.00916348165742112" calcext:value-type="float">
            <text:p>-0.0091634817</text:p>
          </table:table-cell>
          <table:table-cell table:style-name="ce3" table:formula="of:=[.$P$38]*[.V$32]*[.F38]" office:value-type="float" office:value="0.10871592740472" calcext:value-type="float">
            <text:p>0.1087159274</text:p>
          </table:table-cell>
          <table:table-cell table:style-name="ce3" table:formula="of:=[.$P$38]*[.W$32]*[.G38]" office:value-type="float" office:value="0.030565281143529" calcext:value-type="float">
            <text:p>0.0305652811</text:p>
          </table:table-cell>
          <table:table-cell table:style-name="ce3" table:formula="of:=[.$P$38]*[.X$32]*[.H38]" office:value-type="float" office:value="0.0141145738198147" calcext:value-type="float">
            <text:p>0.0141145738</text:p>
          </table:table-cell>
          <table:table-cell table:style-name="ce3" table:formula="of:=[.$P$38]*[.Y$32]*[.I38]" office:value-type="float" office:value="-0.0267878675280688" calcext:value-type="float">
            <text:p>-0.0267878675</text:p>
          </table:table-cell>
          <table:table-cell table:style-name="ce3" table:formula="of:=[.$P$38]*[.Z$32]*[.J38]" office:value-type="float" office:value="0.00778195057822278" calcext:value-type="float">
            <text:p>0.0077819506</text:p>
          </table:table-cell>
          <table:table-cell table:style-name="ce3" table:formula="of:=[.$P$38]*[.AA$32]*[.K38]" office:value-type="float" office:value="0.0230394714302787" calcext:value-type="float">
            <text:p>0.0230394714</text:p>
          </table:table-cell>
          <table:table-cell table:style-name="ce3" table:formula="of:=[.$P$38]*[.AB$32]*[.L38]" office:value-type="float" office:value="-0.113792636044506" calcext:value-type="float">
            <text:p>-0.113792636</text:p>
          </table:table-cell>
          <table:table-cell table:formula="of:=SUM([.Q38:.AB38])" office:value-type="float" office:value="0.0882092662440393" calcext:value-type="float">
            <text:p>0.0882092662</text:p>
          </table:table-cell>
          <table:table-cell table:number-columns-repeated="995"/>
        </table:table-row>
        <table:table-row table:style-name="ro1">
          <table:table-cell table:formula="of:=COM.MICROSOFT.COVARIANCE.P([.$G$20:.$G$29];[.A$20:.A$29])" office:value-type="float" office:value="-0.43838517843003" calcext:value-type="float">
            <text:p>-0.4383851784</text:p>
          </table:table-cell>
          <table:table-cell table:formula="of:=COM.MICROSOFT.COVARIANCE.P([.$G$20:.$G$29];[.B$20:.B$29])" office:value-type="float" office:value="-0.20745821718523" calcext:value-type="float">
            <text:p>-0.2074582172</text:p>
          </table:table-cell>
          <table:table-cell table:formula="of:=COM.MICROSOFT.COVARIANCE.P([.$G$20:.$G$29];[.C$20:.C$29])" office:value-type="float" office:value="3.82822462085273" calcext:value-type="float">
            <text:p>3.8282246209</text:p>
          </table:table-cell>
          <table:table-cell table:formula="of:=COM.MICROSOFT.COVARIANCE.P([.$G$20:.$G$29];[.D$20:.D$29])" office:value-type="float" office:value="1.02826243662824" calcext:value-type="float">
            <text:p>1.0282624366</text:p>
          </table:table-cell>
          <table:table-cell table:formula="of:=COM.MICROSOFT.COVARIANCE.P([.$G$20:.$G$29];[.E$20:.E$29])" office:value-type="float" office:value="0.78479140252328" calcext:value-type="float">
            <text:p>0.7847914025</text:p>
          </table:table-cell>
          <table:table-cell table:formula="of:=COM.MICROSOFT.COVARIANCE.P([.$G$20:.$G$29];[.F$20:.F$29])" office:value-type="float" office:value="0.86450026155518" calcext:value-type="float">
            <text:p>0.8645002616</text:p>
          </table:table-cell>
          <table:table-cell table:formula="of:=COM.MICROSOFT.COVARIANCE.P([.$G$20:.$G$29];[.G$20:.G$29])" office:value-type="float" office:value="2.00253907247901" calcext:value-type="float">
            <text:p>2.0025390725</text:p>
          </table:table-cell>
          <table:table-cell table:formula="of:=COM.MICROSOFT.COVARIANCE.P([.$G$20:.$G$29];[.H$20:.H$29])" office:value-type="float" office:value="-0.31527120131045" calcext:value-type="float">
            <text:p>-0.3152712013</text:p>
          </table:table-cell>
          <table:table-cell table:formula="of:=COM.MICROSOFT.COVARIANCE.P([.$G$20:.$G$29];[.I$20:.I$29])" office:value-type="float" office:value="-0.98982422657225" calcext:value-type="float">
            <text:p>-0.9898242266</text:p>
          </table:table-cell>
          <table:table-cell table:formula="of:=COM.MICROSOFT.COVARIANCE.P([.$G$20:.$G$29];[.J$20:.J$29])" office:value-type="float" office:value="-0.96268418049923" calcext:value-type="float">
            <text:p>-0.9626841805</text:p>
          </table:table-cell>
          <table:table-cell table:formula="of:=COM.MICROSOFT.COVARIANCE.P([.$G$20:.$G$29];[.K$20:.K$29])" office:value-type="float" office:value="0.182956900406869" calcext:value-type="float">
            <text:p>0.1829569004</text:p>
          </table:table-cell>
          <table:table-cell table:formula="of:=COM.MICROSOFT.COVARIANCE.P([.$G$20:.$G$29];[.L$20:.L$29])" office:value-type="float" office:value="-0.68331257914835" calcext:value-type="float">
            <text:p>-0.6833125791</text:p>
          </table:table-cell>
          <table:table-cell table:number-columns-repeated="3"/>
          <table:table-cell table:style-name="ce6" table:formula="of:=[.R83]" office:value-type="float" office:value="0.247141138155673" calcext:value-type="float">
            <text:p>0.2471411382</text:p>
          </table:table-cell>
          <table:table-cell table:style-name="ce3" table:formula="of:=[.$P$39]*[.Q$32]*[.A39]" office:value-type="float" office:value="-0.0110928937396828" calcext:value-type="float">
            <text:p>-0.0110928937</text:p>
          </table:table-cell>
          <table:table-cell table:style-name="ce3" table:formula="of:=[.$P$39]*[.R$32]*[.B39]" office:value-type="float" office:value="0.0013545963115616" calcext:value-type="float">
            <text:p>0.0013545963</text:p>
          </table:table-cell>
          <table:table-cell table:style-name="ce3" table:formula="of:=[.$P$39]*[.S$32]*[.C39]" office:value-type="float" office:value="0.0256888161264309" calcext:value-type="float">
            <text:p>0.0256888161</text:p>
          </table:table-cell>
          <table:table-cell table:style-name="ce3" table:formula="of:=[.$P$39]*[.T$32]*[.D39]" office:value-type="float" office:value="0.0186490111123062" calcext:value-type="float">
            <text:p>0.0186490111</text:p>
          </table:table-cell>
          <table:table-cell table:style-name="ce3" table:formula="of:=[.$P$39]*[.U$32]*[.E39]" office:value-type="float" office:value="-0.0026008655412028" calcext:value-type="float">
            <text:p>-0.0026008655</text:p>
          </table:table-cell>
          <table:table-cell table:style-name="ce3" table:formula="of:=[.$P$39]*[.V$32]*[.F39]" office:value-type="float" office:value="0.030565281143529" calcext:value-type="float">
            <text:p>0.0305652811</text:p>
          </table:table-cell>
          <table:table-cell table:style-name="ce3" table:formula="of:=[.$P$39]*[.W$32]*[.G39]" office:value-type="float" office:value="0.122312567691057" calcext:value-type="float">
            <text:p>0.1223125677</text:p>
          </table:table-cell>
          <table:table-cell table:style-name="ce3" table:formula="of:=[.$P$39]*[.X$32]*[.H39]" office:value-type="float" office:value="-0.00798960153574337" calcext:value-type="float">
            <text:p>-0.0079896015</text:p>
          </table:table-cell>
          <table:table-cell table:style-name="ce3" table:formula="of:=[.$P$39]*[.Y$32]*[.I39]" office:value-type="float" office:value="-0.0151544901029617" calcext:value-type="float">
            <text:p>-0.0151544901</text:p>
          </table:table-cell>
          <table:table-cell table:style-name="ce3" table:formula="of:=[.$P$39]*[.Z$32]*[.J39]" office:value-type="float" office:value="-0.0265040230915521" calcext:value-type="float">
            <text:p>-0.0265040231</text:p>
          </table:table-cell>
          <table:table-cell table:style-name="ce3" table:formula="of:=[.$P$39]*[.AA$32]*[.K39]" office:value-type="float" office:value="0.00176965789923492" calcext:value-type="float">
            <text:p>0.0017696579</text:p>
          </table:table-cell>
          <table:table-cell table:style-name="ce3" table:formula="of:=[.$P$39]*[.AB$32]*[.L39]" office:value-type="float" office:value="-0.0222370186228738" calcext:value-type="float">
            <text:p>-0.0222370186</text:p>
          </table:table-cell>
          <table:table-cell table:formula="of:=SUM([.Q39:.AB39])" office:value-type="float" office:value="0.114761037650103" calcext:value-type="float">
            <text:p>0.1147610377</text:p>
          </table:table-cell>
          <table:table-cell table:number-columns-repeated="995"/>
        </table:table-row>
        <table:table-row table:style-name="ro1">
          <table:table-cell table:formula="of:=COM.MICROSOFT.COVARIANCE.P([.$H$20:.$H$29];[.A$20:.A$29])" office:value-type="float" office:value="0.21439441181075" calcext:value-type="float">
            <text:p>0.2143944118</text:p>
          </table:table-cell>
          <table:table-cell table:formula="of:=COM.MICROSOFT.COVARIANCE.P([.$H$20:.$H$29];[.B$20:.B$29])" office:value-type="float" office:value="3.87739546307705" calcext:value-type="float">
            <text:p>3.8773954631</text:p>
          </table:table-cell>
          <table:table-cell table:formula="of:=COM.MICROSOFT.COVARIANCE.P([.$H$20:.$H$29];[.C$20:.C$29])" office:value-type="float" office:value="1.97478773295785" calcext:value-type="float">
            <text:p>1.974787733</text:p>
          </table:table-cell>
          <table:table-cell table:formula="of:=COM.MICROSOFT.COVARIANCE.P([.$H$20:.$H$29];[.D$20:.D$29])" office:value-type="float" office:value="-1.168833589822" calcext:value-type="float">
            <text:p>-1.1688335898</text:p>
          </table:table-cell>
          <table:table-cell table:formula="of:=COM.MICROSOFT.COVARIANCE.P([.$H$20:.$H$29];[.E$20:.E$29])" office:value-type="float" office:value="3.0648726526341" calcext:value-type="float">
            <text:p>3.0648726526</text:p>
          </table:table-cell>
          <table:table-cell table:formula="of:=COM.MICROSOFT.COVARIANCE.P([.$H$20:.$H$29];[.F$20:.F$29])" office:value-type="float" office:value="0.9621743378436" calcext:value-type="float">
            <text:p>0.9621743378</text:p>
          </table:table-cell>
          <table:table-cell table:formula="of:=COM.MICROSOFT.COVARIANCE.P([.$H$20:.$H$29];[.G$20:.G$29])" office:value-type="float" office:value="-0.31527120131045" calcext:value-type="float">
            <text:p>-0.3152712013</text:p>
          </table:table-cell>
          <table:table-cell table:formula="of:=COM.MICROSOFT.COVARIANCE.P([.$H$20:.$H$29];[.H$20:.H$29])" office:value-type="float" office:value="4.98506860292105" calcext:value-type="float">
            <text:p>4.9850686029</text:p>
          </table:table-cell>
          <table:table-cell table:formula="of:=COM.MICROSOFT.COVARIANCE.P([.$H$20:.$H$29];[.I$20:.I$29])" office:value-type="float" office:value="6.01026181546235" calcext:value-type="float">
            <text:p>6.0102618155</text:p>
          </table:table-cell>
          <table:table-cell table:formula="of:=COM.MICROSOFT.COVARIANCE.P([.$H$20:.$H$29];[.J$20:.J$29])" office:value-type="float" office:value="2.44717739736295" calcext:value-type="float">
            <text:p>2.4471773974</text:p>
          </table:table-cell>
          <table:table-cell table:formula="of:=COM.MICROSOFT.COVARIANCE.P([.$H$20:.$H$29];[.K$20:.K$29])" office:value-type="float" office:value="2.26551962293125" calcext:value-type="float">
            <text:p>2.2655196229</text:p>
          </table:table-cell>
          <table:table-cell table:formula="of:=COM.MICROSOFT.COVARIANCE.P([.$H$20:.$H$29];[.L$20:.L$29])" office:value-type="float" office:value="-0.96849044957145" calcext:value-type="float">
            <text:p>-0.9684904496</text:p>
          </table:table-cell>
          <table:table-cell table:number-columns-repeated="3"/>
          <table:table-cell table:style-name="ce6" table:formula="of:=[.R84]" office:value-type="float" office:value="0.102540581592553" calcext:value-type="float">
            <text:p>0.1025405816</text:p>
          </table:table-cell>
          <table:table-cell table:style-name="ce3" table:formula="of:=[.$P$40]*[.Q$32]*[.A40]" office:value-type="float" office:value="0.00225088437084526" calcext:value-type="float">
            <text:p>0.0022508844</text:p>
          </table:table-cell>
          <table:table-cell table:style-name="ce3" table:formula="of:=[.$P$40]*[.R$32]*[.B40]" office:value-type="float" office:value="-0.0105043716538647" calcext:value-type="float">
            <text:p>-0.0105043717</text:p>
          </table:table-cell>
          <table:table-cell table:style-name="ce3" table:formula="of:=[.$P$40]*[.S$32]*[.C40]" office:value-type="float" office:value="0.00549816581027147" calcext:value-type="float">
            <text:p>0.0054981658</text:p>
          </table:table-cell>
          <table:table-cell table:style-name="ce3" table:formula="of:=[.$P$40]*[.T$32]*[.D40]" office:value-type="float" office:value="-0.00879539310146715" calcext:value-type="float">
            <text:p>-0.0087953931</text:p>
          </table:table-cell>
          <table:table-cell table:style-name="ce3" table:formula="of:=[.$P$40]*[.U$32]*[.E40]" office:value-type="float" office:value="-0.00421431342936659" calcext:value-type="float">
            <text:p>-0.0042143134</text:p>
          </table:table-cell>
          <table:table-cell table:style-name="ce3" table:formula="of:=[.$P$40]*[.V$32]*[.F40]" office:value-type="float" office:value="0.0141145738198147" calcext:value-type="float">
            <text:p>0.0141145738</text:p>
          </table:table-cell>
          <table:table-cell table:style-name="ce3" table:formula="of:=[.$P$40]*[.W$32]*[.G40]" office:value-type="float" office:value="-0.00798960153574337" calcext:value-type="float">
            <text:p>-0.0079896015</text:p>
          </table:table-cell>
          <table:table-cell table:style-name="ce3" table:formula="of:=[.$P$40]*[.X$32]*[.H40]" office:value-type="float" office:value="0.0524158571338703" calcext:value-type="float">
            <text:p>0.0524158571</text:p>
          </table:table-cell>
          <table:table-cell table:style-name="ce3" table:formula="of:=[.$P$40]*[.Y$32]*[.I40]" office:value-type="float" office:value="0.0381792483517908" calcext:value-type="float">
            <text:p>0.0381792484</text:p>
          </table:table-cell>
          <table:table-cell table:style-name="ce3" table:formula="of:=[.$P$40]*[.Z$32]*[.J40]" office:value-type="float" office:value="0.0279540123518427" calcext:value-type="float">
            <text:p>0.0279540124</text:p>
          </table:table-cell>
          <table:table-cell table:style-name="ce3" table:formula="of:=[.$P$40]*[.AA$32]*[.K40]" office:value-type="float" office:value="0.00909199288438804" calcext:value-type="float">
            <text:p>0.0090919929</text:p>
          </table:table-cell>
          <table:table-cell table:style-name="ce3" table:formula="of:=[.$P$40]*[.AB$32]*[.L40]" office:value-type="float" office:value="-0.013076852357496" calcext:value-type="float">
            <text:p>-0.0130768524</text:p>
          </table:table-cell>
          <table:table-cell table:formula="of:=SUM([.Q40:.AB40])" office:value-type="float" office:value="0.104924202644886" calcext:value-type="float">
            <text:p>0.1049242026</text:p>
          </table:table-cell>
          <table:table-cell table:number-columns-repeated="995"/>
        </table:table-row>
        <table:table-row table:style-name="ro1">
          <table:table-cell table:formula="of:=COM.MICROSOFT.COVARIANCE.P([.$I$20:.$I$29];[.A$20:.A$29])" office:value-type="float" office:value="-1.48569249997665" calcext:value-type="float">
            <text:p>-1.4856925</text:p>
          </table:table-cell>
          <table:table-cell table:formula="of:=COM.MICROSOFT.COVARIANCE.P([.$I$20:.$I$29];[.B$20:.B$29])" office:value-type="float" office:value="5.79104766986085" calcext:value-type="float">
            <text:p>5.7910476699</text:p>
          </table:table-cell>
          <table:table-cell table:formula="of:=COM.MICROSOFT.COVARIANCE.P([.$I$20:.$I$29];[.C$20:.C$29])" office:value-type="float" office:value="7.70229175796525" calcext:value-type="float">
            <text:p>7.702291758</text:p>
          </table:table-cell>
          <table:table-cell table:formula="of:=COM.MICROSOFT.COVARIANCE.P([.$I$20:.$I$29];[.D$20:.D$29])" office:value-type="float" office:value="-4.3344369736116" calcext:value-type="float">
            <text:p>-4.3344369736</text:p>
          </table:table-cell>
          <table:table-cell table:formula="of:=COM.MICROSOFT.COVARIANCE.P([.$I$20:.$I$29];[.E$20:.E$29])" office:value-type="float" office:value="0.821749271997501" calcext:value-type="float">
            <text:p>0.821749272</text:p>
          </table:table-cell>
          <table:table-cell table:formula="of:=COM.MICROSOFT.COVARIANCE.P([.$I$20:.$I$29];[.F$20:.F$29])" office:value-type="float" office:value="-3.0226071988517" calcext:value-type="float">
            <text:p>-3.0226071989</text:p>
          </table:table-cell>
          <table:table-cell table:formula="of:=COM.MICROSOFT.COVARIANCE.P([.$I$20:.$I$29];[.G$20:.G$29])" office:value-type="float" office:value="-0.98982422657225" calcext:value-type="float">
            <text:p>-0.9898242266</text:p>
          </table:table-cell>
          <table:table-cell table:formula="of:=COM.MICROSOFT.COVARIANCE.P([.$I$20:.$I$29];[.H$20:.H$29])" office:value-type="float" office:value="6.01026181546235" calcext:value-type="float">
            <text:p>6.0102618155</text:p>
          </table:table-cell>
          <table:table-cell table:formula="of:=COM.MICROSOFT.COVARIANCE.P([.$I$20:.$I$29];[.I$20:.I$29])" office:value-type="float" office:value="16.6130382706502" calcext:value-type="float">
            <text:p>16.6130382707</text:p>
          </table:table-cell>
          <table:table-cell table:formula="of:=COM.MICROSOFT.COVARIANCE.P([.$I$20:.$I$29];[.J$20:.J$29])" office:value-type="float" office:value="1.86263472507985" calcext:value-type="float">
            <text:p>1.8626347251</text:p>
          </table:table-cell>
          <table:table-cell table:formula="of:=COM.MICROSOFT.COVARIANCE.P([.$I$20:.$I$29];[.K$20:.K$29])" office:value-type="float" office:value="-2.89263038631585" calcext:value-type="float">
            <text:p>-2.8926303863</text:p>
          </table:table-cell>
          <table:table-cell table:formula="of:=COM.MICROSOFT.COVARIANCE.P([.$I$20:.$I$29];[.L$20:.L$29])" office:value-type="float" office:value="1.26554954482215" calcext:value-type="float">
            <text:p>1.2655495448</text:p>
          </table:table-cell>
          <table:table-cell table:number-columns-repeated="3"/>
          <table:table-cell table:style-name="ce6" table:formula="of:=[.R85]" office:value-type="float" office:value="0.0619495572415809" calcext:value-type="float">
            <text:p>0.0619495572</text:p>
          </table:table-cell>
          <table:table-cell table:style-name="ce3" table:formula="of:=[.$P$41]*[.Q$32]*[.A41]" office:value-type="float" office:value="-0.00942347506540175" calcext:value-type="float">
            <text:p>-0.0094234751</text:p>
          </table:table-cell>
          <table:table-cell table:style-name="ce3" table:formula="of:=[.$P$41]*[.R$32]*[.B41]" office:value-type="float" office:value="-0.00947828038115094" calcext:value-type="float">
            <text:p>-0.0094782804</text:p>
          </table:table-cell>
          <table:table-cell table:style-name="ce3" table:formula="of:=[.$P$41]*[.S$32]*[.C41]" office:value-type="float" office:value="0.0129556679287157" calcext:value-type="float">
            <text:p>0.0129556679</text:p>
          </table:table-cell>
          <table:table-cell table:style-name="ce3" table:formula="of:=[.$P$41]*[.T$32]*[.D41]" office:value-type="float" office:value="-0.0197050569120558" calcext:value-type="float">
            <text:p>-0.0197050569</text:p>
          </table:table-cell>
          <table:table-cell table:style-name="ce3" table:formula="of:=[.$P$41]*[.U$32]*[.E41]" office:value-type="float" office:value="-0.000682646953624399" calcext:value-type="float">
            <text:p>-0.000682647</text:p>
          </table:table-cell>
          <table:table-cell table:style-name="ce3" table:formula="of:=[.$P$41]*[.V$32]*[.F41]" office:value-type="float" office:value="-0.0267878675280688" calcext:value-type="float">
            <text:p>-0.0267878675</text:p>
          </table:table-cell>
          <table:table-cell table:style-name="ce3" table:formula="of:=[.$P$41]*[.W$32]*[.G41]" office:value-type="float" office:value="-0.0151544901029617" calcext:value-type="float">
            <text:p>-0.0151544901</text:p>
          </table:table-cell>
          <table:table-cell table:style-name="ce3" table:formula="of:=[.$P$41]*[.X$32]*[.H41]" office:value-type="float" office:value="0.0381792483517908" calcext:value-type="float">
            <text:p>0.0381792484</text:p>
          </table:table-cell>
          <table:table-cell table:style-name="ce3" table:formula="of:=[.$P$41]*[.Y$32]*[.I41]" office:value-type="float" office:value="0.0637566484567526" calcext:value-type="float">
            <text:p>0.0637566485</text:p>
          </table:table-cell>
          <table:table-cell table:style-name="ce3" table:formula="of:=[.$P$41]*[.Z$32]*[.J41]" office:value-type="float" office:value="0.0128543116667035" calcext:value-type="float">
            <text:p>0.0128543117</text:p>
          </table:table-cell>
          <table:table-cell table:style-name="ce3" table:formula="of:=[.$P$41]*[.AA$32]*[.K41]" office:value-type="float" office:value="-0.0070133680964996" calcext:value-type="float">
            <text:p>-0.0070133681</text:p>
          </table:table-cell>
          <table:table-cell table:style-name="ce3" table:formula="of:=[.$P$41]*[.AB$32]*[.L41]" office:value-type="float" office:value="0.0103235593857055" calcext:value-type="float">
            <text:p>0.0103235594</text:p>
          </table:table-cell>
          <table:table-cell table:formula="of:=SUM([.Q41:.AB41])" office:value-type="float" office:value="0.0498242507499051" calcext:value-type="float">
            <text:p>0.0498242507</text:p>
          </table:table-cell>
          <table:table-cell table:number-columns-repeated="995"/>
        </table:table-row>
        <table:table-row table:style-name="ro1">
          <table:table-cell table:formula="of:=COM.MICROSOFT.COVARIANCE.P([.$J$20:.$J$29];[.A$20:.A$29])" office:value-type="float" office:value="0.0494420786490901" calcext:value-type="float">
            <text:p>0.0494420786</text:p>
          </table:table-cell>
          <table:table-cell table:formula="of:=COM.MICROSOFT.COVARIANCE.P([.$J$20:.$J$29];[.B$20:.B$29])" office:value-type="float" office:value="1.50978208289869" calcext:value-type="float">
            <text:p>1.5097820829</text:p>
          </table:table-cell>
          <table:table-cell table:formula="of:=COM.MICROSOFT.COVARIANCE.P([.$J$20:.$J$29];[.C$20:.C$29])" office:value-type="float" office:value="0.17530959575521" calcext:value-type="float">
            <text:p>0.1753095958</text:p>
          </table:table-cell>
          <table:table-cell table:formula="of:=COM.MICROSOFT.COVARIANCE.P([.$J$20:.$J$29];[.D$20:.D$29])" office:value-type="float" office:value="-0.50590537941412" calcext:value-type="float">
            <text:p>-0.5059053794</text:p>
          </table:table-cell>
          <table:table-cell table:formula="of:=COM.MICROSOFT.COVARIANCE.P([.$J$20:.$J$29];[.E$20:.E$29])" office:value-type="float" office:value="1.94864004510206" calcext:value-type="float">
            <text:p>1.9486400451</text:p>
          </table:table-cell>
          <table:table-cell table:formula="of:=COM.MICROSOFT.COVARIANCE.P([.$J$20:.$J$29];[.F$20:.F$29])" office:value-type="float" office:value="0.48830067125006" calcext:value-type="float">
            <text:p>0.4883006713</text:p>
          </table:table-cell>
          <table:table-cell table:formula="of:=COM.MICROSOFT.COVARIANCE.P([.$J$20:.$J$29];[.G$20:.G$29])" office:value-type="float" office:value="-0.96268418049923" calcext:value-type="float">
            <text:p>-0.9626841805</text:p>
          </table:table-cell>
          <table:table-cell table:formula="of:=COM.MICROSOFT.COVARIANCE.P([.$J$20:.$J$29];[.H$20:.H$29])" office:value-type="float" office:value="2.44717739736295" calcext:value-type="float">
            <text:p>2.4471773974</text:p>
          </table:table-cell>
          <table:table-cell table:formula="of:=COM.MICROSOFT.COVARIANCE.P([.$J$20:.$J$29];[.I$20:.I$29])" office:value-type="float" office:value="1.86263472507985" calcext:value-type="float">
            <text:p>1.8626347251</text:p>
          </table:table-cell>
          <table:table-cell table:formula="of:=COM.MICROSOFT.COVARIANCE.P([.$J$20:.$J$29];[.J$20:.J$29])" office:value-type="float" office:value="4.80171849484969" calcext:value-type="float">
            <text:p>4.8017184948</text:p>
          </table:table-cell>
          <table:table-cell table:formula="of:=COM.MICROSOFT.COVARIANCE.P([.$J$20:.$J$29];[.K$20:.K$29])" office:value-type="float" office:value="2.33386686157649" calcext:value-type="float">
            <text:p>2.3338668616</text:p>
          </table:table-cell>
          <table:table-cell table:formula="of:=COM.MICROSOFT.COVARIANCE.P([.$J$20:.$J$29];[.L$20:.L$29])" office:value-type="float" office:value="-2.16572516787065" calcext:value-type="float">
            <text:p>-2.1657251679</text:p>
          </table:table-cell>
          <table:table-cell table:number-columns-repeated="3"/>
          <table:table-cell table:style-name="ce6" table:formula="of:=[.R86]" office:value-type="float" office:value="0.111399418440579" calcext:value-type="float">
            <text:p>0.1113994184</text:p>
          </table:table-cell>
          <table:table-cell table:style-name="ce3" table:formula="of:=[.$P$42]*[.Q$32]*[.A42]" office:value-type="float" office:value="0.00056392791446525" calcext:value-type="float">
            <text:p>0.0005639279</text:p>
          </table:table-cell>
          <table:table-cell table:style-name="ce3" table:formula="of:=[.$P$42]*[.R$32]*[.B42]" office:value-type="float" office:value="-0.00444356355026565" calcext:value-type="float">
            <text:p>-0.0044435636</text:p>
          </table:table-cell>
          <table:table-cell table:style-name="ce3" table:formula="of:=[.$P$42]*[.S$32]*[.C42]" office:value-type="float" office:value="0.000530261685160206" calcext:value-type="float">
            <text:p>0.0005302617</text:p>
          </table:table-cell>
          <table:table-cell table:style-name="ce3" table:formula="of:=[.$P$42]*[.T$32]*[.D42]" office:value-type="float" office:value="-0.00413579511039295" calcext:value-type="float">
            <text:p>-0.0041357951</text:p>
          </table:table-cell>
          <table:table-cell table:style-name="ce3" table:formula="of:=[.$P$42]*[.U$32]*[.E42]" office:value-type="float" office:value="-0.002910939427542" calcext:value-type="float">
            <text:p>-0.0029109394</text:p>
          </table:table-cell>
          <table:table-cell table:style-name="ce3" table:formula="of:=[.$P$42]*[.V$32]*[.F42]" office:value-type="float" office:value="0.00778195057822278" calcext:value-type="float">
            <text:p>0.0077819506</text:p>
          </table:table-cell>
          <table:table-cell table:style-name="ce3" table:formula="of:=[.$P$42]*[.W$32]*[.G42]" office:value-type="float" office:value="-0.0265040230915521" calcext:value-type="float">
            <text:p>-0.0265040231</text:p>
          </table:table-cell>
          <table:table-cell table:style-name="ce3" table:formula="of:=[.$P$42]*[.X$32]*[.H42]" office:value-type="float" office:value="0.0279540123518427" calcext:value-type="float">
            <text:p>0.0279540124</text:p>
          </table:table-cell>
          <table:table-cell table:style-name="ce3" table:formula="of:=[.$P$42]*[.Y$32]*[.I42]" office:value-type="float" office:value="0.0128543116667035" calcext:value-type="float">
            <text:p>0.0128543117</text:p>
          </table:table-cell>
          <table:table-cell table:style-name="ce3" table:formula="of:=[.$P$42]*[.Z$32]*[.J42]" office:value-type="float" office:value="0.0595885122883943" calcext:value-type="float">
            <text:p>0.0595885123</text:p>
          </table:table-cell>
          <table:table-cell table:style-name="ce3" table:formula="of:=[.$P$42]*[.AA$32]*[.K42]" office:value-type="float" office:value="0.0101754701299049" calcext:value-type="float">
            <text:p>0.0101754701</text:p>
          </table:table-cell>
          <table:table-cell table:style-name="ce3" table:formula="of:=[.$P$42]*[.AB$32]*[.L42]" office:value-type="float" office:value="-0.0317686213796192" calcext:value-type="float">
            <text:p>-0.0317686214</text:p>
          </table:table-cell>
          <table:table-cell table:formula="of:=SUM([.Q42:.AB42])" office:value-type="float" office:value="0.0496855040553217" calcext:value-type="float">
            <text:p>0.0496855041</text:p>
          </table:table-cell>
          <table:table-cell table:number-columns-repeated="995"/>
        </table:table-row>
        <table:table-row table:style-name="ro1">
          <table:table-cell table:formula="of:=COM.MICROSOFT.COVARIANCE.P([.$K$20:.$K$29];[.A$20:.A$29])" office:value-type="float" office:value="1.37876926292069" calcext:value-type="float">
            <text:p>1.3787692629</text:p>
          </table:table-cell>
          <table:table-cell table:formula="of:=COM.MICROSOFT.COVARIANCE.P([.$K$20:.$K$29];[.B$20:.B$29])" office:value-type="float" office:value="0.50814577831309" calcext:value-type="float">
            <text:p>0.5081457783</text:p>
          </table:table-cell>
          <table:table-cell table:formula="of:=COM.MICROSOFT.COVARIANCE.P([.$K$20:.$K$29];[.C$20:.C$29])" office:value-type="float" office:value="-4.53597873243599" calcext:value-type="float">
            <text:p>-4.5359787324</text:p>
          </table:table-cell>
          <table:table-cell table:formula="of:=COM.MICROSOFT.COVARIANCE.P([.$K$20:.$K$29];[.D$20:.D$29])" office:value-type="float" office:value="2.50056475421608" calcext:value-type="float">
            <text:p>2.5005647542</text:p>
          </table:table-cell>
          <table:table-cell table:formula="of:=COM.MICROSOFT.COVARIANCE.P([.$K$20:.$K$29];[.E$20:.E$29])" office:value-type="float" office:value="2.75390419364006" calcext:value-type="float">
            <text:p>2.7539041936</text:p>
          </table:table-cell>
          <table:table-cell table:formula="of:=COM.MICROSOFT.COVARIANCE.P([.$K$20:.$K$29];[.F$20:.F$29])" office:value-type="float" office:value="4.11489544996866" calcext:value-type="float">
            <text:p>4.11489545</text:p>
          </table:table-cell>
          <table:table-cell table:formula="of:=COM.MICROSOFT.COVARIANCE.P([.$K$20:.$K$29];[.G$20:.G$29])" office:value-type="float" office:value="0.182956900406869" calcext:value-type="float">
            <text:p>0.1829569004</text:p>
          </table:table-cell>
          <table:table-cell table:formula="of:=COM.MICROSOFT.COVARIANCE.P([.$K$20:.$K$29];[.H$20:.H$29])" office:value-type="float" office:value="2.26551962293125" calcext:value-type="float">
            <text:p>2.2655196229</text:p>
          </table:table-cell>
          <table:table-cell table:formula="of:=COM.MICROSOFT.COVARIANCE.P([.$K$20:.$K$29];[.I$20:.I$29])" office:value-type="float" office:value="-2.89263038631585" calcext:value-type="float">
            <text:p>-2.8926303863</text:p>
          </table:table-cell>
          <table:table-cell table:formula="of:=COM.MICROSOFT.COVARIANCE.P([.$K$20:.$K$29];[.J$20:.J$29])" office:value-type="float" office:value="2.33386686157649" calcext:value-type="float">
            <text:p>2.3338668616</text:p>
          </table:table-cell>
          <table:table-cell table:formula="of:=COM.MICROSOFT.COVARIANCE.P([.$K$20:.$K$29];[.K$20:.K$29])" office:value-type="float" office:value="7.27951312451949" calcext:value-type="float">
            <text:p>7.2795131245</text:p>
          </table:table-cell>
          <table:table-cell table:formula="of:=COM.MICROSOFT.COVARIANCE.P([.$K$20:.$K$29];[.L$20:.L$29])" office:value-type="float" office:value="-3.84585117620305" calcext:value-type="float">
            <text:p>-3.8458511762</text:p>
          </table:table-cell>
          <table:table-cell table:number-columns-repeated="3"/>
          <table:table-cell table:style-name="ce6" table:formula="of:=[.R87]" office:value-type="float" office:value="0.0391377164613117" calcext:value-type="float">
            <text:p>0.0391377165</text:p>
          </table:table-cell>
          <table:table-cell table:style-name="ce3" table:formula="of:=[.$P$43]*[.Q$32]*[.A43]" office:value-type="float" office:value="0.00552498398717041" calcext:value-type="float">
            <text:p>0.005524984</text:p>
          </table:table-cell>
          <table:table-cell table:style-name="ce3" table:formula="of:=[.$P$43]*[.R$32]*[.B43]" office:value-type="float" office:value="-0.000525433803350639" calcext:value-type="float">
            <text:p>-0.0005254338</text:p>
          </table:table-cell>
          <table:table-cell table:style-name="ce3" table:formula="of:=[.$P$43]*[.S$32]*[.C43]" office:value-type="float" office:value="-0.00482023406944721" calcext:value-type="float">
            <text:p>-0.0048202341</text:p>
          </table:table-cell>
          <table:table-cell table:style-name="ce3" table:formula="of:=[.$P$43]*[.T$32]*[.D43]" office:value-type="float" office:value="0.00718191701184836" calcext:value-type="float">
            <text:p>0.007181917</text:p>
          </table:table-cell>
          <table:table-cell table:style-name="ce3" table:formula="of:=[.$P$43]*[.U$32]*[.E43]" office:value-type="float" office:value="-0.00144531640349757" calcext:value-type="float">
            <text:p>-0.0014453164</text:p>
          </table:table-cell>
          <table:table-cell table:style-name="ce3" table:formula="of:=[.$P$43]*[.V$32]*[.F43]" office:value-type="float" office:value="0.0230394714302787" calcext:value-type="float">
            <text:p>0.0230394714</text:p>
          </table:table-cell>
          <table:table-cell table:style-name="ce3" table:formula="of:=[.$P$43]*[.W$32]*[.G43]" office:value-type="float" office:value="0.00176965789923492" calcext:value-type="float">
            <text:p>0.0017696579</text:p>
          </table:table-cell>
          <table:table-cell table:style-name="ce3" table:formula="of:=[.$P$43]*[.X$32]*[.H43]" office:value-type="float" office:value="0.00909199288438804" calcext:value-type="float">
            <text:p>0.0090919929</text:p>
          </table:table-cell>
          <table:table-cell table:style-name="ce3" table:formula="of:=[.$P$43]*[.Y$32]*[.I43]" office:value-type="float" office:value="-0.0070133680964996" calcext:value-type="float">
            <text:p>-0.0070133681</text:p>
          </table:table-cell>
          <table:table-cell table:style-name="ce3" table:formula="of:=[.$P$43]*[.Z$32]*[.J43]" office:value-type="float" office:value="0.0101754701299049" calcext:value-type="float">
            <text:p>0.0101754701</text:p>
          </table:table-cell>
          <table:table-cell table:style-name="ce3" table:formula="of:=[.$P$43]*[.AA$32]*[.K43]" office:value-type="float" office:value="0.0111504732097881" calcext:value-type="float">
            <text:p>0.0111504732</text:p>
          </table:table-cell>
          <table:table-cell table:style-name="ce3" table:formula="of:=[.$P$43]*[.AB$32]*[.L43]" office:value-type="float" office:value="-0.0198198360865476" calcext:value-type="float">
            <text:p>-0.0198198361</text:p>
          </table:table-cell>
          <table:table-cell table:formula="of:=SUM([.Q43:.AB43])" office:value-type="float" office:value="0.0343097780932707" calcext:value-type="float">
            <text:p>0.0343097781</text:p>
          </table:table-cell>
          <table:table-cell table:number-columns-repeated="995"/>
        </table:table-row>
        <table:table-row table:style-name="ro1">
          <table:table-cell table:formula="of:=COM.MICROSOFT.COVARIANCE.P([.$L$20:.$L$29];[.A$20:.A$29])" office:value-type="float" office:value="1.63791859932165" calcext:value-type="float">
            <text:p>1.6379185993</text:p>
          </table:table-cell>
          <table:table-cell table:formula="of:=COM.MICROSOFT.COVARIANCE.P([.$L$20:.$L$29];[.B$20:.B$29])" office:value-type="float" office:value="4.58302415383345" calcext:value-type="float">
            <text:p>4.5830241538</text:p>
          </table:table-cell>
          <table:table-cell table:formula="of:=COM.MICROSOFT.COVARIANCE.P([.$L$20:.$L$29];[.C$20:.C$29])" office:value-type="float" office:value="-7.29251536419595" calcext:value-type="float">
            <text:p>-7.2925153642</text:p>
          </table:table-cell>
          <table:table-cell table:formula="of:=COM.MICROSOFT.COVARIANCE.P([.$L$20:.$L$29];[.D$20:.D$29])" office:value-type="float" office:value="-2.4355428723118" calcext:value-type="float">
            <text:p>-2.4355428723</text:p>
          </table:table-cell>
          <table:table-cell table:formula="of:=COM.MICROSOFT.COVARIANCE.P([.$L$20:.$L$29];[.E$20:.E$29])" office:value-type="float" office:value="-5.717345104533" calcext:value-type="float">
            <text:p>-5.7173451045</text:p>
          </table:table-cell>
          <table:table-cell table:formula="of:=COM.MICROSOFT.COVARIANCE.P([.$L$20:.$L$29];[.F$20:.F$29])" office:value-type="float" office:value="-6.0406522247373" calcext:value-type="float">
            <text:p>-6.0406522247</text:p>
          </table:table-cell>
          <table:table-cell table:formula="of:=COM.MICROSOFT.COVARIANCE.P([.$L$20:.$L$29];[.G$20:.G$29])" office:value-type="float" office:value="-0.68331257914835" calcext:value-type="float">
            <text:p>-0.6833125791</text:p>
          </table:table-cell>
          <table:table-cell table:formula="of:=COM.MICROSOFT.COVARIANCE.P([.$L$20:.$L$29];[.H$20:.H$29])" office:value-type="float" office:value="-0.96849044957145" calcext:value-type="float">
            <text:p>-0.9684904496</text:p>
          </table:table-cell>
          <table:table-cell table:formula="of:=COM.MICROSOFT.COVARIANCE.P([.$L$20:.$L$29];[.I$20:.I$29])" office:value-type="float" office:value="1.26554954482215" calcext:value-type="float">
            <text:p>1.2655495448</text:p>
          </table:table-cell>
          <table:table-cell table:formula="of:=COM.MICROSOFT.COVARIANCE.P([.$L$20:.$L$29];[.J$20:.J$29])" office:value-type="float" office:value="-2.16572516787065" calcext:value-type="float">
            <text:p>-2.1657251679</text:p>
          </table:table-cell>
          <table:table-cell table:formula="of:=COM.MICROSOFT.COVARIANCE.P([.$L$20:.$L$29];[.K$20:.K$29])" office:value-type="float" office:value="-3.84585117620305" calcext:value-type="float">
            <text:p>-3.8458511762</text:p>
          </table:table-cell>
          <table:table-cell table:formula="of:=COM.MICROSOFT.COVARIANCE.P([.$L$20:.$L$29];[.L$20:.L$29])" office:value-type="float" office:value="9.95848737118025" calcext:value-type="float">
            <text:p>9.9584873712</text:p>
          </table:table-cell>
          <table:table-cell table:number-columns-repeated="3"/>
          <table:table-cell table:style-name="ce6" table:formula="of:=[.R88]" office:value-type="float" office:value="0.131677660423633" calcext:value-type="float">
            <text:p>0.1316776604</text:p>
          </table:table-cell>
          <table:table-cell table:style-name="ce7" table:formula="of:=[.$P$44]*[.Q$32]*[.A44]" office:value-type="float" office:value="0.022082506359135" calcext:value-type="float">
            <text:p>0.0220825064</text:p>
          </table:table-cell>
          <table:table-cell table:style-name="ce7" table:formula="of:=[.$P$44]*[.R$32]*[.B44]" office:value-type="float" office:value="-0.0159440428419491" calcext:value-type="float">
            <text:p>-0.0159440428</text:p>
          </table:table-cell>
          <table:table-cell table:style-name="ce7" table:formula="of:=[.$P$44]*[.S$32]*[.C44]" office:value-type="float" office:value="-0.0260730051338358" calcext:value-type="float">
            <text:p>-0.0260730051</text:p>
          </table:table-cell>
          <table:table-cell table:style-name="ce7" table:formula="of:=[.$P$44]*[.T$32]*[.D44]" office:value-type="float" office:value="-0.0235350255876774" calcext:value-type="float">
            <text:p>-0.0235350256</text:p>
          </table:table-cell>
          <table:table-cell table:style-name="ce7" table:formula="of:=[.$P$44]*[.U$32]*[.E44]" office:value-type="float" office:value="0.0100954371820299" calcext:value-type="float">
            <text:p>0.0100954372</text:p>
          </table:table-cell>
          <table:table-cell table:style-name="ce7" table:formula="of:=[.$P$44]*[.V$32]*[.F44]" office:value-type="float" office:value="-0.113792636044506" calcext:value-type="float">
            <text:p>-0.113792636</text:p>
          </table:table-cell>
          <table:table-cell table:style-name="ce7" table:formula="of:=[.$P$44]*[.W$32]*[.G44]" office:value-type="float" office:value="-0.0222370186228738" calcext:value-type="float">
            <text:p>-0.0222370186</text:p>
          </table:table-cell>
          <table:table-cell table:style-name="ce7" table:formula="of:=[.$P$44]*[.X$32]*[.H44]" office:value-type="float" office:value="-0.013076852357496" calcext:value-type="float">
            <text:p>-0.0130768524</text:p>
          </table:table-cell>
          <table:table-cell table:style-name="ce7" table:formula="of:=[.$P$44]*[.Y$32]*[.I44]" office:value-type="float" office:value="0.0103235593857055" calcext:value-type="float">
            <text:p>0.0103235594</text:p>
          </table:table-cell>
          <table:table-cell table:style-name="ce7" table:formula="of:=[.$P$44]*[.Z$32]*[.J44]" office:value-type="float" office:value="-0.0317686213796192" calcext:value-type="float">
            <text:p>-0.0317686214</text:p>
          </table:table-cell>
          <table:table-cell table:style-name="ce7" table:formula="of:=[.$P$44]*[.AA$32]*[.K44]" office:value-type="float" office:value="-0.0198198360865476" calcext:value-type="float">
            <text:p>-0.0198198361</text:p>
          </table:table-cell>
          <table:table-cell table:style-name="ce7" table:formula="of:=[.$P$44]*[.AB$32]*[.L44]" office:value-type="float" office:value="0.172670274815662" calcext:value-type="float">
            <text:p>0.1726702748</text:p>
          </table:table-cell>
          <table:table-cell table:formula="of:=SUM([.Q44:.AB44])" office:value-type="float" office:value="-0.0510752603119722" calcext:value-type="float">
            <text:p>-0.0510752603</text:p>
          </table:table-cell>
          <table:table-cell table:number-columns-repeated="995"/>
        </table:table-row>
        <table:table-row table:style-name="ro1" table:number-rows-repeated="2">
          <table:table-cell table:number-columns-repeated="15"/>
          <table:table-cell table:style-name="Default" table:number-columns-repeated="14"/>
          <table:table-cell table:number-columns-repeated="995"/>
        </table:table-row>
        <table:table-row table:style-name="ro1">
          <table:table-cell table:style-name="ce3" table:formula="of:=2*[.A33]" office:value-type="float" office:value="10.5521931461866" calcext:value-type="float">
            <text:p>10.5521931462</text:p>
          </table:table-cell>
          <table:table-cell table:formula="of:=[.B33]" office:value-type="float" office:value="1.02180325926559" calcext:value-type="float">
            <text:p>1.0218032593</text:p>
          </table:table-cell>
          <table:table-cell table:formula="of:=[.C33]" office:value-type="float" office:value="-5.30093723984599" calcext:value-type="float">
            <text:p>-5.3009372398</text:p>
          </table:table-cell>
          <table:table-cell table:formula="of:=[.D33]" office:value-type="float" office:value="1.09498860667078" calcext:value-type="float">
            <text:p>1.0949886067</text:p>
          </table:table-cell>
          <table:table-cell table:formula="of:=[.E33]" office:value-type="float" office:value="0.65442534915256" calcext:value-type="float">
            <text:p>0.6544253492</text:p>
          </table:table-cell>
          <table:table-cell table:formula="of:=[.F33]" office:value-type="float" office:value="0.78031290111346" calcext:value-type="float">
            <text:p>0.7803129011</text:p>
          </table:table-cell>
          <table:table-cell table:formula="of:=[.G33]" office:value-type="float" office:value="-0.43838517843003" calcext:value-type="float">
            <text:p>-0.4383851784</text:p>
          </table:table-cell>
          <table:table-cell table:formula="of:=[.H33]" office:value-type="float" office:value="0.21439441181075" calcext:value-type="float">
            <text:p>0.2143944118</text:p>
          </table:table-cell>
          <table:table-cell table:formula="of:=[.I33]" office:value-type="float" office:value="-1.48569249997665" calcext:value-type="float">
            <text:p>-1.4856925</text:p>
          </table:table-cell>
          <table:table-cell table:formula="of:=[.J33]" office:value-type="float" office:value="0.0494420786490901" calcext:value-type="float">
            <text:p>0.0494420786</text:p>
          </table:table-cell>
          <table:table-cell table:formula="of:=[.K33]" office:value-type="float" office:value="1.37876926292069" calcext:value-type="float">
            <text:p>1.3787692629</text:p>
          </table:table-cell>
          <table:table-cell table:formula="of:=[.L33]" office:value-type="float" office:value="1.63791859932165" calcext:value-type="float">
            <text:p>1.6379185993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34]" office:value-type="float" office:value="1.02180325926559" calcext:value-type="float">
            <text:p>1.0218032593</text:p>
          </table:table-cell>
          <table:table-cell table:style-name="ce3" table:formula="of:=2*[.B34]" office:value-type="float" office:value="21.3777568233154" calcext:value-type="float">
            <text:p>21.3777568233</text:p>
          </table:table-cell>
          <table:table-cell table:formula="of:=[.C34]" office:value-type="float" office:value="0.56360944306331" calcext:value-type="float">
            <text:p>0.5636094431</text:p>
          </table:table-cell>
          <table:table-cell table:formula="of:=[.D34]" office:value-type="float" office:value="1.87660441641478" calcext:value-type="float">
            <text:p>1.8766044164</text:p>
          </table:table-cell>
          <table:table-cell table:formula="of:=[.E34]" office:value-type="float" office:value="-2.08994264468234" calcext:value-type="float">
            <text:p>-2.0899426447</text:p>
          </table:table-cell>
          <table:table-cell table:formula="of:=[.F34]" office:value-type="float" office:value="-2.98635755519394" calcext:value-type="float">
            <text:p>-2.9863575552</text:p>
          </table:table-cell>
          <table:table-cell table:formula="of:=[.G34]" office:value-type="float" office:value="-0.20745821718523" calcext:value-type="float">
            <text:p>-0.2074582172</text:p>
          </table:table-cell>
          <table:table-cell table:formula="of:=[.H34]" office:value-type="float" office:value="3.87739546307705" calcext:value-type="float">
            <text:p>3.8773954631</text:p>
          </table:table-cell>
          <table:table-cell table:formula="of:=[.I34]" office:value-type="float" office:value="5.79104766986085" calcext:value-type="float">
            <text:p>5.7910476699</text:p>
          </table:table-cell>
          <table:table-cell table:formula="of:=[.J34]" office:value-type="float" office:value="1.50978208289869" calcext:value-type="float">
            <text:p>1.5097820829</text:p>
          </table:table-cell>
          <table:table-cell table:formula="of:=[.K34]" office:value-type="float" office:value="0.50814577831309" calcext:value-type="float">
            <text:p>0.5081457783</text:p>
          </table:table-cell>
          <table:table-cell table:formula="of:=[.L34]" office:value-type="float" office:value="4.58302415383345" calcext:value-type="float">
            <text:p>4.5830241538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35]" office:value-type="float" office:value="-5.30093723984599" calcext:value-type="float">
            <text:p>-5.3009372398</text:p>
          </table:table-cell>
          <table:table-cell table:formula="of:=[.B35]" office:value-type="float" office:value="0.56360944306331" calcext:value-type="float">
            <text:p>0.5636094431</text:p>
          </table:table-cell>
          <table:table-cell table:style-name="ce3" table:formula="of:=2*[.C35]" office:value-type="float" office:value="52.9717424019102" calcext:value-type="float">
            <text:p>52.9717424019</text:p>
          </table:table-cell>
          <table:table-cell table:formula="of:=[.D35]" office:value-type="float" office:value="1.69907262693202" calcext:value-type="float">
            <text:p>1.6990726269</text:p>
          </table:table-cell>
          <table:table-cell table:formula="of:=[.E35]" office:value-type="float" office:value="4.99307277355614" calcext:value-type="float">
            <text:p>4.9930727736</text:p>
          </table:table-cell>
          <table:table-cell table:formula="of:=[.F35]" office:value-type="float" office:value="2.00814834890574" calcext:value-type="float">
            <text:p>2.0081483489</text:p>
          </table:table-cell>
          <table:table-cell table:formula="of:=[.G35]" office:value-type="float" office:value="3.82822462085273" calcext:value-type="float">
            <text:p>3.8282246209</text:p>
          </table:table-cell>
          <table:table-cell table:formula="of:=[.H35]" office:value-type="float" office:value="1.97478773295785" calcext:value-type="float">
            <text:p>1.974787733</text:p>
          </table:table-cell>
          <table:table-cell table:formula="of:=[.I35]" office:value-type="float" office:value="7.70229175796525" calcext:value-type="float">
            <text:p>7.702291758</text:p>
          </table:table-cell>
          <table:table-cell table:formula="of:=[.J35]" office:value-type="float" office:value="0.17530959575521" calcext:value-type="float">
            <text:p>0.1753095958</text:p>
          </table:table-cell>
          <table:table-cell table:formula="of:=[.K35]" office:value-type="float" office:value="-4.53597873243599" calcext:value-type="float">
            <text:p>-4.5359787324</text:p>
          </table:table-cell>
          <table:table-cell table:formula="of:=[.L35]" office:value-type="float" office:value="-7.29251536419595" calcext:value-type="float">
            <text:p>-7.2925153642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36]" office:value-type="float" office:value="1.09498860667078" calcext:value-type="float">
            <text:p>1.0949886067</text:p>
          </table:table-cell>
          <table:table-cell table:formula="of:=[.B36]" office:value-type="float" office:value="1.87660441641478" calcext:value-type="float">
            <text:p>1.8766044164</text:p>
          </table:table-cell>
          <table:table-cell table:formula="of:=[.C36]" office:value-type="float" office:value="1.69907262693202" calcext:value-type="float">
            <text:p>1.6990726269</text:p>
          </table:table-cell>
          <table:table-cell table:style-name="ce3" table:formula="of:=2*[.D36]" office:value-type="float" office:value="11.8964697504675" calcext:value-type="float">
            <text:p>11.8964697505</text:p>
          </table:table-cell>
          <table:table-cell table:formula="of:=[.E36]" office:value-type="float" office:value="-0.20179008700668" calcext:value-type="float">
            <text:p>-0.201790087</text:p>
          </table:table-cell>
          <table:table-cell table:formula="of:=[.F36]" office:value-type="float" office:value="2.21162853758852" calcext:value-type="float">
            <text:p>2.2116285376</text:p>
          </table:table-cell>
          <table:table-cell table:formula="of:=[.G36]" office:value-type="float" office:value="1.02826243662824" calcext:value-type="float">
            <text:p>1.0282624366</text:p>
          </table:table-cell>
          <table:table-cell table:formula="of:=[.H36]" office:value-type="float" office:value="-1.168833589822" calcext:value-type="float">
            <text:p>-1.1688335898</text:p>
          </table:table-cell>
          <table:table-cell table:formula="of:=[.I36]" office:value-type="float" office:value="-4.3344369736116" calcext:value-type="float">
            <text:p>-4.3344369736</text:p>
          </table:table-cell>
          <table:table-cell table:formula="of:=[.J36]" office:value-type="float" office:value="-0.50590537941412" calcext:value-type="float">
            <text:p>-0.5059053794</text:p>
          </table:table-cell>
          <table:table-cell table:formula="of:=[.K36]" office:value-type="float" office:value="2.50056475421608" calcext:value-type="float">
            <text:p>2.5005647542</text:p>
          </table:table-cell>
          <table:table-cell table:formula="of:=[.L36]" office:value-type="float" office:value="-2.4355428723118" calcext:value-type="float">
            <text:p>-2.4355428723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37]" office:value-type="float" office:value="0.65442534915256" calcext:value-type="float">
            <text:p>0.6544253492</text:p>
          </table:table-cell>
          <table:table-cell table:formula="of:=[.B37]" office:value-type="float" office:value="-2.08994264468234" calcext:value-type="float">
            <text:p>-2.0899426447</text:p>
          </table:table-cell>
          <table:table-cell table:formula="of:=[.C37]" office:value-type="float" office:value="4.99307277355614" calcext:value-type="float">
            <text:p>4.9930727736</text:p>
          </table:table-cell>
          <table:table-cell table:formula="of:=[.D37]" office:value-type="float" office:value="-0.20179008700668" calcext:value-type="float">
            <text:p>-0.201790087</text:p>
          </table:table-cell>
          <table:table-cell table:style-name="ce3" table:formula="of:=2*[.E37]" office:value-type="float" office:value="13.9745588938009" calcext:value-type="float">
            <text:p>13.9745588938</text:p>
          </table:table-cell>
          <table:table-cell table:formula="of:=[.F37]" office:value-type="float" office:value="4.77665274283884" calcext:value-type="float">
            <text:p>4.7766527428</text:p>
          </table:table-cell>
          <table:table-cell table:formula="of:=[.G37]" office:value-type="float" office:value="0.78479140252328" calcext:value-type="float">
            <text:p>0.7847914025</text:p>
          </table:table-cell>
          <table:table-cell table:formula="of:=[.H37]" office:value-type="float" office:value="3.0648726526341" calcext:value-type="float">
            <text:p>3.0648726526</text:p>
          </table:table-cell>
          <table:table-cell table:formula="of:=[.I37]" office:value-type="float" office:value="0.821749271997501" calcext:value-type="float">
            <text:p>0.821749272</text:p>
          </table:table-cell>
          <table:table-cell table:formula="of:=[.J37]" office:value-type="float" office:value="1.94864004510206" calcext:value-type="float">
            <text:p>1.9486400451</text:p>
          </table:table-cell>
          <table:table-cell table:formula="of:=[.K37]" office:value-type="float" office:value="2.75390419364006" calcext:value-type="float">
            <text:p>2.7539041936</text:p>
          </table:table-cell>
          <table:table-cell table:formula="of:=[.L37]" office:value-type="float" office:value="-5.717345104533" calcext:value-type="float">
            <text:p>-5.7173451045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38]" office:value-type="float" office:value="0.78031290111346" calcext:value-type="float">
            <text:p>0.7803129011</text:p>
          </table:table-cell>
          <table:table-cell table:formula="of:=[.B38]" office:value-type="float" office:value="-2.98635755519394" calcext:value-type="float">
            <text:p>-2.9863575552</text:p>
          </table:table-cell>
          <table:table-cell table:formula="of:=[.C38]" office:value-type="float" office:value="2.00814834890574" calcext:value-type="float">
            <text:p>2.0081483489</text:p>
          </table:table-cell>
          <table:table-cell table:formula="of:=[.D38]" office:value-type="float" office:value="2.21162853758852" calcext:value-type="float">
            <text:p>2.2116285376</text:p>
          </table:table-cell>
          <table:table-cell table:formula="of:=[.E38]" office:value-type="float" office:value="4.77665274283884" calcext:value-type="float">
            <text:p>4.7766527428</text:p>
          </table:table-cell>
          <table:table-cell table:style-name="ce3" table:formula="of:=2*[.F38]" office:value-type="float" office:value="10.6239672623697" calcext:value-type="float">
            <text:p>10.6239672624</text:p>
          </table:table-cell>
          <table:table-cell table:formula="of:=[.G38]" office:value-type="float" office:value="0.86450026155518" calcext:value-type="float">
            <text:p>0.8645002616</text:p>
          </table:table-cell>
          <table:table-cell table:formula="of:=[.H38]" office:value-type="float" office:value="0.9621743378436" calcext:value-type="float">
            <text:p>0.9621743378</text:p>
          </table:table-cell>
          <table:table-cell table:formula="of:=[.I38]" office:value-type="float" office:value="-3.0226071988517" calcext:value-type="float">
            <text:p>-3.0226071989</text:p>
          </table:table-cell>
          <table:table-cell table:formula="of:=[.J38]" office:value-type="float" office:value="0.48830067125006" calcext:value-type="float">
            <text:p>0.4883006713</text:p>
          </table:table-cell>
          <table:table-cell table:formula="of:=[.K38]" office:value-type="float" office:value="4.11489544996866" calcext:value-type="float">
            <text:p>4.11489545</text:p>
          </table:table-cell>
          <table:table-cell table:formula="of:=[.L38]" office:value-type="float" office:value="-6.0406522247373" calcext:value-type="float">
            <text:p>-6.0406522247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39]" office:value-type="float" office:value="-0.43838517843003" calcext:value-type="float">
            <text:p>-0.4383851784</text:p>
          </table:table-cell>
          <table:table-cell table:formula="of:=[.B39]" office:value-type="float" office:value="-0.20745821718523" calcext:value-type="float">
            <text:p>-0.2074582172</text:p>
          </table:table-cell>
          <table:table-cell table:formula="of:=[.C39]" office:value-type="float" office:value="3.82822462085273" calcext:value-type="float">
            <text:p>3.8282246209</text:p>
          </table:table-cell>
          <table:table-cell table:formula="of:=[.D39]" office:value-type="float" office:value="1.02826243662824" calcext:value-type="float">
            <text:p>1.0282624366</text:p>
          </table:table-cell>
          <table:table-cell table:formula="of:=[.E39]" office:value-type="float" office:value="0.78479140252328" calcext:value-type="float">
            <text:p>0.7847914025</text:p>
          </table:table-cell>
          <table:table-cell table:formula="of:=[.F39]" office:value-type="float" office:value="0.86450026155518" calcext:value-type="float">
            <text:p>0.8645002616</text:p>
          </table:table-cell>
          <table:table-cell table:style-name="ce3" table:formula="of:=2*[.G39]" office:value-type="float" office:value="4.00507814495802" calcext:value-type="float">
            <text:p>4.005078145</text:p>
          </table:table-cell>
          <table:table-cell table:formula="of:=[.H39]" office:value-type="float" office:value="-0.31527120131045" calcext:value-type="float">
            <text:p>-0.3152712013</text:p>
          </table:table-cell>
          <table:table-cell table:formula="of:=[.I39]" office:value-type="float" office:value="-0.98982422657225" calcext:value-type="float">
            <text:p>-0.9898242266</text:p>
          </table:table-cell>
          <table:table-cell table:formula="of:=[.J39]" office:value-type="float" office:value="-0.96268418049923" calcext:value-type="float">
            <text:p>-0.9626841805</text:p>
          </table:table-cell>
          <table:table-cell table:formula="of:=[.K39]" office:value-type="float" office:value="0.182956900406869" calcext:value-type="float">
            <text:p>0.1829569004</text:p>
          </table:table-cell>
          <table:table-cell table:formula="of:=[.L39]" office:value-type="float" office:value="-0.68331257914835" calcext:value-type="float">
            <text:p>-0.6833125791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40]" office:value-type="float" office:value="0.21439441181075" calcext:value-type="float">
            <text:p>0.2143944118</text:p>
          </table:table-cell>
          <table:table-cell table:formula="of:=[.B40]" office:value-type="float" office:value="3.87739546307705" calcext:value-type="float">
            <text:p>3.8773954631</text:p>
          </table:table-cell>
          <table:table-cell table:formula="of:=[.C40]" office:value-type="float" office:value="1.97478773295785" calcext:value-type="float">
            <text:p>1.974787733</text:p>
          </table:table-cell>
          <table:table-cell table:formula="of:=[.D40]" office:value-type="float" office:value="-1.168833589822" calcext:value-type="float">
            <text:p>-1.1688335898</text:p>
          </table:table-cell>
          <table:table-cell table:formula="of:=[.E40]" office:value-type="float" office:value="3.0648726526341" calcext:value-type="float">
            <text:p>3.0648726526</text:p>
          </table:table-cell>
          <table:table-cell table:formula="of:=[.F40]" office:value-type="float" office:value="0.9621743378436" calcext:value-type="float">
            <text:p>0.9621743378</text:p>
          </table:table-cell>
          <table:table-cell table:formula="of:=[.G40]" office:value-type="float" office:value="-0.31527120131045" calcext:value-type="float">
            <text:p>-0.3152712013</text:p>
          </table:table-cell>
          <table:table-cell table:style-name="ce3" table:formula="of:=2*[.H40]" office:value-type="float" office:value="9.9701372058421" calcext:value-type="float">
            <text:p>9.9701372058</text:p>
          </table:table-cell>
          <table:table-cell table:formula="of:=[.I40]" office:value-type="float" office:value="6.01026181546235" calcext:value-type="float">
            <text:p>6.0102618155</text:p>
          </table:table-cell>
          <table:table-cell table:formula="of:=[.J40]" office:value-type="float" office:value="2.44717739736295" calcext:value-type="float">
            <text:p>2.4471773974</text:p>
          </table:table-cell>
          <table:table-cell table:formula="of:=[.K40]" office:value-type="float" office:value="2.26551962293125" calcext:value-type="float">
            <text:p>2.2655196229</text:p>
          </table:table-cell>
          <table:table-cell table:formula="of:=[.L40]" office:value-type="float" office:value="-0.96849044957145" calcext:value-type="float">
            <text:p>-0.9684904496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41]" office:value-type="float" office:value="-1.48569249997665" calcext:value-type="float">
            <text:p>-1.4856925</text:p>
          </table:table-cell>
          <table:table-cell table:formula="of:=[.B41]" office:value-type="float" office:value="5.79104766986085" calcext:value-type="float">
            <text:p>5.7910476699</text:p>
          </table:table-cell>
          <table:table-cell table:formula="of:=[.C41]" office:value-type="float" office:value="7.70229175796525" calcext:value-type="float">
            <text:p>7.702291758</text:p>
          </table:table-cell>
          <table:table-cell table:formula="of:=[.D41]" office:value-type="float" office:value="-4.3344369736116" calcext:value-type="float">
            <text:p>-4.3344369736</text:p>
          </table:table-cell>
          <table:table-cell table:formula="of:=[.E41]" office:value-type="float" office:value="0.821749271997501" calcext:value-type="float">
            <text:p>0.821749272</text:p>
          </table:table-cell>
          <table:table-cell table:formula="of:=[.F41]" office:value-type="float" office:value="-3.0226071988517" calcext:value-type="float">
            <text:p>-3.0226071989</text:p>
          </table:table-cell>
          <table:table-cell table:formula="of:=[.G41]" office:value-type="float" office:value="-0.98982422657225" calcext:value-type="float">
            <text:p>-0.9898242266</text:p>
          </table:table-cell>
          <table:table-cell table:formula="of:=[.H41]" office:value-type="float" office:value="6.01026181546235" calcext:value-type="float">
            <text:p>6.0102618155</text:p>
          </table:table-cell>
          <table:table-cell table:style-name="ce3" table:formula="of:=2*[.I41]" office:value-type="float" office:value="33.2260765413005" calcext:value-type="float">
            <text:p>33.2260765413</text:p>
          </table:table-cell>
          <table:table-cell table:formula="of:=[.J41]" office:value-type="float" office:value="1.86263472507985" calcext:value-type="float">
            <text:p>1.8626347251</text:p>
          </table:table-cell>
          <table:table-cell table:formula="of:=[.K41]" office:value-type="float" office:value="-2.89263038631585" calcext:value-type="float">
            <text:p>-2.8926303863</text:p>
          </table:table-cell>
          <table:table-cell table:formula="of:=[.L41]" office:value-type="float" office:value="1.26554954482215" calcext:value-type="float">
            <text:p>1.2655495448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42]" office:value-type="float" office:value="0.0494420786490901" calcext:value-type="float">
            <text:p>0.0494420786</text:p>
          </table:table-cell>
          <table:table-cell table:formula="of:=[.B42]" office:value-type="float" office:value="1.50978208289869" calcext:value-type="float">
            <text:p>1.5097820829</text:p>
          </table:table-cell>
          <table:table-cell table:formula="of:=[.C42]" office:value-type="float" office:value="0.17530959575521" calcext:value-type="float">
            <text:p>0.1753095958</text:p>
          </table:table-cell>
          <table:table-cell table:formula="of:=[.D42]" office:value-type="float" office:value="-0.50590537941412" calcext:value-type="float">
            <text:p>-0.5059053794</text:p>
          </table:table-cell>
          <table:table-cell table:formula="of:=[.E42]" office:value-type="float" office:value="1.94864004510206" calcext:value-type="float">
            <text:p>1.9486400451</text:p>
          </table:table-cell>
          <table:table-cell table:formula="of:=[.F42]" office:value-type="float" office:value="0.48830067125006" calcext:value-type="float">
            <text:p>0.4883006713</text:p>
          </table:table-cell>
          <table:table-cell table:formula="of:=[.G42]" office:value-type="float" office:value="-0.96268418049923" calcext:value-type="float">
            <text:p>-0.9626841805</text:p>
          </table:table-cell>
          <table:table-cell table:formula="of:=[.H42]" office:value-type="float" office:value="2.44717739736295" calcext:value-type="float">
            <text:p>2.4471773974</text:p>
          </table:table-cell>
          <table:table-cell table:formula="of:=[.I42]" office:value-type="float" office:value="1.86263472507985" calcext:value-type="float">
            <text:p>1.8626347251</text:p>
          </table:table-cell>
          <table:table-cell table:style-name="ce3" table:formula="of:=2*[.J42]" office:value-type="float" office:value="9.60343698969938" calcext:value-type="float">
            <text:p>9.6034369897</text:p>
          </table:table-cell>
          <table:table-cell table:formula="of:=[.K42]" office:value-type="float" office:value="2.33386686157649" calcext:value-type="float">
            <text:p>2.3338668616</text:p>
          </table:table-cell>
          <table:table-cell table:formula="of:=[.L42]" office:value-type="float" office:value="-2.16572516787065" calcext:value-type="float">
            <text:p>-2.1657251679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43]" office:value-type="float" office:value="1.37876926292069" calcext:value-type="float">
            <text:p>1.3787692629</text:p>
          </table:table-cell>
          <table:table-cell table:formula="of:=[.B43]" office:value-type="float" office:value="0.50814577831309" calcext:value-type="float">
            <text:p>0.5081457783</text:p>
          </table:table-cell>
          <table:table-cell table:formula="of:=[.C43]" office:value-type="float" office:value="-4.53597873243599" calcext:value-type="float">
            <text:p>-4.5359787324</text:p>
          </table:table-cell>
          <table:table-cell table:formula="of:=[.D43]" office:value-type="float" office:value="2.50056475421608" calcext:value-type="float">
            <text:p>2.5005647542</text:p>
          </table:table-cell>
          <table:table-cell table:formula="of:=[.E43]" office:value-type="float" office:value="2.75390419364006" calcext:value-type="float">
            <text:p>2.7539041936</text:p>
          </table:table-cell>
          <table:table-cell table:formula="of:=[.F43]" office:value-type="float" office:value="4.11489544996866" calcext:value-type="float">
            <text:p>4.11489545</text:p>
          </table:table-cell>
          <table:table-cell table:formula="of:=[.G43]" office:value-type="float" office:value="0.182956900406869" calcext:value-type="float">
            <text:p>0.1829569004</text:p>
          </table:table-cell>
          <table:table-cell table:formula="of:=[.H43]" office:value-type="float" office:value="2.26551962293125" calcext:value-type="float">
            <text:p>2.2655196229</text:p>
          </table:table-cell>
          <table:table-cell table:formula="of:=[.I43]" office:value-type="float" office:value="-2.89263038631585" calcext:value-type="float">
            <text:p>-2.8926303863</text:p>
          </table:table-cell>
          <table:table-cell table:formula="of:=[.J43]" office:value-type="float" office:value="2.33386686157649" calcext:value-type="float">
            <text:p>2.3338668616</text:p>
          </table:table-cell>
          <table:table-cell table:style-name="ce3" table:formula="of:=2*[.K43]" office:value-type="float" office:value="14.559026249039" calcext:value-type="float">
            <text:p>14.559026249</text:p>
          </table:table-cell>
          <table:table-cell table:formula="of:=[.L43]" office:value-type="float" office:value="-3.84585117620305" calcext:value-type="float">
            <text:p>-3.8458511762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>
          <table:table-cell table:formula="of:=[.A44]" office:value-type="float" office:value="1.63791859932165" calcext:value-type="float">
            <text:p>1.6379185993</text:p>
          </table:table-cell>
          <table:table-cell table:formula="of:=[.B44]" office:value-type="float" office:value="4.58302415383345" calcext:value-type="float">
            <text:p>4.5830241538</text:p>
          </table:table-cell>
          <table:table-cell table:formula="of:=[.C44]" office:value-type="float" office:value="-7.29251536419595" calcext:value-type="float">
            <text:p>-7.2925153642</text:p>
          </table:table-cell>
          <table:table-cell table:formula="of:=[.D44]" office:value-type="float" office:value="-2.4355428723118" calcext:value-type="float">
            <text:p>-2.4355428723</text:p>
          </table:table-cell>
          <table:table-cell table:formula="of:=[.E44]" office:value-type="float" office:value="-5.717345104533" calcext:value-type="float">
            <text:p>-5.7173451045</text:p>
          </table:table-cell>
          <table:table-cell table:formula="of:=[.F44]" office:value-type="float" office:value="-6.0406522247373" calcext:value-type="float">
            <text:p>-6.0406522247</text:p>
          </table:table-cell>
          <table:table-cell table:formula="of:=[.G44]" office:value-type="float" office:value="-0.68331257914835" calcext:value-type="float">
            <text:p>-0.6833125791</text:p>
          </table:table-cell>
          <table:table-cell table:formula="of:=[.H44]" office:value-type="float" office:value="-0.96849044957145" calcext:value-type="float">
            <text:p>-0.9684904496</text:p>
          </table:table-cell>
          <table:table-cell table:formula="of:=[.I44]" office:value-type="float" office:value="1.26554954482215" calcext:value-type="float">
            <text:p>1.2655495448</text:p>
          </table:table-cell>
          <table:table-cell table:formula="of:=[.J44]" office:value-type="float" office:value="-2.16572516787065" calcext:value-type="float">
            <text:p>-2.1657251679</text:p>
          </table:table-cell>
          <table:table-cell table:formula="of:=[.K44]" office:value-type="float" office:value="-3.84585117620305" calcext:value-type="float">
            <text:p>-3.8458511762</text:p>
          </table:table-cell>
          <table:table-cell table:style-name="ce3" table:formula="of:=2*[.L44]" office:value-type="float" office:value="19.9169747423605" calcext:value-type="float">
            <text:p>19.9169747424</text:p>
          </table:table-cell>
          <table:table-cell table:number-columns-repeated="3"/>
          <table:table-cell table:style-name="Default" table:number-columns-repeated="14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47]" office:value-type="float" office:value="10.5521931461866" calcext:value-type="float">
            <text:p>10.5521931462</text:p>
          </table:table-cell>
          <table:table-cell table:formula="of:=[.B47]" office:value-type="float" office:value="1.02180325926559" calcext:value-type="float">
            <text:p>1.0218032593</text:p>
          </table:table-cell>
          <table:table-cell table:formula="of:=[.C47]" office:value-type="float" office:value="-5.30093723984599" calcext:value-type="float">
            <text:p>-5.3009372398</text:p>
          </table:table-cell>
          <table:table-cell table:formula="of:=[.D47]" office:value-type="float" office:value="1.09498860667078" calcext:value-type="float">
            <text:p>1.0949886067</text:p>
          </table:table-cell>
          <table:table-cell table:formula="of:=[.E47]" office:value-type="float" office:value="0.65442534915256" calcext:value-type="float">
            <text:p>0.6544253492</text:p>
          </table:table-cell>
          <table:table-cell table:formula="of:=[.F47]" office:value-type="float" office:value="0.78031290111346" calcext:value-type="float">
            <text:p>0.7803129011</text:p>
          </table:table-cell>
          <table:table-cell table:formula="of:=[.G47]" office:value-type="float" office:value="-0.43838517843003" calcext:value-type="float">
            <text:p>-0.4383851784</text:p>
          </table:table-cell>
          <table:table-cell table:formula="of:=[.H47]" office:value-type="float" office:value="0.21439441181075" calcext:value-type="float">
            <text:p>0.2143944118</text:p>
          </table:table-cell>
          <table:table-cell table:formula="of:=[.I47]" office:value-type="float" office:value="-1.48569249997665" calcext:value-type="float">
            <text:p>-1.4856925</text:p>
          </table:table-cell>
          <table:table-cell table:formula="of:=[.J47]" office:value-type="float" office:value="0.0494420786490901" calcext:value-type="float">
            <text:p>0.0494420786</text:p>
          </table:table-cell>
          <table:table-cell table:formula="of:=[.K47]" office:value-type="float" office:value="1.37876926292069" calcext:value-type="float">
            <text:p>1.3787692629</text:p>
          </table:table-cell>
          <table:table-cell table:formula="of:=[.L47]" office:value-type="float" office:value="1.63791859932165" calcext:value-type="float">
            <text:p>1.6379185993</text:p>
          </table:table-cell>
          <table:table-cell office:value-type="float" office:value="1" calcext:value-type="float">
            <text:p>1</text:p>
          </table:table-cell>
          <table:table-cell table:style-name="Default" table:number-matrix-columns-spanned="1" table:number-matrix-rows-spanned="12" table:formula="of:=TRANSPOSE([.A74:.L74])" office:value-type="float" office:value="1.7869629" calcext:value-type="float">
            <text:p>1.7869629</text:p>
          </table:table-cell>
          <table:table-cell table:number-columns-repeated="1010"/>
        </table:table-row>
        <table:table-row table:style-name="ro1">
          <table:table-cell table:formula="of:=[.A48]" office:value-type="float" office:value="1.02180325926559" calcext:value-type="float">
            <text:p>1.0218032593</text:p>
          </table:table-cell>
          <table:table-cell table:formula="of:=[.B48]" office:value-type="float" office:value="21.3777568233154" calcext:value-type="float">
            <text:p>21.3777568233</text:p>
          </table:table-cell>
          <table:table-cell table:formula="of:=[.C48]" office:value-type="float" office:value="0.56360944306331" calcext:value-type="float">
            <text:p>0.5636094431</text:p>
          </table:table-cell>
          <table:table-cell table:formula="of:=[.D48]" office:value-type="float" office:value="1.87660441641478" calcext:value-type="float">
            <text:p>1.8766044164</text:p>
          </table:table-cell>
          <table:table-cell table:formula="of:=[.E48]" office:value-type="float" office:value="-2.08994264468234" calcext:value-type="float">
            <text:p>-2.0899426447</text:p>
          </table:table-cell>
          <table:table-cell table:formula="of:=[.F48]" office:value-type="float" office:value="-2.98635755519394" calcext:value-type="float">
            <text:p>-2.9863575552</text:p>
          </table:table-cell>
          <table:table-cell table:formula="of:=[.G48]" office:value-type="float" office:value="-0.20745821718523" calcext:value-type="float">
            <text:p>-0.2074582172</text:p>
          </table:table-cell>
          <table:table-cell table:formula="of:=[.H48]" office:value-type="float" office:value="3.87739546307705" calcext:value-type="float">
            <text:p>3.8773954631</text:p>
          </table:table-cell>
          <table:table-cell table:formula="of:=[.I48]" office:value-type="float" office:value="5.79104766986085" calcext:value-type="float">
            <text:p>5.7910476699</text:p>
          </table:table-cell>
          <table:table-cell table:formula="of:=[.J48]" office:value-type="float" office:value="1.50978208289869" calcext:value-type="float">
            <text:p>1.5097820829</text:p>
          </table:table-cell>
          <table:table-cell table:formula="of:=[.K48]" office:value-type="float" office:value="0.50814577831309" calcext:value-type="float">
            <text:p>0.5081457783</text:p>
          </table:table-cell>
          <table:table-cell table:formula="of:=[.L48]" office:value-type="float" office:value="4.58302415383345" calcext:value-type="float">
            <text:p>4.583024153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2.1571081" calcext:value-type="float">
            <text:p>-2.1571081</text:p>
          </table:table-cell>
          <table:table-cell table:number-columns-repeated="1010"/>
        </table:table-row>
        <table:table-row table:style-name="ro1">
          <table:table-cell table:formula="of:=[.A49]" office:value-type="float" office:value="-5.30093723984599" calcext:value-type="float">
            <text:p>-5.3009372398</text:p>
          </table:table-cell>
          <table:table-cell table:formula="of:=[.B49]" office:value-type="float" office:value="0.56360944306331" calcext:value-type="float">
            <text:p>0.5636094431</text:p>
          </table:table-cell>
          <table:table-cell table:formula="of:=[.C49]" office:value-type="float" office:value="52.9717424019102" calcext:value-type="float">
            <text:p>52.9717424019</text:p>
          </table:table-cell>
          <table:table-cell table:formula="of:=[.D49]" office:value-type="float" office:value="1.69907262693202" calcext:value-type="float">
            <text:p>1.6990726269</text:p>
          </table:table-cell>
          <table:table-cell table:formula="of:=[.E49]" office:value-type="float" office:value="4.99307277355614" calcext:value-type="float">
            <text:p>4.9930727736</text:p>
          </table:table-cell>
          <table:table-cell table:formula="of:=[.F49]" office:value-type="float" office:value="2.00814834890574" calcext:value-type="float">
            <text:p>2.0081483489</text:p>
          </table:table-cell>
          <table:table-cell table:formula="of:=[.G49]" office:value-type="float" office:value="3.82822462085273" calcext:value-type="float">
            <text:p>3.8282246209</text:p>
          </table:table-cell>
          <table:table-cell table:formula="of:=[.H49]" office:value-type="float" office:value="1.97478773295785" calcext:value-type="float">
            <text:p>1.974787733</text:p>
          </table:table-cell>
          <table:table-cell table:formula="of:=[.I49]" office:value-type="float" office:value="7.70229175796525" calcext:value-type="float">
            <text:p>7.702291758</text:p>
          </table:table-cell>
          <table:table-cell table:formula="of:=[.J49]" office:value-type="float" office:value="0.17530959575521" calcext:value-type="float">
            <text:p>0.1753095958</text:p>
          </table:table-cell>
          <table:table-cell table:formula="of:=[.K49]" office:value-type="float" office:value="-4.53597873243599" calcext:value-type="float">
            <text:p>-4.5359787324</text:p>
          </table:table-cell>
          <table:table-cell table:formula="of:=[.L49]" office:value-type="float" office:value="-7.29251536419595" calcext:value-type="float">
            <text:p>-7.292515364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.1592751" calcext:value-type="float">
            <text:p>7.1592751</text:p>
          </table:table-cell>
          <table:table-cell table:number-columns-repeated="1010"/>
        </table:table-row>
        <table:table-row table:style-name="ro1">
          <table:table-cell table:formula="of:=[.A50]" office:value-type="float" office:value="1.09498860667078" calcext:value-type="float">
            <text:p>1.0949886067</text:p>
          </table:table-cell>
          <table:table-cell table:formula="of:=[.B50]" office:value-type="float" office:value="1.87660441641478" calcext:value-type="float">
            <text:p>1.8766044164</text:p>
          </table:table-cell>
          <table:table-cell table:formula="of:=[.C50]" office:value-type="float" office:value="1.69907262693202" calcext:value-type="float">
            <text:p>1.6990726269</text:p>
          </table:table-cell>
          <table:table-cell table:formula="of:=[.D50]" office:value-type="float" office:value="11.8964697504675" calcext:value-type="float">
            <text:p>11.8964697505</text:p>
          </table:table-cell>
          <table:table-cell table:formula="of:=[.E50]" office:value-type="float" office:value="-0.20179008700668" calcext:value-type="float">
            <text:p>-0.201790087</text:p>
          </table:table-cell>
          <table:table-cell table:formula="of:=[.F50]" office:value-type="float" office:value="2.21162853758852" calcext:value-type="float">
            <text:p>2.2116285376</text:p>
          </table:table-cell>
          <table:table-cell table:formula="of:=[.G50]" office:value-type="float" office:value="1.02826243662824" calcext:value-type="float">
            <text:p>1.0282624366</text:p>
          </table:table-cell>
          <table:table-cell table:formula="of:=[.H50]" office:value-type="float" office:value="-1.168833589822" calcext:value-type="float">
            <text:p>-1.1688335898</text:p>
          </table:table-cell>
          <table:table-cell table:formula="of:=[.I50]" office:value-type="float" office:value="-4.3344369736116" calcext:value-type="float">
            <text:p>-4.3344369736</text:p>
          </table:table-cell>
          <table:table-cell table:formula="of:=[.J50]" office:value-type="float" office:value="-0.50590537941412" calcext:value-type="float">
            <text:p>-0.5059053794</text:p>
          </table:table-cell>
          <table:table-cell table:formula="of:=[.K50]" office:value-type="float" office:value="2.50056475421608" calcext:value-type="float">
            <text:p>2.5005647542</text:p>
          </table:table-cell>
          <table:table-cell table:formula="of:=[.L50]" office:value-type="float" office:value="-2.4355428723118" calcext:value-type="float">
            <text:p>-2.43554287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1.1978572" calcext:value-type="float">
            <text:p>-1.1978572</text:p>
          </table:table-cell>
          <table:table-cell table:number-columns-repeated="1010"/>
        </table:table-row>
        <table:table-row table:style-name="ro1">
          <table:table-cell table:formula="of:=[.A51]" office:value-type="float" office:value="0.65442534915256" calcext:value-type="float">
            <text:p>0.6544253492</text:p>
          </table:table-cell>
          <table:table-cell table:formula="of:=[.B51]" office:value-type="float" office:value="-2.08994264468234" calcext:value-type="float">
            <text:p>-2.0899426447</text:p>
          </table:table-cell>
          <table:table-cell table:formula="of:=[.C51]" office:value-type="float" office:value="4.99307277355614" calcext:value-type="float">
            <text:p>4.9930727736</text:p>
          </table:table-cell>
          <table:table-cell table:formula="of:=[.D51]" office:value-type="float" office:value="-0.20179008700668" calcext:value-type="float">
            <text:p>-0.201790087</text:p>
          </table:table-cell>
          <table:table-cell table:formula="of:=[.E51]" office:value-type="float" office:value="13.9745588938009" calcext:value-type="float">
            <text:p>13.9745588938</text:p>
          </table:table-cell>
          <table:table-cell table:formula="of:=[.F51]" office:value-type="float" office:value="4.77665274283884" calcext:value-type="float">
            <text:p>4.7766527428</text:p>
          </table:table-cell>
          <table:table-cell table:formula="of:=[.G51]" office:value-type="float" office:value="0.78479140252328" calcext:value-type="float">
            <text:p>0.7847914025</text:p>
          </table:table-cell>
          <table:table-cell table:formula="of:=[.H51]" office:value-type="float" office:value="3.0648726526341" calcext:value-type="float">
            <text:p>3.0648726526</text:p>
          </table:table-cell>
          <table:table-cell table:formula="of:=[.I51]" office:value-type="float" office:value="0.821749271997501" calcext:value-type="float">
            <text:p>0.821749272</text:p>
          </table:table-cell>
          <table:table-cell table:formula="of:=[.J51]" office:value-type="float" office:value="1.94864004510206" calcext:value-type="float">
            <text:p>1.9486400451</text:p>
          </table:table-cell>
          <table:table-cell table:formula="of:=[.K51]" office:value-type="float" office:value="2.75390419364006" calcext:value-type="float">
            <text:p>2.7539041936</text:p>
          </table:table-cell>
          <table:table-cell table:formula="of:=[.L51]" office:value-type="float" office:value="-5.717345104533" calcext:value-type="float">
            <text:p>-5.717345104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1.3684144" calcext:value-type="float">
            <text:p>-1.3684144</text:p>
          </table:table-cell>
          <table:table-cell table:number-columns-repeated="1010"/>
        </table:table-row>
        <table:table-row table:style-name="ro1">
          <table:table-cell table:formula="of:=[.A52]" office:value-type="float" office:value="0.78031290111346" calcext:value-type="float">
            <text:p>0.7803129011</text:p>
          </table:table-cell>
          <table:table-cell table:formula="of:=[.B52]" office:value-type="float" office:value="-2.98635755519394" calcext:value-type="float">
            <text:p>-2.9863575552</text:p>
          </table:table-cell>
          <table:table-cell table:formula="of:=[.C52]" office:value-type="float" office:value="2.00814834890574" calcext:value-type="float">
            <text:p>2.0081483489</text:p>
          </table:table-cell>
          <table:table-cell table:formula="of:=[.D52]" office:value-type="float" office:value="2.21162853758852" calcext:value-type="float">
            <text:p>2.2116285376</text:p>
          </table:table-cell>
          <table:table-cell table:formula="of:=[.E52]" office:value-type="float" office:value="4.77665274283884" calcext:value-type="float">
            <text:p>4.7766527428</text:p>
          </table:table-cell>
          <table:table-cell table:formula="of:=[.F52]" office:value-type="float" office:value="10.6239672623697" calcext:value-type="float">
            <text:p>10.6239672624</text:p>
          </table:table-cell>
          <table:table-cell table:formula="of:=[.G52]" office:value-type="float" office:value="0.86450026155518" calcext:value-type="float">
            <text:p>0.8645002616</text:p>
          </table:table-cell>
          <table:table-cell table:formula="of:=[.H52]" office:value-type="float" office:value="0.9621743378436" calcext:value-type="float">
            <text:p>0.9621743378</text:p>
          </table:table-cell>
          <table:table-cell table:formula="of:=[.I52]" office:value-type="float" office:value="-3.0226071988517" calcext:value-type="float">
            <text:p>-3.0226071989</text:p>
          </table:table-cell>
          <table:table-cell table:formula="of:=[.J52]" office:value-type="float" office:value="0.48830067125006" calcext:value-type="float">
            <text:p>0.4883006713</text:p>
          </table:table-cell>
          <table:table-cell table:formula="of:=[.K52]" office:value-type="float" office:value="4.11489544996866" calcext:value-type="float">
            <text:p>4.11489545</text:p>
          </table:table-cell>
          <table:table-cell table:formula="of:=[.L52]" office:value-type="float" office:value="-6.0406522247373" calcext:value-type="float">
            <text:p>-6.040652224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6354226" calcext:value-type="float">
            <text:p>3.6354226</text:p>
          </table:table-cell>
          <table:table-cell table:number-columns-repeated="1010"/>
        </table:table-row>
        <table:table-row table:style-name="ro1">
          <table:table-cell table:formula="of:=[.A53]" office:value-type="float" office:value="-0.43838517843003" calcext:value-type="float">
            <text:p>-0.4383851784</text:p>
          </table:table-cell>
          <table:table-cell table:formula="of:=[.B53]" office:value-type="float" office:value="-0.20745821718523" calcext:value-type="float">
            <text:p>-0.2074582172</text:p>
          </table:table-cell>
          <table:table-cell table:formula="of:=[.C53]" office:value-type="float" office:value="3.82822462085273" calcext:value-type="float">
            <text:p>3.8282246209</text:p>
          </table:table-cell>
          <table:table-cell table:formula="of:=[.D53]" office:value-type="float" office:value="1.02826243662824" calcext:value-type="float">
            <text:p>1.0282624366</text:p>
          </table:table-cell>
          <table:table-cell table:formula="of:=[.E53]" office:value-type="float" office:value="0.78479140252328" calcext:value-type="float">
            <text:p>0.7847914025</text:p>
          </table:table-cell>
          <table:table-cell table:formula="of:=[.F53]" office:value-type="float" office:value="0.86450026155518" calcext:value-type="float">
            <text:p>0.8645002616</text:p>
          </table:table-cell>
          <table:table-cell table:formula="of:=[.G53]" office:value-type="float" office:value="4.00507814495802" calcext:value-type="float">
            <text:p>4.005078145</text:p>
          </table:table-cell>
          <table:table-cell table:formula="of:=[.H53]" office:value-type="float" office:value="-0.31527120131045" calcext:value-type="float">
            <text:p>-0.3152712013</text:p>
          </table:table-cell>
          <table:table-cell table:formula="of:=[.I53]" office:value-type="float" office:value="-0.98982422657225" calcext:value-type="float">
            <text:p>-0.9898242266</text:p>
          </table:table-cell>
          <table:table-cell table:formula="of:=[.J53]" office:value-type="float" office:value="-0.96268418049923" calcext:value-type="float">
            <text:p>-0.9626841805</text:p>
          </table:table-cell>
          <table:table-cell table:formula="of:=[.K53]" office:value-type="float" office:value="0.182956900406869" calcext:value-type="float">
            <text:p>0.1829569004</text:p>
          </table:table-cell>
          <table:table-cell table:formula="of:=[.L53]" office:value-type="float" office:value="-0.68331257914835" calcext:value-type="float">
            <text:p>-0.68331257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0.4872853" calcext:value-type="float">
            <text:p>-0.4872853</text:p>
          </table:table-cell>
          <table:table-cell table:number-columns-repeated="1010"/>
        </table:table-row>
        <table:table-row table:style-name="ro1">
          <table:table-cell table:formula="of:=[.A54]" office:value-type="float" office:value="0.21439441181075" calcext:value-type="float">
            <text:p>0.2143944118</text:p>
          </table:table-cell>
          <table:table-cell table:formula="of:=[.B54]" office:value-type="float" office:value="3.87739546307705" calcext:value-type="float">
            <text:p>3.8773954631</text:p>
          </table:table-cell>
          <table:table-cell table:formula="of:=[.C54]" office:value-type="float" office:value="1.97478773295785" calcext:value-type="float">
            <text:p>1.974787733</text:p>
          </table:table-cell>
          <table:table-cell table:formula="of:=[.D54]" office:value-type="float" office:value="-1.168833589822" calcext:value-type="float">
            <text:p>-1.1688335898</text:p>
          </table:table-cell>
          <table:table-cell table:formula="of:=[.E54]" office:value-type="float" office:value="3.0648726526341" calcext:value-type="float">
            <text:p>3.0648726526</text:p>
          </table:table-cell>
          <table:table-cell table:formula="of:=[.F54]" office:value-type="float" office:value="0.9621743378436" calcext:value-type="float">
            <text:p>0.9621743378</text:p>
          </table:table-cell>
          <table:table-cell table:formula="of:=[.G54]" office:value-type="float" office:value="-0.31527120131045" calcext:value-type="float">
            <text:p>-0.3152712013</text:p>
          </table:table-cell>
          <table:table-cell table:formula="of:=[.H54]" office:value-type="float" office:value="9.9701372058421" calcext:value-type="float">
            <text:p>9.9701372058</text:p>
          </table:table-cell>
          <table:table-cell table:formula="of:=[.I54]" office:value-type="float" office:value="6.01026181546235" calcext:value-type="float">
            <text:p>6.0102618155</text:p>
          </table:table-cell>
          <table:table-cell table:formula="of:=[.J54]" office:value-type="float" office:value="2.44717739736295" calcext:value-type="float">
            <text:p>2.4471773974</text:p>
          </table:table-cell>
          <table:table-cell table:formula="of:=[.K54]" office:value-type="float" office:value="2.26551962293125" calcext:value-type="float">
            <text:p>2.2655196229</text:p>
          </table:table-cell>
          <table:table-cell table:formula="of:=[.L54]" office:value-type="float" office:value="-0.96849044957145" calcext:value-type="float">
            <text:p>-0.96849044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.1955095" calcext:value-type="float">
            <text:p>5.1955095</text:p>
          </table:table-cell>
          <table:table-cell table:number-columns-repeated="1010"/>
        </table:table-row>
        <table:table-row table:style-name="ro1">
          <table:table-cell table:formula="of:=[.A55]" office:value-type="float" office:value="-1.48569249997665" calcext:value-type="float">
            <text:p>-1.4856925</text:p>
          </table:table-cell>
          <table:table-cell table:formula="of:=[.B55]" office:value-type="float" office:value="5.79104766986085" calcext:value-type="float">
            <text:p>5.7910476699</text:p>
          </table:table-cell>
          <table:table-cell table:formula="of:=[.C55]" office:value-type="float" office:value="7.70229175796525" calcext:value-type="float">
            <text:p>7.702291758</text:p>
          </table:table-cell>
          <table:table-cell table:formula="of:=[.D55]" office:value-type="float" office:value="-4.3344369736116" calcext:value-type="float">
            <text:p>-4.3344369736</text:p>
          </table:table-cell>
          <table:table-cell table:formula="of:=[.E55]" office:value-type="float" office:value="0.821749271997501" calcext:value-type="float">
            <text:p>0.821749272</text:p>
          </table:table-cell>
          <table:table-cell table:formula="of:=[.F55]" office:value-type="float" office:value="-3.0226071988517" calcext:value-type="float">
            <text:p>-3.0226071989</text:p>
          </table:table-cell>
          <table:table-cell table:formula="of:=[.G55]" office:value-type="float" office:value="-0.98982422657225" calcext:value-type="float">
            <text:p>-0.9898242266</text:p>
          </table:table-cell>
          <table:table-cell table:formula="of:=[.H55]" office:value-type="float" office:value="6.01026181546235" calcext:value-type="float">
            <text:p>6.0102618155</text:p>
          </table:table-cell>
          <table:table-cell table:formula="of:=[.I55]" office:value-type="float" office:value="33.2260765413005" calcext:value-type="float">
            <text:p>33.2260765413</text:p>
          </table:table-cell>
          <table:table-cell table:formula="of:=[.J55]" office:value-type="float" office:value="1.86263472507985" calcext:value-type="float">
            <text:p>1.8626347251</text:p>
          </table:table-cell>
          <table:table-cell table:formula="of:=[.K55]" office:value-type="float" office:value="-2.89263038631585" calcext:value-type="float">
            <text:p>-2.8926303863</text:p>
          </table:table-cell>
          <table:table-cell table:formula="of:=[.L55]" office:value-type="float" office:value="1.26554954482215" calcext:value-type="float">
            <text:p>1.26554954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.1500135" calcext:value-type="float">
            <text:p>8.1500135</text:p>
          </table:table-cell>
          <table:table-cell table:number-columns-repeated="1010"/>
        </table:table-row>
        <table:table-row table:style-name="ro1">
          <table:table-cell table:formula="of:=[.A56]" office:value-type="float" office:value="0.0494420786490901" calcext:value-type="float">
            <text:p>0.0494420786</text:p>
          </table:table-cell>
          <table:table-cell table:formula="of:=[.B56]" office:value-type="float" office:value="1.50978208289869" calcext:value-type="float">
            <text:p>1.5097820829</text:p>
          </table:table-cell>
          <table:table-cell table:formula="of:=[.C56]" office:value-type="float" office:value="0.17530959575521" calcext:value-type="float">
            <text:p>0.1753095958</text:p>
          </table:table-cell>
          <table:table-cell table:formula="of:=[.D56]" office:value-type="float" office:value="-0.50590537941412" calcext:value-type="float">
            <text:p>-0.5059053794</text:p>
          </table:table-cell>
          <table:table-cell table:formula="of:=[.E56]" office:value-type="float" office:value="1.94864004510206" calcext:value-type="float">
            <text:p>1.9486400451</text:p>
          </table:table-cell>
          <table:table-cell table:formula="of:=[.F56]" office:value-type="float" office:value="0.48830067125006" calcext:value-type="float">
            <text:p>0.4883006713</text:p>
          </table:table-cell>
          <table:table-cell table:formula="of:=[.G56]" office:value-type="float" office:value="-0.96268418049923" calcext:value-type="float">
            <text:p>-0.9626841805</text:p>
          </table:table-cell>
          <table:table-cell table:formula="of:=[.H56]" office:value-type="float" office:value="2.44717739736295" calcext:value-type="float">
            <text:p>2.4471773974</text:p>
          </table:table-cell>
          <table:table-cell table:formula="of:=[.I56]" office:value-type="float" office:value="1.86263472507985" calcext:value-type="float">
            <text:p>1.8626347251</text:p>
          </table:table-cell>
          <table:table-cell table:formula="of:=[.J56]" office:value-type="float" office:value="9.60343698969938" calcext:value-type="float">
            <text:p>9.6034369897</text:p>
          </table:table-cell>
          <table:table-cell table:formula="of:=[.K56]" office:value-type="float" office:value="2.33386686157649" calcext:value-type="float">
            <text:p>2.3338668616</text:p>
          </table:table-cell>
          <table:table-cell table:formula="of:=[.L56]" office:value-type="float" office:value="-2.16572516787065" calcext:value-type="float">
            <text:p>-2.165725167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0.2733051" calcext:value-type="float">
            <text:p>-0.2733051</text:p>
          </table:table-cell>
          <table:table-cell table:number-columns-repeated="1010"/>
        </table:table-row>
        <table:table-row table:style-name="ro1">
          <table:table-cell table:formula="of:=[.A57]" office:value-type="float" office:value="1.37876926292069" calcext:value-type="float">
            <text:p>1.3787692629</text:p>
          </table:table-cell>
          <table:table-cell table:formula="of:=[.B57]" office:value-type="float" office:value="0.50814577831309" calcext:value-type="float">
            <text:p>0.5081457783</text:p>
          </table:table-cell>
          <table:table-cell table:formula="of:=[.C57]" office:value-type="float" office:value="-4.53597873243599" calcext:value-type="float">
            <text:p>-4.5359787324</text:p>
          </table:table-cell>
          <table:table-cell table:formula="of:=[.D57]" office:value-type="float" office:value="2.50056475421608" calcext:value-type="float">
            <text:p>2.5005647542</text:p>
          </table:table-cell>
          <table:table-cell table:formula="of:=[.E57]" office:value-type="float" office:value="2.75390419364006" calcext:value-type="float">
            <text:p>2.7539041936</text:p>
          </table:table-cell>
          <table:table-cell table:formula="of:=[.F57]" office:value-type="float" office:value="4.11489544996866" calcext:value-type="float">
            <text:p>4.11489545</text:p>
          </table:table-cell>
          <table:table-cell table:formula="of:=[.G57]" office:value-type="float" office:value="0.182956900406869" calcext:value-type="float">
            <text:p>0.1829569004</text:p>
          </table:table-cell>
          <table:table-cell table:formula="of:=[.H57]" office:value-type="float" office:value="2.26551962293125" calcext:value-type="float">
            <text:p>2.2655196229</text:p>
          </table:table-cell>
          <table:table-cell table:formula="of:=[.I57]" office:value-type="float" office:value="-2.89263038631585" calcext:value-type="float">
            <text:p>-2.8926303863</text:p>
          </table:table-cell>
          <table:table-cell table:formula="of:=[.J57]" office:value-type="float" office:value="2.33386686157649" calcext:value-type="float">
            <text:p>2.3338668616</text:p>
          </table:table-cell>
          <table:table-cell table:formula="of:=[.K57]" office:value-type="float" office:value="14.559026249039" calcext:value-type="float">
            <text:p>14.559026249</text:p>
          </table:table-cell>
          <table:table-cell table:formula="of:=[.L57]" office:value-type="float" office:value="-3.84585117620305" calcext:value-type="float">
            <text:p>-3.845851176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5113569" calcext:value-type="float">
            <text:p>1.5113569</text:p>
          </table:table-cell>
          <table:table-cell table:number-columns-repeated="1010"/>
        </table:table-row>
        <table:table-row table:style-name="ro1">
          <table:table-cell table:formula="of:=[.A58]" office:value-type="float" office:value="1.63791859932165" calcext:value-type="float">
            <text:p>1.6379185993</text:p>
          </table:table-cell>
          <table:table-cell table:formula="of:=[.B58]" office:value-type="float" office:value="4.58302415383345" calcext:value-type="float">
            <text:p>4.5830241538</text:p>
          </table:table-cell>
          <table:table-cell table:formula="of:=[.C58]" office:value-type="float" office:value="-7.29251536419595" calcext:value-type="float">
            <text:p>-7.2925153642</text:p>
          </table:table-cell>
          <table:table-cell table:formula="of:=[.D58]" office:value-type="float" office:value="-2.4355428723118" calcext:value-type="float">
            <text:p>-2.4355428723</text:p>
          </table:table-cell>
          <table:table-cell table:formula="of:=[.E58]" office:value-type="float" office:value="-5.717345104533" calcext:value-type="float">
            <text:p>-5.7173451045</text:p>
          </table:table-cell>
          <table:table-cell table:formula="of:=[.F58]" office:value-type="float" office:value="-6.0406522247373" calcext:value-type="float">
            <text:p>-6.0406522247</text:p>
          </table:table-cell>
          <table:table-cell table:formula="of:=[.G58]" office:value-type="float" office:value="-0.68331257914835" calcext:value-type="float">
            <text:p>-0.6833125791</text:p>
          </table:table-cell>
          <table:table-cell table:formula="of:=[.H58]" office:value-type="float" office:value="-0.96849044957145" calcext:value-type="float">
            <text:p>-0.9684904496</text:p>
          </table:table-cell>
          <table:table-cell table:formula="of:=[.I58]" office:value-type="float" office:value="1.26554954482215" calcext:value-type="float">
            <text:p>1.2655495448</text:p>
          </table:table-cell>
          <table:table-cell table:formula="of:=[.J58]" office:value-type="float" office:value="-2.16572516787065" calcext:value-type="float">
            <text:p>-2.1657251679</text:p>
          </table:table-cell>
          <table:table-cell table:formula="of:=[.K58]" office:value-type="float" office:value="-3.84585117620305" calcext:value-type="float">
            <text:p>-3.8458511762</text:p>
          </table:table-cell>
          <table:table-cell table:formula="of:=[.L58]" office:value-type="float" office:value="19.9169747423605" calcext:value-type="float">
            <text:p>19.91697474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0.8413495" calcext:value-type="float">
            <text:p>-0.8413495</text:p>
          </table:table-cell>
          <table:table-cell table:number-columns-repeated="101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Default" table:formula="of:=[.A31]" office:value-type="float" office:value="1.7869629" calcext:value-type="float">
            <text:p>1.7869629</text:p>
          </table:table-cell>
          <table:table-cell table:style-name="Default" table:formula="of:=[.B31]" office:value-type="float" office:value="-2.1571081" calcext:value-type="float">
            <text:p>-2.1571081</text:p>
          </table:table-cell>
          <table:table-cell table:style-name="Default" table:formula="of:=[.C31]" office:value-type="float" office:value="7.1592751" calcext:value-type="float">
            <text:p>7.1592751</text:p>
          </table:table-cell>
          <table:table-cell table:style-name="Default" table:formula="of:=[.D31]" office:value-type="float" office:value="-1.1978572" calcext:value-type="float">
            <text:p>-1.1978572</text:p>
          </table:table-cell>
          <table:table-cell table:style-name="Default" table:formula="of:=[.E31]" office:value-type="float" office:value="-1.3684144" calcext:value-type="float">
            <text:p>-1.3684144</text:p>
          </table:table-cell>
          <table:table-cell table:style-name="Default" table:formula="of:=[.F31]" office:value-type="float" office:value="3.6354226" calcext:value-type="float">
            <text:p>3.6354226</text:p>
          </table:table-cell>
          <table:table-cell table:style-name="Default" table:formula="of:=[.G31]" office:value-type="float" office:value="-0.4872853" calcext:value-type="float">
            <text:p>-0.4872853</text:p>
          </table:table-cell>
          <table:table-cell table:style-name="Default" table:formula="of:=[.H31]" office:value-type="float" office:value="5.1955095" calcext:value-type="float">
            <text:p>5.1955095</text:p>
          </table:table-cell>
          <table:table-cell table:style-name="Default" table:formula="of:=[.I31]" office:value-type="float" office:value="8.1500135" calcext:value-type="float">
            <text:p>8.1500135</text:p>
          </table:table-cell>
          <table:table-cell table:style-name="Default" table:formula="of:=[.J31]" office:value-type="float" office:value="-0.2733051" calcext:value-type="float">
            <text:p>-0.2733051</text:p>
          </table:table-cell>
          <table:table-cell table:style-name="Default" table:formula="of:=[.K31]" office:value-type="float" office:value="1.5113569" calcext:value-type="float">
            <text:p>1.5113569</text:p>
          </table:table-cell>
          <table:table-cell table:style-name="Default" table:formula="of:=[.L31]" office:value-type="float" office:value="-0.8413495" calcext:value-type="float">
            <text:p>-0.8413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14" table:number-matrix-rows-spanned="14" table:formula="of:=MINVERSE([.A61:.N74])" office:value-type="float" office:value="0.0943526875448322" calcext:value-type="float">
            <text:p>0.0943526875</text:p>
          </table:table-cell>
          <table:table-cell office:value-type="float" office:value="0.00169690996673687" calcext:value-type="float">
            <text:p>0.00169691</text:p>
          </table:table-cell>
          <table:table-cell office:value-type="float" office:value="0.00494227490504471" calcext:value-type="float">
            <text:p>0.0049422749</text:p>
          </table:table-cell>
          <table:table-cell office:value-type="float" office:value="-0.0139650557187977" calcext:value-type="float">
            <text:p>-0.0139650557</text:p>
          </table:table-cell>
          <table:table-cell office:value-type="float" office:value="-0.00172818469757456" calcext:value-type="float">
            <text:p>-0.0017281847</text:p>
          </table:table-cell>
          <table:table-cell office:value-type="float" office:value="-0.0262244894772242" calcext:value-type="float">
            <text:p>-0.0262244895</text:p>
          </table:table-cell>
          <table:table-cell office:value-type="float" office:value="-0.00432883161966514" calcext:value-type="float">
            <text:p>-0.0043288316</text:p>
          </table:table-cell>
          <table:table-cell office:value-type="float" office:value="-0.0167691393882418" calcext:value-type="float">
            <text:p>-0.0167691394</text:p>
          </table:table-cell>
          <table:table-cell office:value-type="float" office:value="-0.00571145542178873" calcext:value-type="float">
            <text:p>-0.0057114554</text:p>
          </table:table-cell>
          <table:table-cell office:value-type="float" office:value="-0.00371496258071054" calcext:value-type="float">
            <text:p>-0.0037149626</text:p>
          </table:table-cell>
          <table:table-cell office:value-type="float" office:value="-0.00746191982276412" calcext:value-type="float">
            <text:p>-0.0074619198</text:p>
          </table:table-cell>
          <table:table-cell office:value-type="float" office:value="-0.021087833689847" calcext:value-type="float">
            <text:p>-0.0210878337</text:p>
          </table:table-cell>
          <table:table-cell office:value-type="float" office:value="0.0623117251136649" calcext:value-type="float">
            <text:p>0.0623117251</text:p>
          </table:table-cell>
          <table:table-cell office:value-type="float" office:value="0.0232994591595219" calcext:value-type="float">
            <text:p>0.02329945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14" table:formula="of:=MMULT([.A77:.N90];[.P77:.P90])" office:value-type="float" office:value="0.102386794868043" calcext:value-type="float">
            <text:p>0.1023867949</text:p>
          </table:table-cell>
          <table:table-cell table:number-columns-repeated="1006"/>
        </table:table-row>
        <table:table-row table:style-name="ro1">
          <table:table-cell office:value-type="float" office:value="0.00169690996673686" calcext:value-type="float">
            <text:p>0.00169691</text:p>
          </table:table-cell>
          <table:table-cell office:value-type="float" office:value="0.0529948306773065" calcext:value-type="float">
            <text:p>0.0529948307</text:p>
          </table:table-cell>
          <table:table-cell office:value-type="float" office:value="0.00315352537736386" calcext:value-type="float">
            <text:p>0.0031535254</text:p>
          </table:table-cell>
          <table:table-cell office:value-type="float" office:value="-0.021714825237389" calcext:value-type="float">
            <text:p>-0.0217148252</text:p>
          </table:table-cell>
          <table:table-cell office:value-type="float" office:value="-0.00699047907641774" calcext:value-type="float">
            <text:p>-0.0069904791</text:p>
          </table:table-cell>
          <table:table-cell office:value-type="float" office:value="0.0246565009770909" calcext:value-type="float">
            <text:p>0.024656501</text:p>
          </table:table-cell>
          <table:table-cell office:value-type="float" office:value="-0.0145284116517239" calcext:value-type="float">
            <text:p>-0.0145284117</text:p>
          </table:table-cell>
          <table:table-cell office:value-type="float" office:value="-0.00815101613813392" calcext:value-type="float">
            <text:p>-0.0081510161</text:p>
          </table:table-cell>
          <table:table-cell office:value-type="float" office:value="-0.00170466705387502" calcext:value-type="float">
            <text:p>-0.0017046671</text:p>
          </table:table-cell>
          <table:table-cell office:value-type="float" office:value="-0.0142996233342831" calcext:value-type="float">
            <text:p>-0.0142996233</text:p>
          </table:table-cell>
          <table:table-cell office:value-type="float" office:value="-0.00168683410703682" calcext:value-type="float">
            <text:p>-0.0016868341</text:p>
          </table:table-cell>
          <table:table-cell office:value-type="float" office:value="-0.0134259103996386" calcext:value-type="float">
            <text:p>-0.0134259104</text:p>
          </table:table-cell>
          <table:table-cell office:value-type="float" office:value="0.0233604862248647" calcext:value-type="float">
            <text:p>0.0233604862</text:p>
          </table:table-cell>
          <table:table-cell office:value-type="float" office:value="-0.0289421923745587" calcext:value-type="float">
            <text:p>-0.02894219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0264200846593763" calcext:value-type="float">
            <text:p>-0.0264200847</text:p>
          </table:table-cell>
          <table:table-cell table:number-columns-repeated="1006"/>
        </table:table-row>
        <table:table-row table:style-name="ro1">
          <table:table-cell office:value-type="float" office:value="0.00494227490504472" calcext:value-type="float">
            <text:p>0.0049422749</text:p>
          </table:table-cell>
          <table:table-cell office:value-type="float" office:value="0.00315352537736386" calcext:value-type="float">
            <text:p>0.0031535254</text:p>
          </table:table-cell>
          <table:table-cell office:value-type="float" office:value="0.0217853063998193" calcext:value-type="float">
            <text:p>0.0217853064</text:p>
          </table:table-cell>
          <table:table-cell office:value-type="float" office:value="-0.00346409001994191" calcext:value-type="float">
            <text:p>-0.00346409</text:p>
          </table:table-cell>
          <table:table-cell office:value-type="float" office:value="0.00268423034632992" calcext:value-type="float">
            <text:p>0.0026842303</text:p>
          </table:table-cell>
          <table:table-cell office:value-type="float" office:value="-0.0100647097729153" calcext:value-type="float">
            <text:p>-0.0100647098</text:p>
          </table:table-cell>
          <table:table-cell office:value-type="float" office:value="-0.0160283756128691" calcext:value-type="float">
            <text:p>-0.0160283756</text:p>
          </table:table-cell>
          <table:table-cell office:value-type="float" office:value="-0.0121773449028174" calcext:value-type="float">
            <text:p>-0.0121773449</text:p>
          </table:table-cell>
          <table:table-cell office:value-type="float" office:value="-0.00908972734055157" calcext:value-type="float">
            <text:p>-0.0090897273</text:p>
          </table:table-cell>
          <table:table-cell office:value-type="float" office:value="0.00241814783009228" calcext:value-type="float">
            <text:p>0.0024181478</text:p>
          </table:table-cell>
          <table:table-cell office:value-type="float" office:value="0.00919961329427988" calcext:value-type="float">
            <text:p>0.0091996133</text:p>
          </table:table-cell>
          <table:table-cell office:value-type="float" office:value="0.00664114949616533" calcext:value-type="float">
            <text:p>0.0066411495</text:p>
          </table:table-cell>
          <table:table-cell office:value-type="float" office:value="-0.00482212585497533" calcext:value-type="float">
            <text:p>-0.0048221259</text:p>
          </table:table-cell>
          <table:table-cell office:value-type="float" office:value="0.0185896011768273" calcext:value-type="float">
            <text:p>0.01858960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271519881691676" calcext:value-type="float">
            <text:p>0.0271519882</text:p>
          </table:table-cell>
          <table:table-cell table:number-columns-repeated="1006"/>
        </table:table-row>
        <table:table-row table:style-name="ro1">
          <table:table-cell office:value-type="float" office:value="-0.0139650557187977" calcext:value-type="float">
            <text:p>-0.0139650557</text:p>
          </table:table-cell>
          <table:table-cell office:value-type="float" office:value="-0.021714825237389" calcext:value-type="float">
            <text:p>-0.0217148252</text:p>
          </table:table-cell>
          <table:table-cell office:value-type="float" office:value="-0.00346409001994191" calcext:value-type="float">
            <text:p>-0.00346409</text:p>
          </table:table-cell>
          <table:table-cell office:value-type="float" office:value="0.0946112819323614" calcext:value-type="float">
            <text:p>0.0946112819</text:p>
          </table:table-cell>
          <table:table-cell office:value-type="float" office:value="-0.000541466574570617" calcext:value-type="float">
            <text:p>-0.0005414666</text:p>
          </table:table-cell>
          <table:table-cell office:value-type="float" office:value="-0.0170656441899168" calcext:value-type="float">
            <text:p>-0.0170656442</text:p>
          </table:table-cell>
          <table:table-cell office:value-type="float" office:value="-0.0437242344707001" calcext:value-type="float">
            <text:p>-0.0437242345</text:p>
          </table:table-cell>
          <table:table-cell office:value-type="float" office:value="0.0181030127747302" calcext:value-type="float">
            <text:p>0.0181030128</text:p>
          </table:table-cell>
          <table:table-cell office:value-type="float" office:value="0.0100587182517578" calcext:value-type="float">
            <text:p>0.0100587183</text:p>
          </table:table-cell>
          <table:table-cell office:value-type="float" office:value="-0.00854399814302791" calcext:value-type="float">
            <text:p>-0.0085439981</text:p>
          </table:table-cell>
          <table:table-cell office:value-type="float" office:value="-0.0143244219332188" calcext:value-type="float">
            <text:p>-0.0143244219</text:p>
          </table:table-cell>
          <table:table-cell office:value-type="float" office:value="0.000570723328713572" calcext:value-type="float">
            <text:p>0.0005707233</text:p>
          </table:table-cell>
          <table:table-cell office:value-type="float" office:value="0.0988742738722159" calcext:value-type="float">
            <text:p>0.0988742739</text:p>
          </table:table-cell>
          <table:table-cell office:value-type="float" office:value="-0.0148193948025617" calcext:value-type="float">
            <text:p>-0.01481939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733849148118098" calcext:value-type="float">
            <text:p>0.0733849148</text:p>
          </table:table-cell>
          <table:table-cell table:number-columns-repeated="1006"/>
        </table:table-row>
        <table:table-row table:style-name="ro1">
          <table:table-cell office:value-type="float" office:value="-0.00172818469757457" calcext:value-type="float">
            <text:p>-0.0017281847</text:p>
          </table:table-cell>
          <table:table-cell office:value-type="float" office:value="-0.00699047907641774" calcext:value-type="float">
            <text:p>-0.0069904791</text:p>
          </table:table-cell>
          <table:table-cell office:value-type="float" office:value="0.00268423034632992" calcext:value-type="float">
            <text:p>0.0026842303</text:p>
          </table:table-cell>
          <table:table-cell office:value-type="float" office:value="-0.000541466574570611" calcext:value-type="float">
            <text:p>-0.0005414666</text:p>
          </table:table-cell>
          <table:table-cell office:value-type="float" office:value="0.0707595504061343" calcext:value-type="float">
            <text:p>0.0707595504</text:p>
          </table:table-cell>
          <table:table-cell office:value-type="float" office:value="-0.011098973619751" calcext:value-type="float">
            <text:p>-0.0110989736</text:p>
          </table:table-cell>
          <table:table-cell office:value-type="float" office:value="-0.0445198715084222" calcext:value-type="float">
            <text:p>-0.0445198715</text:p>
          </table:table-cell>
          <table:table-cell office:value-type="float" office:value="0.00358529198016732" calcext:value-type="float">
            <text:p>0.003585292</text:p>
          </table:table-cell>
          <table:table-cell office:value-type="float" office:value="0.0079967887478121" calcext:value-type="float">
            <text:p>0.0079967887</text:p>
          </table:table-cell>
          <table:table-cell office:value-type="float" office:value="-0.0277668090571807" calcext:value-type="float">
            <text:p>-0.0277668091</text:p>
          </table:table-cell>
          <table:table-cell office:value-type="float" office:value="-0.000574631319021506" calcext:value-type="float">
            <text:p>-0.0005746313</text:p>
          </table:table-cell>
          <table:table-cell office:value-type="float" office:value="0.00819455437249469" calcext:value-type="float">
            <text:p>0.0081945544</text:p>
          </table:table-cell>
          <table:table-cell office:value-type="float" office:value="0.0815572487128173" calcext:value-type="float">
            <text:p>0.0815572487</text:p>
          </table:table-cell>
          <table:table-cell office:value-type="float" office:value="-0.0552133343709969" calcext:value-type="float">
            <text:p>-0.05521333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0134096864052973" calcext:value-type="float">
            <text:p>-0.0134096864</text:p>
          </table:table-cell>
          <table:table-cell table:number-columns-repeated="1006"/>
        </table:table-row>
        <table:table-row table:style-name="ro1">
          <table:table-cell office:value-type="float" office:value="-0.0262244894772242" calcext:value-type="float">
            <text:p>-0.0262244895</text:p>
          </table:table-cell>
          <table:table-cell office:value-type="float" office:value="0.0246565009770909" calcext:value-type="float">
            <text:p>0.024656501</text:p>
          </table:table-cell>
          <table:table-cell office:value-type="float" office:value="-0.0100647097729153" calcext:value-type="float">
            <text:p>-0.0100647098</text:p>
          </table:table-cell>
          <table:table-cell office:value-type="float" office:value="-0.0170656441899168" calcext:value-type="float">
            <text:p>-0.0170656442</text:p>
          </table:table-cell>
          <table:table-cell office:value-type="float" office:value="-0.011098973619751" calcext:value-type="float">
            <text:p>-0.0110989736</text:p>
          </table:table-cell>
          <table:table-cell office:value-type="float" office:value="0.114768428558766" calcext:value-type="float">
            <text:p>0.1147684286</text:p>
          </table:table-cell>
          <table:table-cell office:value-type="float" office:value="-0.0208559814997331" calcext:value-type="float">
            <text:p>-0.0208559815</text:p>
          </table:table-cell>
          <table:table-cell office:value-type="float" office:value="-0.0372353967971012" calcext:value-type="float">
            <text:p>-0.0372353968</text:p>
          </table:table-cell>
          <table:table-cell office:value-type="float" office:value="-0.00480455738895629" calcext:value-type="float">
            <text:p>-0.0048045574</text:p>
          </table:table-cell>
          <table:table-cell office:value-type="float" office:value="0.00491780656738213" calcext:value-type="float">
            <text:p>0.0049178066</text:p>
          </table:table-cell>
          <table:table-cell office:value-type="float" office:value="-0.0302879736685578" calcext:value-type="float">
            <text:p>-0.0302879737</text:p>
          </table:table-cell>
          <table:table-cell office:value-type="float" office:value="0.0132949903109163" calcext:value-type="float">
            <text:p>0.0132949903</text:p>
          </table:table-cell>
          <table:table-cell office:value-type="float" office:value="0.0671037878781929" calcext:value-type="float">
            <text:p>0.0671037879</text:p>
          </table:table-cell>
          <table:table-cell office:value-type="float" office:value="0.0441605889663545" calcext:value-type="float">
            <text:p>0.0441605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43060000900323" calcext:value-type="float">
            <text:p>0.1430600009</text:p>
          </table:table-cell>
          <table:table-cell table:number-columns-repeated="1006"/>
        </table:table-row>
        <table:table-row table:style-name="ro1">
          <table:table-cell office:value-type="float" office:value="-0.00432883161966514" calcext:value-type="float">
            <text:p>-0.0043288316</text:p>
          </table:table-cell>
          <table:table-cell office:value-type="float" office:value="-0.0145284116517239" calcext:value-type="float">
            <text:p>-0.0145284117</text:p>
          </table:table-cell>
          <table:table-cell office:value-type="float" office:value="-0.0160283756128691" calcext:value-type="float">
            <text:p>-0.0160283756</text:p>
          </table:table-cell>
          <table:table-cell office:value-type="float" office:value="-0.0437242344707001" calcext:value-type="float">
            <text:p>-0.0437242345</text:p>
          </table:table-cell>
          <table:table-cell office:value-type="float" office:value="-0.0445198715084222" calcext:value-type="float">
            <text:p>-0.0445198715</text:p>
          </table:table-cell>
          <table:table-cell office:value-type="float" office:value="-0.0208559814997331" calcext:value-type="float">
            <text:p>-0.0208559815</text:p>
          </table:table-cell>
          <table:table-cell office:value-type="float" office:value="0.193576923354214" calcext:value-type="float">
            <text:p>0.1935769234</text:p>
          </table:table-cell>
          <table:table-cell office:value-type="float" office:value="0.0162810071574891" calcext:value-type="float">
            <text:p>0.0162810072</text:p>
          </table:table-cell>
          <table:table-cell office:value-type="float" office:value="0.00514335143887841" calcext:value-type="float">
            <text:p>0.0051433514</text:p>
          </table:table-cell>
          <table:table-cell office:value-type="float" office:value="-0.016932283542753" calcext:value-type="float">
            <text:p>-0.0169322835</text:p>
          </table:table-cell>
          <table:table-cell office:value-type="float" office:value="-0.0121727940174022" calcext:value-type="float">
            <text:p>-0.012172794</text:p>
          </table:table-cell>
          <table:table-cell office:value-type="float" office:value="-0.041910498027313" calcext:value-type="float">
            <text:p>-0.041910498</text:p>
          </table:table-cell>
          <table:table-cell office:value-type="float" office:value="0.324642625565791" calcext:value-type="float">
            <text:p>0.3246426256</text:p>
          </table:table-cell>
          <table:table-cell office:value-type="float" office:value="-0.0450590043082079" calcext:value-type="float">
            <text:p>-0.04505900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47141138155673" calcext:value-type="float">
            <text:p>0.2471411382</text:p>
          </table:table-cell>
          <table:table-cell table:number-columns-repeated="1006"/>
        </table:table-row>
        <table:table-row table:style-name="ro1">
          <table:table-cell office:value-type="float" office:value="-0.0167691393882418" calcext:value-type="float">
            <text:p>-0.0167691394</text:p>
          </table:table-cell>
          <table:table-cell office:value-type="float" office:value="-0.00815101613813391" calcext:value-type="float">
            <text:p>-0.0081510161</text:p>
          </table:table-cell>
          <table:table-cell office:value-type="float" office:value="-0.0121773449028174" calcext:value-type="float">
            <text:p>-0.0121773449</text:p>
          </table:table-cell>
          <table:table-cell office:value-type="float" office:value="0.0181030127747302" calcext:value-type="float">
            <text:p>0.0181030128</text:p>
          </table:table-cell>
          <table:table-cell office:value-type="float" office:value="0.00358529198016733" calcext:value-type="float">
            <text:p>0.003585292</text:p>
          </table:table-cell>
          <table:table-cell office:value-type="float" office:value="-0.0372353967971012" calcext:value-type="float">
            <text:p>-0.0372353968</text:p>
          </table:table-cell>
          <table:table-cell office:value-type="float" office:value="0.0162810071574891" calcext:value-type="float">
            <text:p>0.0162810072</text:p>
          </table:table-cell>
          <table:table-cell office:value-type="float" office:value="0.1081888438522" calcext:value-type="float">
            <text:p>0.1081888439</text:p>
          </table:table-cell>
          <table:table-cell office:value-type="float" office:value="-0.0322046975302087" calcext:value-type="float">
            <text:p>-0.0322046975</text:p>
          </table:table-cell>
          <table:table-cell office:value-type="float" office:value="-0.00999757165376801" calcext:value-type="float">
            <text:p>-0.0099975717</text:p>
          </table:table-cell>
          <table:table-cell office:value-type="float" office:value="-0.0245793797182381" calcext:value-type="float">
            <text:p>-0.0245793797</text:p>
          </table:table-cell>
          <table:table-cell office:value-type="float" office:value="-0.00504360963607788" calcext:value-type="float">
            <text:p>-0.0050436096</text:p>
          </table:table-cell>
          <table:table-cell office:value-type="float" office:value="0.00454955100285702" calcext:value-type="float">
            <text:p>0.004549551</text:p>
          </table:table-cell>
          <table:table-cell office:value-type="float" office:value="0.0569715294126138" calcext:value-type="float">
            <text:p>0.05697152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02540581592553" calcext:value-type="float">
            <text:p>0.1025405816</text:p>
          </table:table-cell>
          <table:table-cell table:number-columns-repeated="1006"/>
        </table:table-row>
        <table:table-row table:style-name="ro1">
          <table:table-cell office:value-type="float" office:value="-0.00571145542178873" calcext:value-type="float">
            <text:p>-0.0057114554</text:p>
          </table:table-cell>
          <table:table-cell office:value-type="float" office:value="-0.00170466705387501" calcext:value-type="float">
            <text:p>-0.0017046671</text:p>
          </table:table-cell>
          <table:table-cell office:value-type="float" office:value="-0.00908972734055157" calcext:value-type="float">
            <text:p>-0.0090897273</text:p>
          </table:table-cell>
          <table:table-cell office:value-type="float" office:value="0.0100587182517578" calcext:value-type="float">
            <text:p>0.0100587183</text:p>
          </table:table-cell>
          <table:table-cell office:value-type="float" office:value="0.0079967887478121" calcext:value-type="float">
            <text:p>0.0079967887</text:p>
          </table:table-cell>
          <table:table-cell office:value-type="float" office:value="-0.0048045573889563" calcext:value-type="float">
            <text:p>-0.0048045574</text:p>
          </table:table-cell>
          <table:table-cell office:value-type="float" office:value="0.00514335143887841" calcext:value-type="float">
            <text:p>0.0051433514</text:p>
          </table:table-cell>
          <table:table-cell office:value-type="float" office:value="-0.0322046975302087" calcext:value-type="float">
            <text:p>-0.0322046975</text:p>
          </table:table-cell>
          <table:table-cell office:value-type="float" office:value="0.0335843588907297" calcext:value-type="float">
            <text:p>0.0335843589</text:p>
          </table:table-cell>
          <table:table-cell office:value-type="float" office:value="-0.00197486475363259" calcext:value-type="float">
            <text:p>-0.0019748648</text:p>
          </table:table-cell>
          <table:table-cell office:value-type="float" office:value="0.00278342892742256" calcext:value-type="float">
            <text:p>0.0027834289</text:p>
          </table:table-cell>
          <table:table-cell office:value-type="float" office:value="-0.00407667676758759" calcext:value-type="float">
            <text:p>-0.0040766768</text:p>
          </table:table-cell>
          <table:table-cell office:value-type="float" office:value="0.026742844311811" calcext:value-type="float">
            <text:p>0.0267428443</text:p>
          </table:table-cell>
          <table:table-cell office:value-type="float" office:value="0.0204690191452151" calcext:value-type="float">
            <text:p>0.02046901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619495572415809" calcext:value-type="float">
            <text:p>0.0619495572</text:p>
          </table:table-cell>
          <table:table-cell table:number-columns-repeated="1006"/>
        </table:table-row>
        <table:table-row table:style-name="ro1">
          <table:table-cell office:value-type="float" office:value="-0.00371496258071054" calcext:value-type="float">
            <text:p>-0.0037149626</text:p>
          </table:table-cell>
          <table:table-cell office:value-type="float" office:value="-0.0142996233342831" calcext:value-type="float">
            <text:p>-0.0142996233</text:p>
          </table:table-cell>
          <table:table-cell office:value-type="float" office:value="0.00241814783009228" calcext:value-type="float">
            <text:p>0.0024181478</text:p>
          </table:table-cell>
          <table:table-cell office:value-type="float" office:value="-0.0085439981430279" calcext:value-type="float">
            <text:p>-0.0085439981</text:p>
          </table:table-cell>
          <table:table-cell office:value-type="float" office:value="-0.0277668090571807" calcext:value-type="float">
            <text:p>-0.0277668091</text:p>
          </table:table-cell>
          <table:table-cell office:value-type="float" office:value="0.00491780656738214" calcext:value-type="float">
            <text:p>0.0049178066</text:p>
          </table:table-cell>
          <table:table-cell office:value-type="float" office:value="-0.016932283542753" calcext:value-type="float">
            <text:p>-0.0169322835</text:p>
          </table:table-cell>
          <table:table-cell office:value-type="float" office:value="-0.009997571653768" calcext:value-type="float">
            <text:p>-0.0099975717</text:p>
          </table:table-cell>
          <table:table-cell office:value-type="float" office:value="-0.00197486475363259" calcext:value-type="float">
            <text:p>-0.0019748648</text:p>
          </table:table-cell>
          <table:table-cell office:value-type="float" office:value="0.0983572680361849" calcext:value-type="float">
            <text:p>0.098357268</text:p>
          </table:table-cell>
          <table:table-cell office:value-type="float" office:value="-0.0169421044490187" calcext:value-type="float">
            <text:p>-0.0169421044</text:p>
          </table:table-cell>
          <table:table-cell office:value-type="float" office:value="-0.00552100491928473" calcext:value-type="float">
            <text:p>-0.0055210049</text:p>
          </table:table-cell>
          <table:table-cell office:value-type="float" office:value="0.156436150723056" calcext:value-type="float">
            <text:p>0.1564361507</text:p>
          </table:table-cell>
          <table:table-cell office:value-type="float" office:value="-0.0261841466758586" calcext:value-type="float">
            <text:p>-0.02618414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11399418440579" calcext:value-type="float">
            <text:p>0.1113994184</text:p>
          </table:table-cell>
          <table:table-cell table:number-columns-repeated="1006"/>
        </table:table-row>
        <table:table-row table:style-name="ro1">
          <table:table-cell office:value-type="float" office:value="-0.00746191982276413" calcext:value-type="float">
            <text:p>-0.0074619198</text:p>
          </table:table-cell>
          <table:table-cell office:value-type="float" office:value="-0.00168683410703682" calcext:value-type="float">
            <text:p>-0.0016868341</text:p>
          </table:table-cell>
          <table:table-cell office:value-type="float" office:value="0.00919961329427988" calcext:value-type="float">
            <text:p>0.0091996133</text:p>
          </table:table-cell>
          <table:table-cell office:value-type="float" office:value="-0.0143244219332188" calcext:value-type="float">
            <text:p>-0.0143244219</text:p>
          </table:table-cell>
          <table:table-cell office:value-type="float" office:value="-0.000574631319021505" calcext:value-type="float">
            <text:p>-0.0005746313</text:p>
          </table:table-cell>
          <table:table-cell office:value-type="float" office:value="-0.0302879736685578" calcext:value-type="float">
            <text:p>-0.0302879737</text:p>
          </table:table-cell>
          <table:table-cell office:value-type="float" office:value="-0.0121727940174022" calcext:value-type="float">
            <text:p>-0.012172794</text:p>
          </table:table-cell>
          <table:table-cell office:value-type="float" office:value="-0.0245793797182381" calcext:value-type="float">
            <text:p>-0.0245793797</text:p>
          </table:table-cell>
          <table:table-cell office:value-type="float" office:value="0.00278342892742257" calcext:value-type="float">
            <text:p>0.0027834289</text:p>
          </table:table-cell>
          <table:table-cell office:value-type="float" office:value="-0.0169421044490187" calcext:value-type="float">
            <text:p>-0.0169421044</text:p>
          </table:table-cell>
          <table:table-cell office:value-type="float" office:value="0.0897953549063689" calcext:value-type="float">
            <text:p>0.0897953549</text:p>
          </table:table-cell>
          <table:table-cell office:value-type="float" office:value="0.00625166190718668" calcext:value-type="float">
            <text:p>0.0062516619</text:p>
          </table:table-cell>
          <table:table-cell office:value-type="float" office:value="0.0225238506918612" calcext:value-type="float">
            <text:p>0.0225238507</text:p>
          </table:table-cell>
          <table:table-cell office:value-type="float" office:value="0.00965922428456421" calcext:value-type="float">
            <text:p>0.00965922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91377164613117" calcext:value-type="float">
            <text:p>0.0391377165</text:p>
          </table:table-cell>
          <table:table-cell table:number-columns-repeated="1006"/>
        </table:table-row>
        <table:table-row table:style-name="ro1">
          <table:table-cell office:value-type="float" office:value="-0.021087833689847" calcext:value-type="float">
            <text:p>-0.0210878337</text:p>
          </table:table-cell>
          <table:table-cell office:value-type="float" office:value="-0.0134259103996386" calcext:value-type="float">
            <text:p>-0.0134259104</text:p>
          </table:table-cell>
          <table:table-cell office:value-type="float" office:value="0.00664114949616533" calcext:value-type="float">
            <text:p>0.0066411495</text:p>
          </table:table-cell>
          <table:table-cell office:value-type="float" office:value="0.000570723328713575" calcext:value-type="float">
            <text:p>0.0005707233</text:p>
          </table:table-cell>
          <table:table-cell office:value-type="float" office:value="0.00819455437249469" calcext:value-type="float">
            <text:p>0.0081945544</text:p>
          </table:table-cell>
          <table:table-cell office:value-type="float" office:value="0.0132949903109163" calcext:value-type="float">
            <text:p>0.0132949903</text:p>
          </table:table-cell>
          <table:table-cell office:value-type="float" office:value="-0.041910498027313" calcext:value-type="float">
            <text:p>-0.041910498</text:p>
          </table:table-cell>
          <table:table-cell office:value-type="float" office:value="-0.00504360963607788" calcext:value-type="float">
            <text:p>-0.0050436096</text:p>
          </table:table-cell>
          <table:table-cell office:value-type="float" office:value="-0.00407667676758759" calcext:value-type="float">
            <text:p>-0.0040766768</text:p>
          </table:table-cell>
          <table:table-cell office:value-type="float" office:value="-0.00552100491928474" calcext:value-type="float">
            <text:p>-0.0055210049</text:p>
          </table:table-cell>
          <table:table-cell office:value-type="float" office:value="0.00625166190718668" calcext:value-type="float">
            <text:p>0.0062516619</text:p>
          </table:table-cell>
          <table:table-cell office:value-type="float" office:value="0.0561124540242722" calcext:value-type="float">
            <text:p>0.056112454</text:p>
          </table:table-cell>
          <table:table-cell office:value-type="float" office:value="0.136719581757843" calcext:value-type="float">
            <text:p>0.1367195818</text:p>
          </table:table-cell>
          <table:table-cell office:value-type="float" office:value="-0.00293134961291313" calcext:value-type="float">
            <text:p>-0.002931349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31677660423633" calcext:value-type="float">
            <text:p>0.1316776604</text:p>
          </table:table-cell>
          <table:table-cell table:number-columns-repeated="1006"/>
        </table:table-row>
        <table:table-row table:style-name="ro1">
          <table:table-cell office:value-type="float" office:value="0.0623117251136649" calcext:value-type="float">
            <text:p>0.0623117251</text:p>
          </table:table-cell>
          <table:table-cell office:value-type="float" office:value="0.0233604862248647" calcext:value-type="float">
            <text:p>0.0233604862</text:p>
          </table:table-cell>
          <table:table-cell office:value-type="float" office:value="-0.00482212585497533" calcext:value-type="float">
            <text:p>-0.0048221259</text:p>
          </table:table-cell>
          <table:table-cell office:value-type="float" office:value="0.0988742738722159" calcext:value-type="float">
            <text:p>0.0988742739</text:p>
          </table:table-cell>
          <table:table-cell office:value-type="float" office:value="0.0815572487128174" calcext:value-type="float">
            <text:p>0.0815572487</text:p>
          </table:table-cell>
          <table:table-cell office:value-type="float" office:value="0.0671037878781929" calcext:value-type="float">
            <text:p>0.0671037879</text:p>
          </table:table-cell>
          <table:table-cell office:value-type="float" office:value="0.324642625565791" calcext:value-type="float">
            <text:p>0.3246426256</text:p>
          </table:table-cell>
          <table:table-cell office:value-type="float" office:value="0.00454955100285702" calcext:value-type="float">
            <text:p>0.004549551</text:p>
          </table:table-cell>
          <table:table-cell office:value-type="float" office:value="0.026742844311811" calcext:value-type="float">
            <text:p>0.0267428443</text:p>
          </table:table-cell>
          <table:table-cell office:value-type="float" office:value="0.156436150723056" calcext:value-type="float">
            <text:p>0.1564361507</text:p>
          </table:table-cell>
          <table:table-cell office:value-type="float" office:value="0.0225238506918612" calcext:value-type="float">
            <text:p>0.0225238507</text:p>
          </table:table-cell>
          <table:table-cell office:value-type="float" office:value="0.136719581757843" calcext:value-type="float">
            <text:p>0.1367195818</text:p>
          </table:table-cell>
          <table:table-cell office:value-type="float" office:value="-1.16200956929957" calcext:value-type="float">
            <text:p>-1.1620095693</text:p>
          </table:table-cell>
          <table:table-cell office:value-type="float" office:value="0.0892020815382641" calcext:value-type="float">
            <text:p>0.08920208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.00858198905376" calcext:value-type="float">
            <text:p>-1.0085819891</text:p>
          </table:table-cell>
          <table:table-cell table:number-columns-repeated="1006"/>
        </table:table-row>
        <table:table-row table:style-name="ro1">
          <table:table-cell office:value-type="float" office:value="0.0232994591595219" calcext:value-type="float">
            <text:p>0.0232994592</text:p>
          </table:table-cell>
          <table:table-cell office:value-type="float" office:value="-0.0289421923745587" calcext:value-type="float">
            <text:p>-0.0289421924</text:p>
          </table:table-cell>
          <table:table-cell office:value-type="float" office:value="0.0185896011768273" calcext:value-type="float">
            <text:p>0.0185896012</text:p>
          </table:table-cell>
          <table:table-cell office:value-type="float" office:value="-0.0148193948025617" calcext:value-type="float">
            <text:p>-0.0148193948</text:p>
          </table:table-cell>
          <table:table-cell office:value-type="float" office:value="-0.0552133343709969" calcext:value-type="float">
            <text:p>-0.0552133344</text:p>
          </table:table-cell>
          <table:table-cell office:value-type="float" office:value="0.0441605889663545" calcext:value-type="float">
            <text:p>0.044160589</text:p>
          </table:table-cell>
          <table:table-cell office:value-type="float" office:value="-0.0450590043082079" calcext:value-type="float">
            <text:p>-0.0450590043</text:p>
          </table:table-cell>
          <table:table-cell office:value-type="float" office:value="0.0569715294126138" calcext:value-type="float">
            <text:p>0.0569715294</text:p>
          </table:table-cell>
          <table:table-cell office:value-type="float" office:value="0.0204690191452151" calcext:value-type="float">
            <text:p>0.0204690191</text:p>
          </table:table-cell>
          <table:table-cell office:value-type="float" office:value="-0.0261841466758586" calcext:value-type="float">
            <text:p>-0.0261841467</text:p>
          </table:table-cell>
          <table:table-cell office:value-type="float" office:value="0.00965922428456421" calcext:value-type="float">
            <text:p>0.0096592243</text:p>
          </table:table-cell>
          <table:table-cell office:value-type="float" office:value="-0.00293134961291313" calcext:value-type="float">
            <text:p>-0.0029313496</text:p>
          </table:table-cell>
          <table:table-cell office:value-type="float" office:value="0.0892020815382641" calcext:value-type="float">
            <text:p>0.0892020815</text:p>
          </table:table-cell>
          <table:table-cell office:value-type="float" office:value="-0.110704470782972" calcext:value-type="float">
            <text:p>-0.1107044708</text:p>
          </table:table-cell>
          <table:table-cell/>
          <table:table-cell table:formula="of:=[.N20]" office:value-type="float" office:value="1.72" calcext:value-type="float">
            <text:p>1.72</text:p>
          </table:table-cell>
          <table:table-cell/>
          <table:table-cell office:value-type="float" office:value="-0.101209608208448" calcext:value-type="float">
            <text:p>-0.1012096082</text:p>
          </table:table-cell>
          <table:table-cell table:number-columns-repeated="100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27T18:19:10.911874402</dc:date>
    <meta:editing-duration>PT56M51S</meta:editing-duration>
    <meta:editing-cycles>6</meta:editing-cycles>
    <meta:document-statistic meta:table-count="1" meta:cell-count="1306" meta:object-count="0"/>
  </office:meta>
</office:document-meta>
</file>